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cm" svg:stroke-color="#000000" draw:stroke-linejoin="miter" svg:stroke-linecap="butt" draw:fill="none" fo:padding-top="0.035cm" fo:padding-bottom="0.035cm" fo:padding-left="0.035cm" fo:padding-right="0.035cm"/>
    </style:style>
    <style:style style:name="gr2" style:family="graphic" style:parent-style-name="standard">
      <style:graphic-properties draw:stroke="none" draw:fill="solid" draw:fill-color="#e21a1c"/>
    </style:style>
    <style:style style:name="gr3" style:family="graphic" style:parent-style-name="standard">
      <style:graphic-properties draw:stroke="none" draw:fill="solid" draw:fill-color="#1f78b3"/>
    </style:style>
    <style:style style:name="gr4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right" draw:textarea-vertical-align="middle" draw:auto-grow-height="true" draw:auto-grow-width="true" fo:min-height="0.276cm" fo:min-width="0.77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right" draw:textarea-vertical-align="middle" draw:auto-grow-height="true" draw:auto-grow-width="true" fo:min-height="0.276cm" fo:min-width="1.20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right" draw:textarea-vertical-align="middle" draw:auto-grow-height="true" draw:auto-grow-width="true" fo:min-height="0.276cm" fo:min-width="0.80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right" draw:textarea-vertical-align="middle" draw:auto-grow-height="true" draw:auto-grow-width="true" fo:min-height="0.276cm" fo:min-width="0.92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right" draw:textarea-vertical-align="middle" draw:auto-grow-height="true" draw:auto-grow-width="true" fo:min-height="0.276cm" fo:min-width="1.38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right" draw:textarea-vertical-align="middle" draw:auto-grow-height="true" draw:auto-grow-width="true" fo:min-height="0.276cm" fo:min-width="0.67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right" draw:textarea-vertical-align="middle" draw:auto-grow-height="true" draw:auto-grow-width="true" fo:min-height="0.276cm" fo:min-width="1.52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right" draw:textarea-vertical-align="middle" draw:auto-grow-height="true" draw:auto-grow-width="true" fo:min-height="0.276cm" fo:min-width="1.14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right" draw:textarea-vertical-align="middle" draw:auto-grow-height="true" draw:auto-grow-width="true" fo:min-height="0.276cm" fo:min-width="0.81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right" draw:textarea-vertical-align="middle" draw:auto-grow-height="true" draw:auto-grow-width="true" fo:min-height="0.276cm" fo:min-width="0.85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right" draw:textarea-vertical-align="middle" draw:auto-grow-height="true" draw:auto-grow-width="true" fo:min-height="0.276cm" fo:min-width="0.99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right" draw:textarea-vertical-align="middle" draw:auto-grow-height="true" draw:auto-grow-width="true" fo:min-height="0.276cm" fo:min-width="0.74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right" draw:textarea-vertical-align="middle" draw:auto-grow-height="true" draw:auto-grow-width="true" fo:min-height="0.276cm" fo:min-width="1.39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79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right" draw:textarea-vertical-align="middle" draw:auto-grow-height="true" draw:auto-grow-width="true" fo:min-height="0.276cm" fo:min-width="1.27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right" draw:textarea-vertical-align="middle" draw:auto-grow-height="true" draw:auto-grow-width="true" fo:min-height="0.276cm" fo:min-width="0.88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right" draw:textarea-vertical-align="middle" draw:auto-grow-height="true" draw:auto-grow-width="true" fo:min-height="0.276cm" fo:min-width="0.43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right" draw:textarea-vertical-align="middle" draw:auto-grow-height="true" draw:auto-grow-width="true" fo:min-height="0.276cm" fo:min-width="1.153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e21a1c"/>
    </style:style>
    <style:style style:name="P3" style:family="paragraph">
      <loext:graphic-properties draw:fill="solid" draw:fill-color="#1f78b3"/>
    </style:style>
    <style:style style:name="P4" style:family="paragraph">
      <style:paragraph-properties fo:text-align="end" style:writing-mode="lr-tb"/>
    </style:style>
    <style:style style:name="P5" style:family="paragraph">
      <loext:graphic-properties draw:fill="none"/>
      <style:paragraph-properties fo:text-align="end" style:writing-mode="lr-tb"/>
      <style:text-properties fo:font-size="6pt" style:font-size-asian="6pt" style:font-size-complex="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T1" style:family="text">
      <style:text-properties fo:color="#000000" style:text-outline="false" style:text-line-through-style="none" style:text-line-through-type="none" style:font-name="Liberation Sans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>
          <draw:polygon draw:style-name="gr1" draw:text-style-name="P1" draw:layer="layout" svg:width="19.897cm" svg:height="1.27cm" draw:transform="rotate (-1.62315620435473) translate (12.7709529930334cm 9.90411550425806cm)" svg:viewBox="0 0 19898 1271" draw:points="0,1271 19898,1271 19898,0 0,0">
            <text:p/>
          </draw:polygon>
          <draw:polygon draw:style-name="gr2" draw:text-style-name="P2" draw:layer="layout" svg:width="0.071cm" svg:height="0.64cm" draw:transform="rotate (-1.62315620435473) translate (12.141816386138cm 9.871143851825cm)" svg:viewBox="0 0 72 641" draw:points="0,641 72,641 72,0 0,0">
            <text:p/>
          </draw:polygon>
          <draw:polygon draw:style-name="gr3" draw:text-style-name="P3" draw:layer="layout" svg:width="0.071cm" svg:height="0.63cm" draw:transform="rotate (-1.62315620435473) translate (12.7709529930334cm 9.90411550425806cm)" svg:viewBox="0 0 72 631" draw:points="0,631 72,631 72,0 0,0">
            <text:p/>
          </draw:polygon>
          <draw:polygon draw:style-name="gr2" draw:text-style-name="P2" draw:layer="layout" svg:width="0.071cm" svg:height="0.602cm" draw:transform="rotate (-1.62315620435473) translate (12.1001526109241cm 9.94005778245535cm)" svg:viewBox="0 0 72 603" draw:points="0,603 72,603 72,0 0,0">
            <text:p/>
          </draw:polygon>
          <draw:polygon draw:style-name="gr3" draw:text-style-name="P3" draw:layer="layout" svg:width="0.071cm" svg:height="0.668cm" draw:transform="rotate (-1.62315620435473) translate (12.7672371401401cm 9.97501820122564cm)" svg:viewBox="0 0 72 669" draw:points="0,669 72,669 72,0 0,0">
            <text:p/>
          </draw:polygon>
          <draw:polygon draw:style-name="gr2" draw:text-style-name="P2" draw:layer="layout" svg:width="0.07cm" svg:height="0.562cm" draw:transform="rotate (-1.62315620435473) translate (12.0564915766406cm 10.0088670411732cm)" svg:viewBox="0 0 71 563" draw:points="0,563 71,563 71,0 0,0">
            <text:p/>
          </draw:polygon>
          <draw:polygon draw:style-name="gr3" draw:text-style-name="P3" draw:layer="layout" svg:width="0.07cm" svg:height="0.708cm" draw:transform="rotate (-1.62315620435473) translate (12.7635212872469cm 10.0459208981932cm)" svg:viewBox="0 0 71 709" draw:points="0,709 71,709 71,0 0,0">
            <text:p/>
          </draw:polygon>
          <draw:line draw:style-name="gr4" draw:text-style-name="P1" draw:layer="layout" svg:x1="11.503cm" svg:y1="9.838cm" svg:x2="12.771cm" svg:y2="9.904cm">
            <text:p/>
          </draw:line>
          <draw:polygon draw:style-name="gr2" draw:text-style-name="P2" draw:layer="layout" svg:width="0.071cm" svg:height="1.215cm" draw:transform="rotate (-1.62315620435473) translate (12.7049331458984cm 10.1129464880327cm)" svg:viewBox="0 0 72 1216" draw:points="0,1216 72,1216 72,0 0,0">
            <text:p/>
          </draw:polygon>
          <draw:polygon draw:style-name="gr3" draw:text-style-name="P3" draw:layer="layout" svg:width="0.071cm" svg:height="0.055cm" draw:transform="rotate (-1.62315620435473) translate (12.7598577703099cm 10.115824965626cm)" svg:viewBox="0 0 72 56" draw:points="0,56 72,56 72,0 0,0">
            <text:p/>
          </draw:polygon>
          <draw:polygon draw:style-name="gr2" draw:text-style-name="P2" draw:layer="layout" svg:width="0.07cm" svg:height="0.725cm" draw:transform="rotate (-1.62315620435473) translate (12.2118888209754cm 10.1582045664412cm)" svg:viewBox="0 0 71 726" draw:points="0,726 71,726 71,0 0,0">
            <text:p/>
          </draw:polygon>
          <draw:polygon draw:style-name="gr3" draw:text-style-name="P3" draw:layer="layout" svg:width="0.07cm" svg:height="0.545cm" draw:transform="rotate (-1.62315620435473) translate (12.7561419174166cm 10.1867276625936cm)" svg:viewBox="0 0 71 546" draw:points="0,546 71,546 71,0 0,0">
            <text:p/>
          </draw:polygon>
          <draw:polygon draw:style-name="gr2" draw:text-style-name="P2" draw:layer="layout" svg:width="0.071cm" svg:height="0.684cm" draw:transform="rotate (-1.62315620435473) translate (12.1672814931134cm 10.2259628596681cm)" svg:viewBox="0 0 72 685" draw:points="0,685 72,685 72,0 0,0">
            <text:p/>
          </draw:polygon>
          <draw:polygon draw:style-name="gr3" draw:text-style-name="P3" draw:layer="layout" svg:width="0.071cm" svg:height="0.586cm" draw:transform="rotate (-1.62315620435473) translate (12.7524784004796cm 10.2566317300264cm)" svg:viewBox="0 0 72 587" draw:points="0,587 72,587 72,0 0,0">
            <text:p/>
          </draw:polygon>
          <draw:polygon draw:style-name="gr2" draw:text-style-name="P2" draw:layer="layout" svg:width="0.07cm" svg:height="0.025cm" draw:transform="rotate (-1.62315620435473) translate (11.5054687768169cm 10.2623761614715cm)" svg:viewBox="0 0 71 26" draw:points="0,26 71,26 71,0 0,0">
            <text:p/>
          </draw:polygon>
          <draw:polygon draw:style-name="gr3" draw:text-style-name="P3" draw:layer="layout" svg:width="0.07cm" svg:height="1.245cm" draw:transform="rotate (-1.62315620435473) translate (12.7487625475864cm 10.327534426994cm)" svg:viewBox="0 0 71 1246" draw:points="0,1246 71,1246 71,0 0,0">
            <text:p/>
          </draw:polygon>
          <draw:polygon draw:style-name="gr2" draw:text-style-name="P2" draw:layer="layout" svg:width="0.071cm" svg:height="0.021cm" draw:transform="rotate (-1.62315620435473) translate (11.4978107417409cm 10.3320708850794cm)" svg:viewBox="0 0 72 22" draw:points="0,22 72,22 72,0 0,0">
            <text:p/>
          </draw:polygon>
          <draw:polygon draw:style-name="gr3" draw:text-style-name="P3" draw:layer="layout" svg:width="0.071cm" svg:height="1.249cm" draw:transform="rotate (-1.62315620435473) translate (12.7450990306493cm 10.3974384944268cm)" svg:viewBox="0 0 72 1250" draw:points="0,1250 72,1250 72,0 0,0">
            <text:p/>
          </draw:polygon>
          <draw:line draw:style-name="gr4" draw:text-style-name="P1" draw:layer="layout" svg:x1="11.492cm" svg:y1="10.049cm" svg:x2="12.76cm" svg:y2="10.115cm">
            <text:p/>
          </draw:line>
          <draw:polygon draw:style-name="gr2" draw:text-style-name="P2" draw:layer="layout" svg:width="0.07cm" svg:height="0.683cm" draw:transform="rotate (-1.62315620435473) translate (12.1551876408552cm 10.4376199850798cm)" svg:viewBox="0 0 71 684" draw:points="0,684 71,684 71,0 0,0">
            <text:p/>
          </draw:polygon>
          <draw:polygon draw:style-name="gr3" draw:text-style-name="P3" draw:layer="layout" svg:width="0.07cm" svg:height="0.587cm" draw:transform="rotate (-1.62315620435473) translate (12.7413831777561cm 10.4683411913944cm)" svg:viewBox="0 0 71 588" draw:points="0,588 71,588 71,0 0,0">
            <text:p/>
          </draw:polygon>
          <draw:polygon draw:style-name="gr2" draw:text-style-name="P2" draw:layer="layout" svg:width="0.071cm" svg:height="0.664cm" draw:transform="rotate (-1.62315620435473) translate (12.1325501627578cm 10.506529669344cm)" svg:viewBox="0 0 72 665" draw:points="0,665 72,665 72,0 0,0">
            <text:p/>
          </draw:polygon>
          <draw:polygon draw:style-name="gr3" draw:text-style-name="P3" draw:layer="layout" svg:width="0.071cm" svg:height="0.606cm" draw:transform="rotate (-1.62315620435473) translate (12.7377196608191cm 10.5382452588272cm)" svg:viewBox="0 0 72 607" draw:points="0,607 72,607 72,0 0,0">
            <text:p/>
          </draw:polygon>
          <draw:polygon draw:style-name="gr2" draw:text-style-name="P2" draw:layer="layout" svg:width="0.071cm" svg:height="0.663cm" draw:transform="rotate (-1.62315620435473) translate (12.1278356803298cm 10.5773800303553cm)" svg:viewBox="0 0 72 664" draw:points="0,664 72,664 72,0 0,0">
            <text:p/>
          </draw:polygon>
          <draw:polygon draw:style-name="gr3" draw:text-style-name="P3" draw:layer="layout" svg:width="0.071cm" svg:height="0.607cm" draw:transform="rotate (-1.62315620435473) translate (12.7340038079258cm 10.6091479557948cm)" svg:viewBox="0 0 72 608" draw:points="0,608 72,608 72,0 0,0">
            <text:p/>
          </draw:polygon>
          <draw:polygon draw:style-name="gr2" draw:text-style-name="P2" draw:layer="layout" svg:width="0.07cm" svg:height="0.656cm" draw:transform="rotate (-1.62315620435473) translate (12.1171294206933cm 10.6479163756292cm)" svg:viewBox="0 0 71 657" draw:points="0,657 71,657 71,0 0,0">
            <text:p/>
          </draw:polygon>
          <draw:polygon draw:style-name="gr3" draw:text-style-name="P3" draw:layer="layout" svg:width="0.07cm" svg:height="0.614cm" draw:transform="rotate (-1.62315620435473) translate (12.7302879550326cm 10.6800506527624cm)" svg:viewBox="0 0 71 615" draw:points="0,615 71,615 71,0 0,0">
            <text:p/>
          </draw:polygon>
          <draw:polygon draw:style-name="gr2" draw:text-style-name="P2" draw:layer="layout" svg:width="0.071cm" svg:height="0.655cm" draw:transform="rotate (-1.62315620435473) translate (12.1124672742215cm 10.7177681071058cm)" svg:viewBox="0 0 72 656" draw:points="0,656 72,656 72,0 0,0">
            <text:p/>
          </draw:polygon>
          <draw:polygon draw:style-name="gr3" draw:text-style-name="P3" draw:layer="layout" svg:width="0.071cm" svg:height="0.615cm" draw:transform="rotate (-1.62315620435473) translate (12.7266244380956cm 10.7499547201952cm)" svg:viewBox="0 0 72 616" draw:points="0,616 72,616 72,0 0,0">
            <text:p/>
          </draw:polygon>
          <draw:polygon draw:style-name="gr2" draw:text-style-name="P2" draw:layer="layout" svg:width="0.07cm" svg:height="0.652cm" draw:transform="rotate (-1.62315620435473) translate (12.105755532724cm 10.7885137962046cm)" svg:viewBox="0 0 71 653" draw:points="0,653 71,653 71,0 0,0">
            <text:p/>
          </draw:polygon>
          <draw:polygon draw:style-name="gr3" draw:text-style-name="P3" draw:layer="layout" svg:width="0.07cm" svg:height="0.618cm" draw:transform="rotate (-1.62315620435473) translate (12.7229085852023cm 10.8208574171628cm)" svg:viewBox="0 0 71 619" draw:points="0,619 71,619 71,0 0,0">
            <text:p/>
          </draw:polygon>
          <draw:polygon draw:style-name="gr2" draw:text-style-name="P2" draw:layer="layout" svg:width="0.071cm" svg:height="0.631cm" draw:transform="rotate (-1.62315620435473) translate (12.0811207955572cm 10.8573188085563cm)" svg:viewBox="0 0 72 632" draw:points="0,632 72,632 72,0 0,0">
            <text:p/>
          </draw:polygon>
          <draw:polygon draw:style-name="gr3" draw:text-style-name="P3" draw:layer="layout" svg:width="0.071cm" svg:height="0.639cm" draw:transform="rotate (-1.62315620435473) translate (12.7192450682653cm 10.8907614845956cm)" svg:viewBox="0 0 72 640" draw:points="0,640 72,640 72,0 0,0">
            <text:p/>
          </draw:polygon>
          <draw:polygon draw:style-name="gr2" draw:text-style-name="P2" draw:layer="layout" svg:width="0.07cm" svg:height="0.623cm" draw:transform="rotate (-1.62315620435473) translate (12.0694159063859cm 10.927802817874cm)" svg:viewBox="0 0 71 624" draw:points="0,624 71,624 71,0 0,0">
            <text:p/>
          </draw:polygon>
          <draw:polygon draw:style-name="gr3" draw:text-style-name="P3" draw:layer="layout" svg:width="0.07cm" svg:height="0.647cm" draw:transform="rotate (-1.62315620435473) translate (12.7155292153721cm 10.9616641815632cm)" svg:viewBox="0 0 71 648" draw:points="0,648 71,648 71,0 0,0">
            <text:p/>
          </draw:polygon>
          <draw:polygon draw:style-name="gr2" draw:text-style-name="P2" draw:layer="layout" svg:width="0.071cm" svg:height="0.617cm" draw:transform="rotate (-1.62315620435473) translate (12.0597606122403cm 10.9973928695693cm)" svg:viewBox="0 0 72 618" draw:points="0,618 72,618 72,0 0,0">
            <text:p/>
          </draw:polygon>
          <draw:polygon draw:style-name="gr3" draw:text-style-name="P3" draw:layer="layout" svg:width="0.071cm" svg:height="0.653cm" draw:transform="rotate (-1.62315620435473) translate (12.7118656984351cm 11.031568248996cm)" svg:viewBox="0 0 72 654" draw:points="0,654 72,654 72,0 0,0">
            <text:p/>
          </draw:polygon>
          <draw:polygon draw:style-name="gr2" draw:text-style-name="P2" draw:layer="layout" svg:width="0.07cm" svg:height="0.524cm" draw:transform="rotate (-1.62315620435473) translate (11.9631722126149cm 11.0634283226063cm)" svg:viewBox="0 0 71 525" draw:points="0,525 71,525 71,0 0,0">
            <text:p/>
          </draw:polygon>
          <draw:polygon draw:style-name="gr3" draw:text-style-name="P3" draw:layer="layout" svg:width="0.07cm" svg:height="0.746cm" draw:transform="rotate (-1.62315620435473) translate (12.7081498455418cm 11.1024709459635cm)" svg:viewBox="0 0 71 747" draw:points="0,747 71,747 71,0 0,0">
            <text:p/>
          </draw:polygon>
          <draw:polygon draw:style-name="gr2" draw:text-style-name="P2" draw:layer="layout" svg:width="0.071cm" svg:height="0.11cm" draw:transform="rotate (-1.62315620435473) translate (11.5460760682895cm 11.1116653041546cm)" svg:viewBox="0 0 72 111" draw:points="0,111 72,111 72,0 0,0">
            <text:p/>
          </draw:polygon>
          <draw:polygon draw:style-name="gr3" draw:text-style-name="P3" draw:layer="layout" svg:width="0.071cm" svg:height="1.16cm" draw:transform="rotate (-1.62315620435473) translate (12.7044863286048cm 11.1723750133964cm)" svg:viewBox="0 0 72 1161" draw:points="0,1161 72,1161 72,0 0,0">
            <text:p/>
          </draw:polygon>
          <draw:polygon draw:style-name="gr2" draw:text-style-name="P2" draw:layer="layout" svg:width="0.071cm" svg:height="0.036cm" draw:transform="rotate (-1.62315620435473) translate (11.4684616298244cm 11.1786951403602cm)" svg:viewBox="0 0 72 37" draw:points="0,37 72,37 72,0 0,0">
            <text:p/>
          </draw:polygon>
          <draw:polygon draw:style-name="gr3" draw:text-style-name="P3" draw:layer="layout" svg:width="0.071cm" svg:height="1.234cm" draw:transform="rotate (-1.62315620435473) translate (12.7007704757116cm 11.2432777103639cm)" svg:viewBox="0 0 72 1235" draw:points="0,1235 72,1235 72,0 0,0">
            <text:p/>
          </draw:polygon>
          <draw:polygon draw:style-name="gr2" draw:text-style-name="P2" draw:layer="layout" svg:width="0.07cm" svg:height="0.031cm" draw:transform="rotate (-1.62315620435473) translate (11.4597526292574cm 11.2493361575465cm)" svg:viewBox="0 0 71 32" draw:points="0,32 71,32 71,0 0,0">
            <text:p/>
          </draw:polygon>
          <draw:polygon draw:style-name="gr3" draw:text-style-name="P3" draw:layer="layout" svg:width="0.07cm" svg:height="1.239cm" draw:transform="rotate (-1.62315620435473) translate (12.6970546228183cm 11.3141804073315cm)" svg:viewBox="0 0 71 1240" draw:points="0,1240 71,1240 71,0 0,0">
            <text:p/>
          </draw:polygon>
          <draw:polygon draw:style-name="gr2" draw:text-style-name="P2" draw:layer="layout" svg:width="0.071cm" svg:height="0.03cm" draw:transform="rotate (-1.62315620435473) translate (11.4550904827856cm 11.3191878890231cm)" svg:viewBox="0 0 72 31" draw:points="0,31 72,31 72,0 0,0">
            <text:p/>
          </draw:polygon>
          <draw:polygon draw:style-name="gr3" draw:text-style-name="P3" draw:layer="layout" svg:width="0.071cm" svg:height="1.24cm" draw:transform="rotate (-1.62315620435473) translate (12.6933911058813cm 11.3840844747643cm)" svg:viewBox="0 0 72 1241" draw:points="0,1241 72,1241 72,0 0,0">
            <text:p/>
          </draw:polygon>
          <draw:polygon draw:style-name="gr2" draw:text-style-name="P2" draw:layer="layout" svg:width="0.07cm" svg:height="0.028cm" draw:transform="rotate (-1.62315620435473) translate (11.4493773708229cm 11.3899859140782cm)" svg:viewBox="0 0 71 29" draw:points="0,29 71,29 71,0 0,0">
            <text:p/>
          </draw:polygon>
          <draw:polygon draw:style-name="gr3" draw:text-style-name="P3" draw:layer="layout" svg:width="0.07cm" svg:height="1.242cm" draw:transform="rotate (-1.62315620435473) translate (12.6896752529881cm 11.4549871717319cm)" svg:viewBox="0 0 71 1243" draw:points="0,1243 71,1243 71,0 0,0">
            <text:p/>
          </draw:polygon>
          <draw:polygon draw:style-name="gr2" draw:text-style-name="P2" draw:layer="layout" svg:width="0.071cm" svg:height="0.028cm" draw:transform="rotate (-1.62315620435473) translate (11.4457138538859cm 11.459889981511cm)" svg:viewBox="0 0 72 29" draw:points="0,29 72,29 72,0 0,0">
            <text:p/>
          </draw:polygon>
          <draw:polygon draw:style-name="gr3" draw:text-style-name="P3" draw:layer="layout" svg:width="0.071cm" svg:height="1.242cm" draw:transform="rotate (-1.62315620435473) translate (12.6860117360511cm 11.5248912391647cm)" svg:viewBox="0 0 72 1243" draw:points="0,1243 72,1243 72,0 0,0">
            <text:p/>
          </draw:polygon>
          <draw:polygon draw:style-name="gr2" draw:text-style-name="P2" draw:layer="layout" svg:width="0.07cm" svg:height="0.028cm" draw:transform="rotate (-1.62315620435473) translate (11.4419980009926cm 11.5307926784786cm)" svg:viewBox="0 0 71 29" draw:points="0,29 71,29 71,0 0,0">
            <text:p/>
          </draw:polygon>
          <draw:polygon draw:style-name="gr3" draw:text-style-name="P3" draw:layer="layout" svg:width="0.07cm" svg:height="1.242cm" draw:transform="rotate (-1.62315620435473) translate (12.6822958831578cm 11.5957939361323cm)" svg:viewBox="0 0 71 1243" draw:points="0,1243 71,1243 71,0 0,0">
            <text:p/>
          </draw:polygon>
          <draw:polygon draw:style-name="gr2" draw:text-style-name="P2" draw:layer="layout" svg:width="0.071cm" svg:height="0.026cm" draw:transform="rotate (-1.62315620435473) translate (11.4363372249861cm 11.6005920739989cm)" svg:viewBox="0 0 72 27" draw:points="0,27 72,27 72,0 0,0">
            <text:p/>
          </draw:polygon>
          <draw:polygon draw:style-name="gr3" draw:text-style-name="P3" draw:layer="layout" svg:width="0.071cm" svg:height="1.244cm" draw:transform="rotate (-1.62315620435473) translate (12.6786323662208cm 11.6656980035651cm)" svg:viewBox="0 0 72 1245" draw:points="0,1245 72,1245 72,0 0,0">
            <text:p/>
          </draw:polygon>
          <draw:polygon draw:style-name="gr2" draw:text-style-name="P2" draw:layer="layout" svg:width="0.07cm" svg:height="0.025cm" draw:transform="rotate (-1.62315620435473) translate (11.4316227425581cm 11.6714424350102cm)" svg:viewBox="0 0 71 26" draw:points="0,26 71,26 71,0 0,0">
            <text:p/>
          </draw:polygon>
          <draw:polygon draw:style-name="gr3" draw:text-style-name="P3" draw:layer="layout" svg:width="0.07cm" svg:height="1.245cm" draw:transform="rotate (-1.62315620435473) translate (12.6749165133276cm 11.7366007005327cm)" svg:viewBox="0 0 71 1246" draw:points="0,1246 71,1246 71,0 0,0">
            <text:p/>
          </draw:polygon>
          <draw:line draw:style-name="gr4" draw:text-style-name="P1" draw:layer="layout" svg:x1="11.473cm" svg:y1="10.402cm" svg:x2="12.741cm" svg:y2="10.468cm">
            <text:p/>
          </draw:line>
          <draw:polygon draw:style-name="gr2" draw:text-style-name="P2" draw:layer="layout" svg:width="0.071cm" svg:height="1.212cm" draw:transform="rotate (-1.62315620435473) translate (12.6133324833748cm 11.8034692825034cm)" svg:viewBox="0 0 72 1213" draw:points="0,1213 72,1213 72,0 0,0">
            <text:p/>
          </draw:polygon>
          <draw:polygon draw:style-name="gr3" draw:text-style-name="P3" draw:layer="layout" svg:width="0.071cm" svg:height="0.058cm" draw:transform="rotate (-1.62315620435473) translate (12.6712529963906cm 11.8065047679655cm)" svg:viewBox="0 0 72 59" draw:points="0,59 72,59 72,0 0,0">
            <text:p/>
          </draw:polygon>
          <draw:polygon draw:style-name="gr2" draw:text-style-name="P2" draw:layer="layout" svg:width="0.071cm" svg:height="0.692cm" draw:transform="rotate (-1.62315620435473) translate (12.0903292724092cm 11.8471572822247cm)" svg:viewBox="0 0 72 693" draw:points="0,693 72,693 72,0 0,0">
            <text:p/>
          </draw:polygon>
          <draw:polygon draw:style-name="gr3" draw:text-style-name="P3" draw:layer="layout" svg:width="0.071cm" svg:height="0.578cm" draw:transform="rotate (-1.62315620435473) translate (12.6675371434973cm 11.8774074649331cm)" svg:viewBox="0 0 72 579" draw:points="0,579 72,579 72,0 0,0">
            <text:p/>
          </draw:polygon>
          <draw:polygon draw:style-name="gr2" draw:text-style-name="P2" draw:layer="layout" svg:width="0.07cm" svg:height="0.026cm" draw:transform="rotate (-1.62315620435473) translate (11.4215261493694cm 11.8832042323345cm)" svg:viewBox="0 0 71 27" draw:points="0,27 71,27 71,0 0,0">
            <text:p/>
          </draw:polygon>
          <draw:polygon draw:style-name="gr3" draw:text-style-name="P3" draw:layer="layout" svg:width="0.07cm" svg:height="1.244cm" draw:transform="rotate (-1.62315620435473) translate (12.6638212906041cm 11.9483101619007cm)" svg:viewBox="0 0 71 1245" draw:points="0,1245 71,1245 71,0 0,0">
            <text:p/>
          </draw:polygon>
          <draw:polygon draw:style-name="gr2" draw:text-style-name="P2" draw:layer="layout" svg:width="0.071cm" svg:height="0.025cm" draw:transform="rotate (-1.62315620435473) translate (11.4168640028976cm 11.953055963811cm)" svg:viewBox="0 0 72 26" draw:points="0,26 72,26 72,0 0,0">
            <text:p/>
          </draw:polygon>
          <draw:polygon draw:style-name="gr3" draw:text-style-name="P3" draw:layer="layout" svg:width="0.071cm" svg:height="1.245cm" draw:transform="rotate (-1.62315620435473) translate (12.6601577736671cm 12.0182142293335cm)" svg:viewBox="0 0 72 1246" draw:points="0,1246 72,1246 72,0 0,0">
            <text:p/>
          </draw:polygon>
          <draw:polygon draw:style-name="gr2" draw:text-style-name="P2" draw:layer="layout" svg:width="0.07cm" svg:height="0.022cm" draw:transform="rotate (-1.62315620435473) translate (11.4101522614001cm 12.0238016529099cm)" svg:viewBox="0 0 71 23" draw:points="0,23 71,23 71,0 0,0">
            <text:p/>
          </draw:polygon>
          <draw:polygon draw:style-name="gr3" draw:text-style-name="P3" draw:layer="layout" svg:width="0.07cm" svg:height="1.248cm" draw:transform="rotate (-1.62315620435473) translate (12.6564419207738cm 12.0891169263011cm)" svg:viewBox="0 0 71 1249" draw:points="0,1249 71,1249 71,0 0,0">
            <text:p/>
          </draw:polygon>
          <draw:line draw:style-name="gr4" draw:text-style-name="P1" draw:layer="layout" svg:x1="11.403cm" svg:y1="11.74cm" svg:x2="12.671cm" svg:y2="11.806cm">
            <text:p/>
          </draw:line>
          <draw:polygon draw:style-name="gr2" draw:text-style-name="P2" draw:layer="layout" svg:width="0.071cm" svg:height="1.234cm" draw:transform="rotate (-1.62315620435473) translate (12.6168277405856cm 12.1571368993091cm)" svg:viewBox="0 0 72 1235" draw:points="0,1235 72,1235 72,0 0,0">
            <text:p/>
          </draw:polygon>
          <draw:polygon draw:style-name="gr3" draw:text-style-name="P3" draw:layer="layout" svg:width="0.071cm" svg:height="0.036cm" draw:transform="rotate (-1.62315620435473) translate (12.6527784038368cm 12.1590209937339cm)" svg:viewBox="0 0 72 37" draw:points="0,37 72,37 72,0 0,0">
            <text:p/>
          </draw:polygon>
          <draw:polygon draw:style-name="gr2" draw:text-style-name="P2" draw:layer="layout" svg:width="0.07cm" svg:height="1.215cm" draw:transform="rotate (-1.62315620435473) translate (12.594137926532cm 12.2270452131081cm)" svg:viewBox="0 0 71 1216" draw:points="0,1216 71,1216 71,0 0,0">
            <text:p/>
          </draw:polygon>
          <draw:polygon draw:style-name="gr3" draw:text-style-name="P3" draw:layer="layout" svg:width="0.07cm" svg:height="0.055cm" draw:transform="rotate (-1.62315620435473) translate (12.6490625509435cm 12.2299236907015cm)" svg:viewBox="0 0 71 56" draw:points="0,56 71,56 71,0 0,0">
            <text:p/>
          </draw:polygon>
          <draw:polygon draw:style-name="gr2" draw:text-style-name="P2" draw:layer="layout" svg:width="0.071cm" svg:height="0.02cm" draw:transform="rotate (-1.62315620435473) translate (11.3971121155633cm 12.2344078128306cm)" svg:viewBox="0 0 72 21" draw:points="0,21 72,21 72,0 0,0">
            <text:p/>
          </draw:polygon>
          <draw:polygon draw:style-name="gr3" draw:text-style-name="P3" draw:layer="layout" svg:width="0.071cm" svg:height="1.25cm" draw:transform="rotate (-1.62315620435473) translate (12.6453990340065cm 12.2998277581343cm)" svg:viewBox="0 0 72 1251" draw:points="0,1251 72,1251 72,0 0,0">
            <text:p/>
          </draw:polygon>
          <draw:polygon draw:style-name="gr2" draw:text-style-name="P2" draw:layer="layout" svg:width="0.07cm" svg:height="0.02cm" draw:transform="rotate (-1.62315620435473) translate (11.3933962626701cm 12.3053105097982cm)" svg:viewBox="0 0 71 21" draw:points="0,21 71,21 71,0 0,0">
            <text:p/>
          </draw:polygon>
          <draw:polygon draw:style-name="gr3" draw:text-style-name="P3" draw:layer="layout" svg:width="0.07cm" svg:height="1.25cm" draw:transform="rotate (-1.62315620435473) translate (12.6416831811133cm 12.3707304551019cm)" svg:viewBox="0 0 71 1251" draw:points="0,1251 71,1251 71,0 0,0">
            <text:p/>
          </draw:polygon>
          <draw:polygon draw:style-name="gr2" draw:text-style-name="P2" draw:layer="layout" svg:width="0.071cm" svg:height="0.019cm" draw:transform="rotate (-1.62315620435473) translate (11.3887341161983cm 12.3751622412748cm)" svg:viewBox="0 0 72 20" draw:points="0,20 72,20 72,0 0,0">
            <text:p/>
          </draw:polygon>
          <draw:polygon draw:style-name="gr3" draw:text-style-name="P3" draw:layer="layout" svg:width="0.071cm" svg:height="1.251cm" draw:transform="rotate (-1.62315620435473) translate (12.6380196641763cm 12.4406345225347cm)" svg:viewBox="0 0 72 1252" draw:points="0,1252 72,1252 72,0 0,0">
            <text:p/>
          </draw:polygon>
          <draw:line draw:style-name="gr4" draw:text-style-name="P1" draw:layer="layout" svg:x1="11.385cm" svg:y1="12.093cm" svg:x2="12.653cm" svg:y2="12.159cm">
            <text:p/>
          </draw:line>
          <draw:polygon draw:style-name="gr2" draw:text-style-name="P2" draw:layer="layout" svg:width="0.071cm" svg:height="1.21cm" draw:transform="rotate (-1.62315620435473) translate (12.5743860391978cm 12.5083970621277cm)" svg:viewBox="0 0 72 1211" draw:points="0,1211 72,1211 72,0 0,0">
            <text:p/>
          </draw:polygon>
          <draw:polygon draw:style-name="gr3" draw:text-style-name="P3" draw:layer="layout" svg:width="0.071cm" svg:height="0.06cm" draw:transform="rotate (-1.62315620435473) translate (12.634303811283cm 12.5115372195023cm)" svg:viewBox="0 0 72 61" draw:points="0,61 72,61 72,0 0,0">
            <text:p/>
          </draw:polygon>
          <draw:polygon draw:style-name="gr2" draw:text-style-name="P2" draw:layer="layout" svg:width="0.07cm" svg:height="1.206cm" draw:transform="rotate (-1.62315620435473) translate (12.5666756681655cm 12.5790904152703cm)" svg:viewBox="0 0 71 1207" draw:points="0,1207 71,1207 71,0 0,0">
            <text:p/>
          </draw:polygon>
          <draw:polygon draw:style-name="gr3" draw:text-style-name="P3" draw:layer="layout" svg:width="0.07cm" svg:height="0.064cm" draw:transform="rotate (-1.62315620435473) translate (12.6305879583898cm 12.5824399164698cm)" svg:viewBox="0 0 71 65" draw:points="0,65 71,65 71,0 0,0">
            <text:p/>
          </draw:polygon>
          <draw:polygon draw:style-name="gr2" draw:text-style-name="P2" draw:layer="layout" svg:width="0.071cm" svg:height="0.698cm" draw:transform="rotate (-1.62315620435473) translate (12.0557083475732cm 12.6224078169317cm)" svg:viewBox="0 0 72 699" draw:points="0,699 72,699 72,0 0,0">
            <text:p/>
          </draw:polygon>
          <draw:polygon draw:style-name="gr3" draw:text-style-name="P3" draw:layer="layout" svg:width="0.071cm" svg:height="0.572cm" draw:transform="rotate (-1.62315620435473) translate (12.6269244414528cm 12.6523439839026cm)" svg:viewBox="0 0 72 573" draw:points="0,573 72,573 72,0 0,0">
            <text:p/>
          </draw:polygon>
          <draw:polygon draw:style-name="gr2" draw:text-style-name="P2" draw:layer="layout" svg:width="0.07cm" svg:height="0.693cm" draw:transform="rotate (-1.62315620435473) translate (12.0469993470061cm 12.693048834118cm)" svg:viewBox="0 0 71 694" draw:points="0,694 71,694 71,0 0,0">
            <text:p/>
          </draw:polygon>
          <draw:polygon draw:style-name="gr3" draw:text-style-name="P3" draw:layer="layout" svg:width="0.07cm" svg:height="0.577cm" draw:transform="rotate (-1.62315620435473) translate (12.6232085885595cm 12.7232466808702cm)" svg:viewBox="0 0 71 578" draw:points="0,578 71,578 71,0 0,0">
            <text:p/>
          </draw:polygon>
          <draw:polygon draw:style-name="gr2" draw:text-style-name="P2" draw:layer="layout" svg:width="0.071cm" svg:height="0.693cm" draw:transform="rotate (-1.62315620435473) translate (12.0433358300691cm 12.7629529015509cm)" svg:viewBox="0 0 72 694" draw:points="0,694 72,694 72,0 0,0">
            <text:p/>
          </draw:polygon>
          <draw:polygon draw:style-name="gr3" draw:text-style-name="P3" draw:layer="layout" svg:width="0.071cm" svg:height="0.577cm" draw:transform="rotate (-1.62315620435473) translate (12.6195450716225cm 12.793150748303cm)" svg:viewBox="0 0 72 578" draw:points="0,578 72,578 72,0 0,0">
            <text:p/>
          </draw:polygon>
          <draw:polygon draw:style-name="gr2" draw:text-style-name="P2" draw:layer="layout" svg:width="0.07cm" svg:height="0.687cm" draw:transform="rotate (-1.62315620435473) translate (12.0336281999674cm 12.833541582781cm)" svg:viewBox="0 0 71 688" draw:points="0,688 71,688 71,0 0,0">
            <text:p/>
          </draw:polygon>
          <draw:polygon draw:style-name="gr3" draw:text-style-name="P3" draw:layer="layout" svg:width="0.07cm" svg:height="0.583cm" draw:transform="rotate (-1.62315620435473) translate (12.6158292187293cm 12.8640534452706cm)" svg:viewBox="0 0 71 584" draw:points="0,584 71,584 71,0 0,0">
            <text:p/>
          </draw:polygon>
          <draw:polygon draw:style-name="gr2" draw:text-style-name="P2" draw:layer="layout" svg:width="0.071cm" svg:height="0.663cm" draw:transform="rotate (-1.62315620435473) translate (12.0059975741962cm 12.902189587264cm)" svg:viewBox="0 0 72 664" draw:points="0,664 72,664 72,0 0,0">
            <text:p/>
          </draw:polygon>
          <draw:polygon draw:style-name="gr3" draw:text-style-name="P3" draw:layer="layout" svg:width="0.071cm" svg:height="0.607cm" draw:transform="rotate (-1.62315620435473) translate (12.6121657017923cm 12.9339575127034cm)" svg:viewBox="0 0 72 608" draw:points="0,608 72,608 72,0 0,0">
            <text:p/>
          </draw:polygon>
          <draw:polygon draw:style-name="gr2" draw:text-style-name="P2" draw:layer="layout" svg:width="0.07cm" svg:height="0.661cm" draw:transform="rotate (-1.62315620435473) translate (12.0002844622335cm 12.9729876123191cm)" svg:viewBox="0 0 71 662" draw:points="0,662 71,662 71,0 0,0">
            <text:p/>
          </draw:polygon>
          <draw:polygon draw:style-name="gr3" draw:text-style-name="P3" draw:layer="layout" svg:width="0.07cm" svg:height="0.609cm" draw:transform="rotate (-1.62315620435473) translate (12.608449848899cm 13.004860209671cm)" svg:viewBox="0 0 71 610" draw:points="0,610 71,610 71,0 0,0">
            <text:p/>
          </draw:polygon>
          <draw:polygon draw:style-name="gr2" draw:text-style-name="P2" draw:layer="layout" svg:width="0.071cm" svg:height="0.661cm" draw:transform="rotate (-1.62315620435473) translate (11.9966209452965cm 13.0428916797519cm)" svg:viewBox="0 0 72 662" draw:points="0,662 72,662 72,0 0,0">
            <text:p/>
          </draw:polygon>
          <draw:polygon draw:style-name="gr3" draw:text-style-name="P3" draw:layer="layout" svg:width="0.071cm" svg:height="0.609cm" draw:transform="rotate (-1.62315620435473) translate (12.604786331962cm 13.0747642771038cm)" svg:viewBox="0 0 72 610" draw:points="0,610 72,610 72,0 0,0">
            <text:p/>
          </draw:polygon>
          <draw:polygon draw:style-name="gr2" draw:text-style-name="P2" draw:layer="layout" svg:width="0.071cm" svg:height="0.66cm" draw:transform="rotate (-1.62315620435473) translate (11.9919064628685cm 13.1137420407632cm)" svg:viewBox="0 0 72 661" draw:points="0,661 72,661 72,0 0,0">
            <text:p/>
          </draw:polygon>
          <draw:polygon draw:style-name="gr3" draw:text-style-name="P3" draw:layer="layout" svg:width="0.071cm" svg:height="0.61cm" draw:transform="rotate (-1.62315620435473) translate (12.6010704790688cm 13.1456669740714cm)" svg:viewBox="0 0 72 611" draw:points="0,611 72,611 72,0 0,0">
            <text:p/>
          </draw:polygon>
          <draw:polygon draw:style-name="gr2" draw:text-style-name="P2" draw:layer="layout" svg:width="0.07cm" svg:height="0.656cm" draw:transform="rotate (-1.62315620435473) translate (11.9841960918362cm 13.1844353939058cm)" svg:viewBox="0 0 71 657" draw:points="0,657 71,657 71,0 0,0">
            <text:p/>
          </draw:polygon>
          <draw:polygon draw:style-name="gr3" draw:text-style-name="P3" draw:layer="layout" svg:width="0.07cm" svg:height="0.614cm" draw:transform="rotate (-1.62315620435473) translate (12.5973546261755cm 13.216569671039cm)" svg:viewBox="0 0 71 615" draw:points="0,615 71,615 71,0 0,0">
            <text:p/>
          </draw:polygon>
          <draw:polygon draw:style-name="gr2" draw:text-style-name="P2" draw:layer="layout" svg:width="0.071cm" svg:height="0.65cm" draw:transform="rotate (-1.62315620435473) translate (11.9745407976907cm 13.2540254456012cm)" svg:viewBox="0 0 72 651" draw:points="0,651 72,651 72,0 0,0">
            <text:p/>
          </draw:polygon>
          <draw:polygon draw:style-name="gr3" draw:text-style-name="P3" draw:layer="layout" svg:width="0.071cm" svg:height="0.62cm" draw:transform="rotate (-1.62315620435473) translate (12.5936911092385cm 13.2864737384718cm)" svg:viewBox="0 0 72 621" draw:points="0,621 72,621 72,0 0,0">
            <text:p/>
          </draw:polygon>
          <draw:polygon draw:style-name="gr2" draw:text-style-name="P2" draw:layer="layout" svg:width="0.07cm" svg:height="0.649cm" draw:transform="rotate (-1.62315620435473) translate (11.9698263152627cm 13.3248758066125cm)" svg:viewBox="0 0 71 650" draw:points="0,650 71,650 71,0 0,0">
            <text:p/>
          </draw:polygon>
          <draw:polygon draw:style-name="gr3" draw:text-style-name="P3" draw:layer="layout" svg:width="0.07cm" svg:height="0.621cm" draw:transform="rotate (-1.62315620435473) translate (12.5899752563453cm 13.3573764354394cm)" svg:viewBox="0 0 71 622" draw:points="0,622 71,622 71,0 0,0">
            <text:p/>
          </draw:polygon>
          <draw:polygon draw:style-name="gr2" draw:text-style-name="P2" draw:layer="layout" svg:width="0.071cm" svg:height="0.631cm" draw:transform="rotate (-1.62315620435473) translate (11.9481874667001cm 13.393837826833cm)" svg:viewBox="0 0 72 632" draw:points="0,632 72,632 72,0 0,0">
            <text:p/>
          </draw:polygon>
          <draw:polygon draw:style-name="gr3" draw:text-style-name="P3" draw:layer="layout" svg:width="0.071cm" svg:height="0.639cm" draw:transform="rotate (-1.62315620435473) translate (12.5863117394083cm 13.4272805028722cm)" svg:viewBox="0 0 72 640" draw:points="0,640 72,640 72,0 0,0">
            <text:p/>
          </draw:polygon>
          <draw:polygon draw:style-name="gr2" draw:text-style-name="P2" draw:layer="layout" svg:width="0.07cm" svg:height="0.631cm" draw:transform="rotate (-1.62315620435473) translate (11.9444716138068cm 13.4647405238005cm)" svg:viewBox="0 0 71 632" draw:points="0,632 71,632 71,0 0,0">
            <text:p/>
          </draw:polygon>
          <draw:polygon draw:style-name="gr3" draw:text-style-name="P3" draw:layer="layout" svg:width="0.07cm" svg:height="0.639cm" draw:transform="rotate (-1.62315620435473) translate (12.582595886515cm 13.4981831998398cm)" svg:viewBox="0 0 71 640" draw:points="0,640 71,640 71,0 0,0">
            <text:p/>
          </draw:polygon>
          <draw:polygon draw:style-name="gr2" draw:text-style-name="P2" draw:layer="layout" svg:width="0.071cm" svg:height="0.63cm" draw:transform="rotate (-1.62315620435473) translate (11.9398094673351cm 13.5345922552771cm)" svg:viewBox="0 0 72 631" draw:points="0,631 72,631 72,0 0,0">
            <text:p/>
          </draw:polygon>
          <draw:polygon draw:style-name="gr3" draw:text-style-name="P3" draw:layer="layout" svg:width="0.071cm" svg:height="0.64cm" draw:transform="rotate (-1.62315620435473) translate (12.578932369578cm 13.5680872672726cm)" svg:viewBox="0 0 72 641" draw:points="0,641 72,641 72,0 0,0">
            <text:p/>
          </draw:polygon>
          <draw:polygon draw:style-name="gr2" draw:text-style-name="P2" draw:layer="layout" svg:width="0.07cm" svg:height="0.628cm" draw:transform="rotate (-1.62315620435473) translate (11.9340963553723cm 13.6053902803322cm)" svg:viewBox="0 0 71 629" draw:points="0,629 71,629 71,0 0,0">
            <text:p/>
          </draw:polygon>
          <draw:polygon draw:style-name="gr3" draw:text-style-name="P3" draw:layer="layout" svg:width="0.07cm" svg:height="0.642cm" draw:transform="rotate (-1.62315620435473) translate (12.5752165166847cm 13.6389899642402cm)" svg:viewBox="0 0 71 643" draw:points="0,643 71,643 71,0 0,0">
            <text:p/>
          </draw:polygon>
          <draw:polygon draw:style-name="gr2" draw:text-style-name="P2" draw:layer="layout" svg:width="0.071cm" svg:height="0.623cm" draw:transform="rotate (-1.62315620435473) translate (11.9254396907615cm 13.6750326679838cm)" svg:viewBox="0 0 72 624" draw:points="0,624 72,624 72,0 0,0">
            <text:p/>
          </draw:polygon>
          <draw:polygon draw:style-name="gr3" draw:text-style-name="P3" draw:layer="layout" svg:width="0.071cm" svg:height="0.647cm" draw:transform="rotate (-1.62315620435473) translate (12.5715529997477cm 13.708894031673cm)" svg:viewBox="0 0 72 648" draw:points="0,648 72,648 72,0 0,0">
            <text:p/>
          </draw:polygon>
          <draw:polygon draw:style-name="gr2" draw:text-style-name="P2" draw:layer="layout" svg:width="0.071cm" svg:height="0.613cm" draw:transform="rotate (-1.62315620435473) translate (11.9117375425207cm 13.7454120053889cm)" svg:viewBox="0 0 72 614" draw:points="0,614 72,614 72,0 0,0">
            <text:p/>
          </draw:polygon>
          <draw:polygon draw:style-name="gr3" draw:text-style-name="P3" draw:layer="layout" svg:width="0.071cm" svg:height="0.657cm" draw:transform="rotate (-1.62315620435473) translate (12.5678371468545cm 13.7797967286406cm)" svg:viewBox="0 0 72 658" draw:points="0,658 72,658 72,0 0,0">
            <text:p/>
          </draw:polygon>
          <draw:polygon draw:style-name="gr2" draw:text-style-name="P2" draw:layer="layout" svg:width="0.07cm" svg:height="0.608cm" draw:transform="rotate (-1.62315620435473) translate (11.9030285419537cm 13.8160530225753cm)" svg:viewBox="0 0 71 609" draw:points="0,609 71,609 71,0 0,0">
            <text:p/>
          </draw:polygon>
          <draw:polygon draw:style-name="gr3" draw:text-style-name="P3" draw:layer="layout" svg:width="0.07cm" svg:height="0.662cm" draw:transform="rotate (-1.62315620435473) translate (12.5641212939612cm 13.8506994256081cm)" svg:viewBox="0 0 71 663" draw:points="0,663 71,663 71,0 0,0">
            <text:p/>
          </draw:polygon>
          <draw:polygon draw:style-name="gr2" draw:text-style-name="P2" draw:layer="layout" svg:width="0.071cm" svg:height="0.599cm" draw:transform="rotate (-1.62315620435473) translate (11.8903773592039cm 13.8854860664019cm)" svg:viewBox="0 0 72 600" draw:points="0,600 72,600 72,0 0,0">
            <text:p/>
          </draw:polygon>
          <draw:polygon draw:style-name="gr3" draw:text-style-name="P3" draw:layer="layout" svg:width="0.071cm" svg:height="0.671cm" draw:transform="rotate (-1.62315620435473) translate (12.5604577770242cm 13.920603493041cm)" svg:viewBox="0 0 72 672" draw:points="0,672 72,672 72,0 0,0">
            <text:p/>
          </draw:polygon>
          <draw:polygon draw:style-name="gr2" draw:text-style-name="P2" draw:layer="layout" svg:width="0.07cm" svg:height="0.49cm" draw:transform="rotate (-1.62315620435473) translate (11.7778108870224cm 13.950684144139cm)" svg:viewBox="0 0 71 491" draw:points="0,491 71,491 71,0 0,0">
            <text:p/>
          </draw:polygon>
          <draw:polygon draw:style-name="gr3" draw:text-style-name="P3" draw:layer="layout" svg:width="0.07cm" svg:height="0.78cm" draw:transform="rotate (-1.62315620435473) translate (12.556741924131cm 13.9915061900085cm)" svg:viewBox="0 0 71 781" draw:points="0,781 71,781 71,0 0,0">
            <text:p/>
          </draw:polygon>
          <draw:polygon draw:style-name="gr2" draw:text-style-name="P2" draw:layer="layout" svg:width="0.071cm" svg:height="0.015cm" draw:transform="rotate (-1.62315620435473) translate (11.299798341077cm 13.9957286323565cm)" svg:viewBox="0 0 72 16" draw:points="0,16 72,16 72,0 0,0">
            <text:p/>
          </draw:polygon>
          <draw:polygon draw:style-name="gr3" draw:text-style-name="P3" draw:layer="layout" svg:width="0.071cm" svg:height="1.255cm" draw:transform="rotate (-1.62315620435473) translate (12.553078407194cm 14.0614102574414cm)" svg:viewBox="0 0 72 1256" draw:points="0,1256 72,1256 72,0 0,0">
            <text:p/>
          </draw:polygon>
          <draw:polygon draw:style-name="gr2" draw:text-style-name="P2" draw:layer="layout" svg:width="0.07cm" svg:height="0.015cm" draw:transform="rotate (-1.62315620435473) translate (11.2960824881837cm 14.066631329324cm)" svg:viewBox="0 0 71 16" draw:points="0,16 71,16 71,0 0,0">
            <text:p/>
          </draw:polygon>
          <draw:polygon draw:style-name="gr3" draw:text-style-name="P3" draw:layer="layout" svg:width="0.07cm" svg:height="1.255cm" draw:transform="rotate (-1.62315620435473) translate (12.5493625543007cm 14.1323129544089cm)" svg:viewBox="0 0 71 1256" draw:points="0,1256 71,1256 71,0 0,0">
            <text:p/>
          </draw:polygon>
          <draw:polygon draw:style-name="gr2" draw:text-style-name="P2" draw:layer="layout" svg:width="0.071cm" svg:height="0.015cm" draw:transform="rotate (-1.62315620435473) translate (11.2924189712467cm 14.1365353967569cm)" svg:viewBox="0 0 72 16" draw:points="0,16 72,16 72,0 0,0">
            <text:p/>
          </draw:polygon>
          <draw:polygon draw:style-name="gr3" draw:text-style-name="P3" draw:layer="layout" svg:width="0.071cm" svg:height="1.255cm" draw:transform="rotate (-1.62315620435473) translate (12.5456990373637cm 14.2022170218417cm)" svg:viewBox="0 0 72 1256" draw:points="0,1256 72,1256 72,0 0,0">
            <text:p/>
          </draw:polygon>
          <draw:polygon draw:style-name="gr2" draw:text-style-name="P2" draw:layer="layout" svg:width="0.07cm" svg:height="0.014cm" draw:transform="rotate (-1.62315620435473) translate (11.2877044888187cm 14.2073857577682cm)" svg:viewBox="0 0 71 15" draw:points="0,15 71,15 71,0 0,0">
            <text:p/>
          </draw:polygon>
          <draw:polygon draw:style-name="gr3" draw:text-style-name="P3" draw:layer="layout" svg:width="0.07cm" svg:height="1.256cm" draw:transform="rotate (-1.62315620435473) translate (12.5419831844705cm 14.2731197188093cm)" svg:viewBox="0 0 71 1257" draw:points="0,1257 71,1257 71,0 0,0">
            <text:p/>
          </draw:polygon>
          <draw:polygon draw:style-name="gr2" draw:text-style-name="P2" draw:layer="layout" svg:width="0.071cm" svg:height="0.014cm" draw:transform="rotate (-1.62315620435473) translate (11.2840409718817cm 14.277289825201cm)" svg:viewBox="0 0 72 15" draw:points="0,15 72,15 72,0 0,0">
            <text:p/>
          </draw:polygon>
          <draw:polygon draw:style-name="gr3" draw:text-style-name="P3" draw:layer="layout" svg:width="0.071cm" svg:height="1.256cm" draw:transform="rotate (-1.62315620435473) translate (12.5383196675335cm 14.3430237862421cm)" svg:viewBox="0 0 72 1257" draw:points="0,1257 72,1257 72,0 0,0">
            <text:p/>
          </draw:polygon>
          <draw:polygon draw:style-name="gr2" draw:text-style-name="P2" draw:layer="layout" svg:width="0.071cm" svg:height="0.014cm" draw:transform="rotate (-1.62315620435473) translate (11.2803251189885cm 14.3481925221686cm)" svg:viewBox="0 0 72 15" draw:points="0,15 72,15 72,0 0,0">
            <text:p/>
          </draw:polygon>
          <draw:polygon draw:style-name="gr3" draw:text-style-name="P3" draw:layer="layout" svg:width="0.071cm" svg:height="1.256cm" draw:transform="rotate (-1.62315620435473) translate (12.5346038146402cm 14.4139264832097cm)" svg:viewBox="0 0 72 1257" draw:points="0,1257 72,1257 72,0 0,0">
            <text:p/>
          </draw:polygon>
          <draw:polygon draw:style-name="gr2" draw:text-style-name="P2" draw:layer="layout" svg:width="0.07cm" svg:height="0.014cm" draw:transform="rotate (-1.62315620435473) translate (11.2766092660952cm 14.4190952191362cm)" svg:viewBox="0 0 71 15" draw:points="0,15 71,15 71,0 0,0">
            <text:p/>
          </draw:polygon>
          <draw:polygon draw:style-name="gr3" draw:text-style-name="P3" draw:layer="layout" svg:width="0.07cm" svg:height="1.256cm" draw:transform="rotate (-1.62315620435473) translate (12.530887961747cm 14.4848291801773cm)" svg:viewBox="0 0 71 1257" draw:points="0,1257 71,1257 71,0 0,0">
            <text:p/>
          </draw:polygon>
          <draw:polygon draw:style-name="gr2" draw:text-style-name="P2" draw:layer="layout" svg:width="0.071cm" svg:height="0.012cm" draw:transform="rotate (-1.62315620435473) translate (11.2709484900887cm 14.4888946146565cm)" svg:viewBox="0 0 72 13" draw:points="0,13 72,13 72,0 0,0">
            <text:p/>
          </draw:polygon>
          <draw:polygon draw:style-name="gr3" draw:text-style-name="P3" draw:layer="layout" svg:width="0.071cm" svg:height="1.258cm" draw:transform="rotate (-1.62315620435473) translate (12.52722444481cm 14.5547332476101cm)" svg:viewBox="0 0 72 1259" draw:points="0,1259 72,1259 72,0 0,0">
            <text:p/>
          </draw:polygon>
          <draw:polygon draw:style-name="gr2" draw:text-style-name="P2" draw:layer="layout" svg:width="0.07cm" svg:height="0.012cm" draw:transform="rotate (-1.62315620435473) translate (11.2672326371955cm 14.5597973116241cm)" svg:viewBox="0 0 71 13" draw:points="0,13 71,13 71,0 0,0">
            <text:p/>
          </draw:polygon>
          <draw:polygon draw:style-name="gr3" draw:text-style-name="P3" draw:layer="layout" svg:width="0.07cm" svg:height="1.258cm" draw:transform="rotate (-1.62315620435473) translate (12.5235085919167cm 14.6256359445777cm)" svg:viewBox="0 0 71 1259" draw:points="0,1259 71,1259 71,0 0,0">
            <text:p/>
          </draw:polygon>
          <draw:polygon draw:style-name="gr2" draw:text-style-name="P2" draw:layer="layout" svg:width="0.071cm" svg:height="0.012cm" draw:transform="rotate (-1.62315620435473) translate (11.2635691202585cm 14.6297013790569cm)" svg:viewBox="0 0 72 13" draw:points="0,13 72,13 72,0 0,0">
            <text:p/>
          </draw:polygon>
          <draw:polygon draw:style-name="gr3" draw:text-style-name="P3" draw:layer="layout" svg:width="0.071cm" svg:height="1.258cm" draw:transform="rotate (-1.62315620435473) translate (12.5198450749797cm 14.6955400120105cm)" svg:viewBox="0 0 72 1259" draw:points="0,1259 72,1259 72,0 0,0">
            <text:p/>
          </draw:polygon>
          <draw:polygon draw:style-name="gr2" draw:text-style-name="P2" draw:layer="layout" svg:width="0.07cm" svg:height="0.012cm" draw:transform="rotate (-1.62315620435473) translate (11.2598532673652cm 14.7006040760245cm)" svg:viewBox="0 0 71 13" draw:points="0,13 71,13 71,0 0,0">
            <text:p/>
          </draw:polygon>
          <draw:polygon draw:style-name="gr3" draw:text-style-name="P3" draw:layer="layout" svg:width="0.07cm" svg:height="1.258cm" draw:transform="rotate (-1.62315620435473) translate (12.5161292220865cm 14.7664427089781cm)" svg:viewBox="0 0 71 1259" draw:points="0,1259 71,1259 71,0 0,0">
            <text:p/>
          </draw:polygon>
          <draw:polygon draw:style-name="gr2" draw:text-style-name="P2" draw:layer="layout" svg:width="0.071cm" svg:height="0.012cm" draw:transform="rotate (-1.62315620435473) translate (11.2561897504282cm 14.7705081434573cm)" svg:viewBox="0 0 72 13" draw:points="0,13 72,13 72,0 0,0">
            <text:p/>
          </draw:polygon>
          <draw:polygon draw:style-name="gr3" draw:text-style-name="P3" draw:layer="layout" svg:width="0.071cm" svg:height="1.258cm" draw:transform="rotate (-1.62315620435473) translate (12.5124657051495cm 14.8363467764109cm)" svg:viewBox="0 0 72 1259" draw:points="0,1259 72,1259 72,0 0,0">
            <text:p/>
          </draw:polygon>
          <draw:polygon draw:style-name="gr2" draw:text-style-name="P2" draw:layer="layout" svg:width="0.07cm" svg:height="0.012cm" draw:transform="rotate (-1.62315620435473) translate (11.252473897535cm 14.8414108404249cm)" svg:viewBox="0 0 71 13" draw:points="0,13 71,13 71,0 0,0">
            <text:p/>
          </draw:polygon>
          <draw:polygon draw:style-name="gr3" draw:text-style-name="P3" draw:layer="layout" svg:width="0.07cm" svg:height="1.258cm" draw:transform="rotate (-1.62315620435473) translate (12.5087498522562cm 14.9072494733785cm)" svg:viewBox="0 0 71 1259" draw:points="0,1259 71,1259 71,0 0,0">
            <text:p/>
          </draw:polygon>
          <draw:polygon draw:style-name="gr2" draw:text-style-name="P2" draw:layer="layout" svg:width="0.071cm" svg:height="0.012cm" draw:transform="rotate (-1.62315620435473) translate (11.248810380598cm 14.9113149078577cm)" svg:viewBox="0 0 72 13" draw:points="0,13 72,13 72,0 0,0">
            <text:p/>
          </draw:polygon>
          <draw:polygon draw:style-name="gr3" draw:text-style-name="P3" draw:layer="layout" svg:width="0.071cm" svg:height="1.258cm" draw:transform="rotate (-1.62315620435473) translate (12.5050863353192cm 14.9771535408113cm)" svg:viewBox="0 0 72 1259" draw:points="0,1259 72,1259 72,0 0,0">
            <text:p/>
          </draw:polygon>
          <draw:polygon draw:style-name="gr2" draw:text-style-name="P2" draw:layer="layout" svg:width="0.071cm" svg:height="0.012cm" draw:transform="rotate (-1.62315620435473) translate (11.2450945277047cm 14.9822176048252cm)" svg:viewBox="0 0 72 13" draw:points="0,13 72,13 72,0 0,0">
            <text:p/>
          </draw:polygon>
          <draw:polygon draw:style-name="gr3" draw:text-style-name="P3" draw:layer="layout" svg:width="0.071cm" svg:height="1.258cm" draw:transform="rotate (-1.62315620435473) translate (12.501370482426cm 15.0480562377789cm)" svg:viewBox="0 0 72 1259" draw:points="0,1259 72,1259 72,0 0,0">
            <text:p/>
          </draw:polygon>
          <draw:polygon draw:style-name="gr2" draw:text-style-name="P2" draw:layer="layout" svg:width="0.07cm" svg:height="0.012cm" draw:transform="rotate (-1.62315620435473) translate (11.2413786748114cm 15.0531203017928cm)" svg:viewBox="0 0 71 13" draw:points="0,13 71,13 71,0 0,0">
            <text:p/>
          </draw:polygon>
          <draw:polygon draw:style-name="gr3" draw:text-style-name="P3" draw:layer="layout" svg:width="0.07cm" svg:height="1.258cm" draw:transform="rotate (-1.62315620435473) translate (12.4976546295327cm 15.1189589347464cm)" svg:viewBox="0 0 71 1259" draw:points="0,1259 71,1259 71,0 0,0">
            <text:p/>
          </draw:polygon>
          <draw:polygon draw:style-name="gr2" draw:text-style-name="P2" draw:layer="layout" svg:width="0.071cm" svg:height="0.012cm" draw:transform="rotate (-1.62315620435473) translate (11.2377151578744cm 15.1230243692256cm)" svg:viewBox="0 0 72 13" draw:points="0,13 72,13 72,0 0,0">
            <text:p/>
          </draw:polygon>
          <draw:polygon draw:style-name="gr3" draw:text-style-name="P3" draw:layer="layout" svg:width="0.071cm" svg:height="1.258cm" draw:transform="rotate (-1.62315620435473) translate (12.4939911125957cm 15.1888630021793cm)" svg:viewBox="0 0 72 1259" draw:points="0,1259 72,1259 72,0 0,0">
            <text:p/>
          </draw:polygon>
          <draw:polygon draw:style-name="gr2" draw:text-style-name="P2" draw:layer="layout" svg:width="0.07cm" svg:height="0.012cm" draw:transform="rotate (-1.62315620435473) translate (11.2339993049812cm 15.1939270661932cm)" svg:viewBox="0 0 71 13" draw:points="0,13 71,13 71,0 0,0">
            <text:p/>
          </draw:polygon>
          <draw:polygon draw:style-name="gr3" draw:text-style-name="P3" draw:layer="layout" svg:width="0.07cm" svg:height="1.258cm" draw:transform="rotate (-1.62315620435473) translate (12.4902752597025cm 15.2597656991468cm)" svg:viewBox="0 0 71 1259" draw:points="0,1259 71,1259 71,0 0,0">
            <text:p/>
          </draw:polygon>
          <draw:polygon draw:style-name="gr2" draw:text-style-name="P2" draw:layer="layout" svg:width="0.071cm" svg:height="0.012cm" draw:transform="rotate (-1.62315620435473) translate (11.2303357880442cm 15.263831133626cm)" svg:viewBox="0 0 72 13" draw:points="0,13 72,13 72,0 0,0">
            <text:p/>
          </draw:polygon>
          <draw:polygon draw:style-name="gr3" draw:text-style-name="P3" draw:layer="layout" svg:width="0.071cm" svg:height="1.258cm" draw:transform="rotate (-1.62315620435473) translate (12.4866117427655cm 15.3296697665797cm)" svg:viewBox="0 0 72 1259" draw:points="0,1259 72,1259 72,0 0,0">
            <text:p/>
          </draw:polygon>
          <draw:polygon draw:style-name="gr2" draw:text-style-name="P2" draw:layer="layout" svg:width="0.07cm" svg:height="0.012cm" draw:transform="rotate (-1.62315620435473) translate (11.2266199351509cm 15.3347338305936cm)" svg:viewBox="0 0 71 13" draw:points="0,13 71,13 71,0 0,0">
            <text:p/>
          </draw:polygon>
          <draw:polygon draw:style-name="gr3" draw:text-style-name="P3" draw:layer="layout" svg:width="0.07cm" svg:height="1.258cm" draw:transform="rotate (-1.62315620435473) translate (12.4828958898722cm 15.4005724635472cm)" svg:viewBox="0 0 71 1259" draw:points="0,1259 71,1259 71,0 0,0">
            <text:p/>
          </draw:polygon>
          <draw:polygon draw:style-name="gr2" draw:text-style-name="P2" draw:layer="layout" svg:width="0.071cm" svg:height="0.012cm" draw:transform="rotate (-1.62315620435473) translate (11.2229564182139cm 15.4046378980264cm)" svg:viewBox="0 0 72 13" draw:points="0,13 72,13 72,0 0,0">
            <text:p/>
          </draw:polygon>
          <draw:polygon draw:style-name="gr3" draw:text-style-name="P3" draw:layer="layout" svg:width="0.071cm" svg:height="1.258cm" draw:transform="rotate (-1.62315620435473) translate (12.4792323729352cm 15.4704765309801cm)" svg:viewBox="0 0 72 1259" draw:points="0,1259 72,1259 72,0 0,0">
            <text:p/>
          </draw:polygon>
          <draw:polygon draw:style-name="gr2" draw:text-style-name="P2" draw:layer="layout" svg:width="0.07cm" svg:height="0.012cm" draw:transform="rotate (-1.62315620435473) translate (11.2192405653207cm 15.475540594994cm)" svg:viewBox="0 0 71 13" draw:points="0,13 71,13 71,0 0,0">
            <text:p/>
          </draw:polygon>
          <draw:polygon draw:style-name="gr3" draw:text-style-name="P3" draw:layer="layout" svg:width="0.07cm" svg:height="1.258cm" draw:transform="rotate (-1.62315620435473) translate (12.4755165200419cm 15.5413792279476cm)" svg:viewBox="0 0 71 1259" draw:points="0,1259 71,1259 71,0 0,0">
            <text:p/>
          </draw:polygon>
          <draw:polygon draw:style-name="gr2" draw:text-style-name="P2" draw:layer="layout" svg:width="0.071cm" svg:height="0.012cm" draw:transform="rotate (-1.62315620435473) translate (11.2155770483837cm 15.5454446624268cm)" svg:viewBox="0 0 72 13" draw:points="0,13 72,13 72,0 0,0">
            <text:p/>
          </draw:polygon>
          <draw:polygon draw:style-name="gr3" draw:text-style-name="P3" draw:layer="layout" svg:width="0.071cm" svg:height="1.258cm" draw:transform="rotate (-1.62315620435473) translate (12.4718530031049cm 15.6112832953805cm)" svg:viewBox="0 0 72 1259" draw:points="0,1259 72,1259 72,0 0,0">
            <text:p/>
          </draw:polygon>
          <draw:polygon draw:style-name="gr2" draw:text-style-name="P2" draw:layer="layout" svg:width="0.071cm" svg:height="0.011cm" draw:transform="rotate (-1.62315620435473) translate (11.2108625659557cm 15.6162950234382cm)" svg:viewBox="0 0 72 12" draw:points="0,12 72,12 72,0 0,0">
            <text:p/>
          </draw:polygon>
          <draw:polygon draw:style-name="gr3" draw:text-style-name="P3" draw:layer="layout" svg:width="0.071cm" svg:height="1.259cm" draw:transform="rotate (-1.62315620435473) translate (12.4681371502117cm 15.682185992348cm)" svg:viewBox="0 0 72 1260" draw:points="0,1260 72,1260 72,0 0,0">
            <text:p/>
          </draw:polygon>
          <draw:polygon draw:style-name="gr2" draw:text-style-name="P2" draw:layer="layout" svg:width="0.07cm" svg:height="0.011cm" draw:transform="rotate (-1.62315620435473) translate (11.2071467130624cm 15.6871977204057cm)" svg:viewBox="0 0 71 12" draw:points="0,12 71,12 71,0 0,0">
            <text:p/>
          </draw:polygon>
          <draw:polygon draw:style-name="gr3" draw:text-style-name="P3" draw:layer="layout" svg:width="0.07cm" svg:height="1.259cm" draw:transform="rotate (-1.62315620435473) translate (12.4644212973184cm 15.7530886893156cm)" svg:viewBox="0 0 71 1260" draw:points="0,1260 71,1260 71,0 0,0">
            <text:p/>
          </draw:polygon>
          <draw:polygon draw:style-name="gr2" draw:text-style-name="P2" draw:layer="layout" svg:width="0.071cm" svg:height="0.011cm" draw:transform="rotate (-1.62315620435473) translate (11.2034831961254cm 15.7571017878386cm)" svg:viewBox="0 0 72 12" draw:points="0,12 72,12 72,0 0,0">
            <text:p/>
          </draw:polygon>
          <draw:polygon draw:style-name="gr3" draw:text-style-name="P3" draw:layer="layout" svg:width="0.071cm" svg:height="1.259cm" draw:transform="rotate (-1.62315620435473) translate (12.4607577803814cm 15.8229927567484cm)" svg:viewBox="0 0 72 1260" draw:points="0,1260 72,1260 72,0 0,0">
            <text:p/>
          </draw:polygon>
          <draw:polygon draw:style-name="gr2" draw:text-style-name="P2" draw:layer="layout" svg:width="0.07cm" svg:height="0.011cm" draw:transform="rotate (-1.62315620435473) translate (11.1997673432322cm 15.8280044848061cm)" svg:viewBox="0 0 71 12" draw:points="0,12 71,12 71,0 0,0">
            <text:p/>
          </draw:polygon>
          <draw:polygon draw:style-name="gr3" draw:text-style-name="P3" draw:layer="layout" svg:width="0.07cm" svg:height="1.259cm" draw:transform="rotate (-1.62315620435473) translate (12.4570419274882cm 15.893895453716cm)" svg:viewBox="0 0 71 1260" draw:points="0,1260 71,1260 71,0 0,0">
            <text:p/>
          </draw:polygon>
          <draw:polygon draw:style-name="gr2" draw:text-style-name="P2" draw:layer="layout" svg:width="0.071cm" svg:height="0.011cm" draw:transform="rotate (-1.62315620435473) translate (11.1961038262952cm 15.8979085522389cm)" svg:viewBox="0 0 72 12" draw:points="0,12 72,12 72,0 0,0">
            <text:p/>
          </draw:polygon>
          <draw:polygon draw:style-name="gr3" draw:text-style-name="P3" draw:layer="layout" svg:width="0.071cm" svg:height="1.259cm" draw:transform="rotate (-1.62315620435473) translate (12.4533784105512cm 15.9637995211488cm)" svg:viewBox="0 0 72 1260" draw:points="0,1260 72,1260 72,0 0,0">
            <text:p/>
          </draw:polygon>
          <draw:polygon draw:style-name="gr2" draw:text-style-name="P2" draw:layer="layout" svg:width="0.07cm" svg:height="0.011cm" draw:transform="rotate (-1.62315620435473) translate (11.1923879734019cm 15.9688112492065cm)" svg:viewBox="0 0 71 12" draw:points="0,12 71,12 71,0 0,0">
            <text:p/>
          </draw:polygon>
          <draw:polygon draw:style-name="gr3" draw:text-style-name="P3" draw:layer="layout" svg:width="0.07cm" svg:height="1.259cm" draw:transform="rotate (-1.62315620435473) translate (12.4496625576579cm 16.0347022181164cm)" svg:viewBox="0 0 71 1260" draw:points="0,1260 71,1260 71,0 0,0">
            <text:p/>
          </draw:polygon>
          <draw:polygon draw:style-name="gr2" draw:text-style-name="P2" draw:layer="layout" svg:width="0.071cm" svg:height="0.011cm" draw:transform="rotate (-1.62315620435473) translate (11.1887244564649cm 16.0387153166393cm)" svg:viewBox="0 0 72 12" draw:points="0,12 72,12 72,0 0,0">
            <text:p/>
          </draw:polygon>
          <draw:polygon draw:style-name="gr3" draw:text-style-name="P3" draw:layer="layout" svg:width="0.071cm" svg:height="1.259cm" draw:transform="rotate (-1.62315620435473) translate (12.4459990407209cm 16.1046062855492cm)" svg:viewBox="0 0 72 1260" draw:points="0,1260 72,1260 72,0 0,0">
            <text:p/>
          </draw:polygon>
          <draw:polygon draw:style-name="gr2" draw:text-style-name="P2" draw:layer="layout" svg:width="0.07cm" svg:height="0.011cm" draw:transform="rotate (-1.62315620435473) translate (11.1850086035717cm 16.1096180136069cm)" svg:viewBox="0 0 71 12" draw:points="0,12 71,12 71,0 0,0">
            <text:p/>
          </draw:polygon>
          <draw:polygon draw:style-name="gr3" draw:text-style-name="P3" draw:layer="layout" svg:width="0.07cm" svg:height="1.259cm" draw:transform="rotate (-1.62315620435473) translate (12.4422831878277cm 16.1755089825168cm)" svg:viewBox="0 0 71 1260" draw:points="0,1260 71,1260 71,0 0,0">
            <text:p/>
          </draw:polygon>
          <draw:polygon draw:style-name="gr2" draw:text-style-name="P2" draw:layer="layout" svg:width="0.071cm" svg:height="0.011cm" draw:transform="rotate (-1.62315620435473) translate (11.1813450866347cm 16.1795220810397cm)" svg:viewBox="0 0 72 12" draw:points="0,12 72,12 72,0 0,0">
            <text:p/>
          </draw:polygon>
          <draw:polygon draw:style-name="gr3" draw:text-style-name="P3" draw:layer="layout" svg:width="0.071cm" svg:height="1.259cm" draw:transform="rotate (-1.62315620435473) translate (12.4386196708907cm 16.2454130499496cm)" svg:viewBox="0 0 72 1260" draw:points="0,1260 72,1260 72,0 0,0">
            <text:p/>
          </draw:polygon>
          <draw:polygon draw:style-name="gr2" draw:text-style-name="P2" draw:layer="layout" svg:width="0.071cm" svg:height="0.011cm" draw:transform="rotate (-1.62315620435473) translate (11.1776292337414cm 16.2504247780073cm)" svg:viewBox="0 0 72 12" draw:points="0,12 72,12 72,0 0,0">
            <text:p/>
          </draw:polygon>
          <draw:polygon draw:style-name="gr3" draw:text-style-name="P3" draw:layer="layout" svg:width="0.071cm" svg:height="1.259cm" draw:transform="rotate (-1.62315620435473) translate (12.4349038179974cm 16.3163157469172cm)" svg:viewBox="0 0 72 1260" draw:points="0,1260 72,1260 72,0 0,0">
            <text:p/>
          </draw:polygon>
          <draw:polygon draw:style-name="gr2" draw:text-style-name="P2" draw:layer="layout" svg:width="0.07cm" svg:height="0.011cm" draw:transform="rotate (-1.62315620435473) translate (11.1739133808482cm 16.3213274749749cm)" svg:viewBox="0 0 71 12" draw:points="0,12 71,12 71,0 0,0">
            <text:p/>
          </draw:polygon>
          <draw:polygon draw:style-name="gr3" draw:text-style-name="P3" draw:layer="layout" svg:width="0.07cm" svg:height="1.259cm" draw:transform="rotate (-1.62315620435473) translate (12.4311879651042cm 16.3872184438848cm)" svg:viewBox="0 0 71 1260" draw:points="0,1260 71,1260 71,0 0,0">
            <text:p/>
          </draw:polygon>
          <draw:polygon draw:style-name="gr2" draw:text-style-name="P2" draw:layer="layout" svg:width="0.071cm" svg:height="0.011cm" draw:transform="rotate (-1.62315620435473) translate (11.1702498639112cm 16.3912315424077cm)" svg:viewBox="0 0 72 12" draw:points="0,12 72,12 72,0 0,0">
            <text:p/>
          </draw:polygon>
          <draw:polygon draw:style-name="gr3" draw:text-style-name="P3" draw:layer="layout" svg:width="0.071cm" svg:height="1.259cm" draw:transform="rotate (-1.62315620435473) translate (12.4275244481672cm 16.4571225113176cm)" svg:viewBox="0 0 72 1260" draw:points="0,1260 72,1260 72,0 0,0">
            <text:p/>
          </draw:polygon>
          <draw:polygon draw:style-name="gr2" draw:text-style-name="P2" draw:layer="layout" svg:width="0.07cm" svg:height="0.011cm" draw:transform="rotate (-1.62315620435473) translate (11.1665340110179cm 16.4621342393753cm)" svg:viewBox="0 0 71 12" draw:points="0,12 71,12 71,0 0,0">
            <text:p/>
          </draw:polygon>
          <draw:polygon draw:style-name="gr3" draw:text-style-name="P3" draw:layer="layout" svg:width="0.07cm" svg:height="1.259cm" draw:transform="rotate (-1.62315620435473) translate (12.4238085952739cm 16.5280252082851cm)" svg:viewBox="0 0 71 1260" draw:points="0,1260 71,1260 71,0 0,0">
            <text:p/>
          </draw:polygon>
          <draw:polygon draw:style-name="gr2" draw:text-style-name="P2" draw:layer="layout" svg:width="0.071cm" svg:height="0.01cm" draw:transform="rotate (-1.62315620435473) translate (11.1618718645461cm 16.5319859708519cm)" svg:viewBox="0 0 72 11" draw:points="0,11 72,11 72,0 0,0">
            <text:p/>
          </draw:polygon>
          <draw:polygon draw:style-name="gr3" draw:text-style-name="P3" draw:layer="layout" svg:width="0.071cm" svg:height="1.26cm" draw:transform="rotate (-1.62315620435473) translate (12.4201450783369cm 16.597929275718cm)" svg:viewBox="0 0 72 1261" draw:points="0,1261 72,1261 72,0 0,0">
            <text:p/>
          </draw:polygon>
          <draw:polygon draw:style-name="gr2" draw:text-style-name="P2" draw:layer="layout" svg:width="0.07cm" svg:height="0.01cm" draw:transform="rotate (-1.62315620435473) translate (11.1581560116529cm 16.6028886678194cm)" svg:viewBox="0 0 71 11" draw:points="0,11 71,11 71,0 0,0">
            <text:p/>
          </draw:polygon>
          <draw:polygon draw:style-name="gr3" draw:text-style-name="P3" draw:layer="layout" svg:width="0.07cm" svg:height="1.26cm" draw:transform="rotate (-1.62315620435473) translate (12.4164292254437cm 16.6688319726855cm)" svg:viewBox="0 0 71 1261" draw:points="0,1261 71,1261 71,0 0,0">
            <text:p/>
          </draw:polygon>
          <draw:line draw:style-name="gr4" draw:text-style-name="P1" draw:layer="layout" svg:x1="11.366cm" svg:y1="12.445cm" svg:x2="12.634cm" svg:y2="12.511cm">
            <text:p/>
          </draw:line>
          <draw:polygon draw:style-name="gr2" draw:text-style-name="P2" draw:layer="layout" svg:width="0.071cm" svg:height="0.665cm" draw:transform="rotate (-1.62315620435473) translate (11.8085948399801cm 16.7070727865914cm)" svg:viewBox="0 0 72 666" draw:points="0,666 72,666 72,0 0,0">
            <text:p/>
          </draw:polygon>
          <draw:polygon draw:style-name="gr3" draw:text-style-name="P3" draw:layer="layout" svg:width="0.071cm" svg:height="0.605cm" draw:transform="rotate (-1.62315620435473) translate (12.4127657085067cm 16.7387360401184cm)" svg:viewBox="0 0 72 606" draw:points="0,606 72,606 72,0 0,0">
            <text:p/>
          </draw:polygon>
          <draw:polygon draw:style-name="gr2" draw:text-style-name="P2" draw:layer="layout" svg:width="0.07cm" svg:height="0.663cm" draw:transform="rotate (-1.62315620435473) translate (11.8028817280174cm 16.7778708116465cm)" svg:viewBox="0 0 71 664" draw:points="0,664 71,664 71,0 0,0">
            <text:p/>
          </draw:polygon>
          <draw:polygon draw:style-name="gr3" draw:text-style-name="P3" draw:layer="layout" svg:width="0.07cm" svg:height="0.607cm" draw:transform="rotate (-1.62315620435473) translate (12.4090498556134cm 16.8096387370859cm)" svg:viewBox="0 0 71 608" draw:points="0,608 71,608 71,0 0,0">
            <text:p/>
          </draw:polygon>
          <draw:polygon draw:style-name="gr2" draw:text-style-name="P2" draw:layer="layout" svg:width="0.071cm" svg:height="0.595cm" draw:transform="rotate (-1.62315620435473) translate (11.7313114027171cm 16.8442160340548cm)" svg:viewBox="0 0 72 596" draw:points="0,596 72,596 72,0 0,0">
            <text:p/>
          </draw:polygon>
          <draw:polygon draw:style-name="gr3" draw:text-style-name="P3" draw:layer="layout" svg:width="0.071cm" svg:height="0.675cm" draw:transform="rotate (-1.62315620435473) translate (12.4053863386764cm 16.8795428045188cm)" svg:viewBox="0 0 72 676" draw:points="0,676 72,676 72,0 0,0">
            <text:p/>
          </draw:polygon>
          <draw:polygon draw:style-name="gr2" draw:text-style-name="P2" draw:layer="layout" svg:width="0.071cm" svg:height="0.025cm" draw:transform="rotate (-1.62315620435473) translate (11.1583767150137cm 16.8852872359639cm)" svg:viewBox="0 0 72 26" draw:points="0,26 72,26 72,0 0,0">
            <text:p/>
          </draw:polygon>
          <draw:polygon draw:style-name="gr3" draw:text-style-name="P3" draw:layer="layout" svg:width="0.071cm" svg:height="1.245cm" draw:transform="rotate (-1.62315620435473) translate (12.4016704857832cm 16.9504455014863cm)" svg:viewBox="0 0 72 1246" draw:points="0,1246 72,1246 72,0 0,0">
            <text:p/>
          </draw:polygon>
          <draw:polygon draw:style-name="gr2" draw:text-style-name="P2" draw:layer="layout" svg:width="0.07cm" svg:height="0.024cm" draw:transform="rotate (-1.62315620435473) translate (11.1536622325857cm 16.9561375969752cm)" svg:viewBox="0 0 71 25" draw:points="0,25 71,25 71,0 0,0">
            <text:p/>
          </draw:polygon>
          <draw:polygon draw:style-name="gr3" draw:text-style-name="P3" draw:layer="layout" svg:width="0.07cm" svg:height="1.246cm" draw:transform="rotate (-1.62315620435473) translate (12.3979546328899cm 17.0213481984539cm)" svg:viewBox="0 0 71 1247" draw:points="0,1247 71,1247 71,0 0,0">
            <text:p/>
          </draw:polygon>
          <draw:line draw:style-name="gr4" draw:text-style-name="P1" draw:layer="layout" svg:x1="11.145cm" svg:y1="16.672cm" svg:x2="12.413cm" svg:y2="16.738cm">
            <text:p/>
          </draw:line>
          <draw:polygon draw:style-name="gr2" draw:text-style-name="P2" draw:layer="layout" svg:width="0.071cm" svg:height="0.655cm" draw:transform="rotate (-1.62315620435473) translate (11.7801339520788cm 17.0590656527973cm)" svg:viewBox="0 0 72 656" draw:points="0,656 72,656 72,0 0,0">
            <text:p/>
          </draw:polygon>
          <draw:polygon draw:style-name="gr3" draw:text-style-name="P3" draw:layer="layout" svg:width="0.071cm" svg:height="0.615cm" draw:transform="rotate (-1.62315620435473) translate (12.3942911159529cm 17.0912522658867cm)" svg:viewBox="0 0 72 616" draw:points="0,616 72,616 72,0 0,0">
            <text:p/>
          </draw:polygon>
          <draw:line draw:style-name="gr4" draw:text-style-name="P1" draw:layer="layout" svg:x1="11.126cm" svg:y1="17.025cm" svg:x2="12.394cm" svg:y2="17.091cm">
            <text:p/>
          </draw:line>
          <draw:polygon draw:style-name="gr2" draw:text-style-name="P2" draw:layer="layout" svg:width="0.07cm" svg:height="0.661cm" draw:transform="rotate (-1.62315620435473) translate (11.7824098763941cm 17.1302823655024cm)" svg:viewBox="0 0 71 662" draw:points="0,662 71,662 71,0 0,0">
            <text:p/>
          </draw:polygon>
          <draw:polygon draw:style-name="gr3" draw:text-style-name="P3" draw:layer="layout" svg:width="0.07cm" svg:height="0.609cm" draw:transform="rotate (-1.62315620435473) translate (12.3905752630596cm 17.1621549628543cm)" svg:viewBox="0 0 71 610" draw:points="0,610 71,610 71,0 0,0">
            <text:p/>
          </draw:polygon>
          <draw:polygon draw:style-name="gr2" draw:text-style-name="P2" draw:layer="layout" svg:width="0.071cm" svg:height="0.019cm" draw:transform="rotate (-1.62315620435473) translate (11.1376261981447cm 17.1665867490272cm)" svg:viewBox="0 0 72 20" draw:points="0,20 72,20 72,0 0,0">
            <text:p/>
          </draw:polygon>
          <draw:polygon draw:style-name="gr3" draw:text-style-name="P3" draw:layer="layout" svg:width="0.071cm" svg:height="1.251cm" draw:transform="rotate (-1.62315620435473) translate (12.3869117461226cm 17.2320590302871cm)" svg:viewBox="0 0 72 1252" draw:points="0,1252 72,1252 72,0 0,0">
            <text:p/>
          </draw:polygon>
          <draw:polygon draw:style-name="gr2" draw:text-style-name="P2" draw:layer="layout" svg:width="0.07cm" svg:height="0.016cm" draw:transform="rotate (-1.62315620435473) translate (11.1309144566472cm 17.237332438126cm)" svg:viewBox="0 0 71 17" draw:points="0,17 71,17 71,0 0,0">
            <text:p/>
          </draw:polygon>
          <draw:polygon draw:style-name="gr3" draw:text-style-name="P3" draw:layer="layout" svg:width="0.07cm" svg:height="1.254cm" draw:transform="rotate (-1.62315620435473) translate (12.3831958932294cm 17.3029617272547cm)" svg:viewBox="0 0 71 1255" draw:points="0,1255 71,1255 71,0 0,0">
            <text:p/>
          </draw:polygon>
          <draw:line draw:style-name="gr4" draw:text-style-name="P1" draw:layer="layout" svg:x1="11.122cm" svg:y1="17.096cm" svg:x2="12.39cm" svg:y2="17.162cm">
            <text:p/>
          </draw:line>
          <draw:polygon draw:style-name="gr2" draw:text-style-name="P2" draw:layer="layout" svg:width="0.071cm" svg:height="0.711cm" draw:transform="rotate (-1.62315620435473) translate (11.8212984663646cm 17.3436099951477cm)" svg:viewBox="0 0 72 712" draw:points="0,712 72,712 72,0 0,0">
            <text:p/>
          </draw:polygon>
          <draw:polygon draw:style-name="gr3" draw:text-style-name="P3" draw:layer="layout" svg:width="0.071cm" svg:height="0.559cm" draw:transform="rotate (-1.62315620435473) translate (12.3795323762924cm 17.3728657946875cm)" svg:viewBox="0 0 72 560" draw:points="0,560 72,560 72,0 0,0">
            <text:p/>
          </draw:polygon>
          <draw:polygon draw:style-name="gr2" draw:text-style-name="P2" draw:layer="layout" svg:width="0.07cm" svg:height="0.663cm" draw:transform="rotate (-1.62315620435473) translate (11.7696483958031cm 17.4120005662156cm)" svg:viewBox="0 0 71 664" draw:points="0,664 71,664 71,0 0,0">
            <text:p/>
          </draw:polygon>
          <draw:polygon draw:style-name="gr3" draw:text-style-name="P3" draw:layer="layout" svg:width="0.07cm" svg:height="0.607cm" draw:transform="rotate (-1.62315620435473) translate (12.3758165233991cm 17.4437684916551cm)" svg:viewBox="0 0 71 608" draw:points="0,608 71,608 71,0 0,0">
            <text:p/>
          </draw:polygon>
          <draw:polygon draw:style-name="gr2" draw:text-style-name="P2" draw:layer="layout" svg:width="0.071cm" svg:height="0.642cm" draw:transform="rotate (-1.62315620435473) translate (11.7450136586363cm 17.4808055785673cm)" svg:viewBox="0 0 72 643" draw:points="0,643 72,643 72,0 0,0">
            <text:p/>
          </draw:polygon>
          <draw:polygon draw:style-name="gr3" draw:text-style-name="P3" draw:layer="layout" svg:width="0.071cm" svg:height="0.628cm" draw:transform="rotate (-1.62315620435473) translate (12.3721530064621cm 17.5136725590879cm)" svg:viewBox="0 0 72 629" draw:points="0,629 72,629 72,0 0,0">
            <text:p/>
          </draw:polygon>
          <draw:polygon draw:style-name="gr2" draw:text-style-name="P2" draw:layer="layout" svg:width="0.071cm" svg:height="0.621cm" draw:transform="rotate (-1.62315620435473) translate (11.7203265855132cm 17.5506092204538cm)" svg:viewBox="0 0 72 622" draw:points="0,622 72,622 72,0 0,0">
            <text:p/>
          </draw:polygon>
          <draw:polygon draw:style-name="gr3" draw:text-style-name="P3" draw:layer="layout" svg:width="0.071cm" svg:height="0.649cm" draw:transform="rotate (-1.62315620435473) translate (12.3684371535689cm 17.5845752560555cm)" svg:viewBox="0 0 72 650" draw:points="0,650 72,650 72,0 0,0">
            <text:p/>
          </draw:polygon>
          <draw:polygon draw:style-name="gr2" draw:text-style-name="P2" draw:layer="layout" svg:width="0.07cm" svg:height="0.612cm" draw:transform="rotate (-1.62315620435473) translate (11.7076230668071cm 17.6210408938152cm)" svg:viewBox="0 0 71 613" draw:points="0,613 71,613 71,0 0,0">
            <text:p/>
          </draw:polygon>
          <draw:polygon draw:style-name="gr3" draw:text-style-name="P3" draw:layer="layout" svg:width="0.07cm" svg:height="0.658cm" draw:transform="rotate (-1.62315620435473) translate (12.3647213006756cm 17.6554779530231cm)" svg:viewBox="0 0 71 659" draw:points="0,659 71,659 71,0 0,0">
            <text:p/>
          </draw:polygon>
          <draw:polygon draw:style-name="gr2" draw:text-style-name="P2" draw:layer="layout" svg:width="0.071cm" svg:height="0.562cm" draw:transform="rotate (-1.62315620435473) translate (11.6540280731324cm 17.6883281634359cm)" svg:viewBox="0 0 72 563" draw:points="0,563 72,563 72,0 0,0">
            <text:p/>
          </draw:polygon>
          <draw:polygon draw:style-name="gr3" draw:text-style-name="P3" draw:layer="layout" svg:width="0.071cm" svg:height="0.708cm" draw:transform="rotate (-1.62315620435473) translate (12.3610577837386cm 17.7253820204559cm)" svg:viewBox="0 0 72 709" draw:points="0,709 72,709 72,0 0,0">
            <text:p/>
          </draw:polygon>
          <draw:polygon draw:style-name="gr2" draw:text-style-name="P2" draw:layer="layout" svg:width="0.07cm" svg:height="0.025cm" draw:transform="rotate (-1.62315620435473) translate (11.1140481600759cm 17.731126451901cm)" svg:viewBox="0 0 71 26" draw:points="0,26 71,26 71,0 0,0">
            <text:p/>
          </draw:polygon>
          <draw:polygon draw:style-name="gr3" draw:text-style-name="P3" draw:layer="layout" svg:width="0.07cm" svg:height="1.245cm" draw:transform="rotate (-1.62315620435473) translate (12.3573419308454cm 17.7962847174235cm)" svg:viewBox="0 0 71 1246" draw:points="0,1246 71,1246 71,0 0,0">
            <text:p/>
          </draw:polygon>
          <draw:polygon draw:style-name="gr2" draw:text-style-name="P2" draw:layer="layout" svg:width="0.072cm" svg:height="0.025cm" draw:transform="rotate (-1.62315620435473) translate (11.1103846431389cm 17.8010305193338cm)" svg:viewBox="0 0 73 26" draw:points="0,26 73,26 73,0 0,0">
            <text:p/>
          </draw:polygon>
          <draw:polygon draw:style-name="gr3" draw:text-style-name="P3" draw:layer="layout" svg:width="0.072cm" svg:height="1.245cm" draw:transform="rotate (-1.62315620435473) translate (12.3536784139084cm 17.8661887848563cm)" svg:viewBox="0 0 73 1246" draw:points="0,1246 73,1246 73,0 0,0">
            <text:p/>
          </draw:polygon>
          <draw:polygon draw:style-name="gr2" draw:text-style-name="P2" draw:layer="layout" svg:width="0.07cm" svg:height="0.024cm" draw:transform="rotate (-1.62315620435473) translate (11.1056701607109cm 17.8718808803451cm)" svg:viewBox="0 0 71 25" draw:points="0,25 71,25 71,0 0,0">
            <text:p/>
          </draw:polygon>
          <draw:polygon draw:style-name="gr3" draw:text-style-name="P3" draw:layer="layout" svg:width="0.07cm" svg:height="1.246cm" draw:transform="rotate (-1.62315620435473) translate (12.3499625610151cm 17.9370914818238cm)" svg:viewBox="0 0 71 1247" draw:points="0,1247 71,1247 71,0 0,0">
            <text:p/>
          </draw:polygon>
          <draw:polygon draw:style-name="gr2" draw:text-style-name="P2" draw:layer="layout" svg:width="0.071cm" svg:height="0.021cm" draw:transform="rotate (-1.62315620435473) translate (11.0990107551697cm 17.9416279399092cm)" svg:viewBox="0 0 72 22" draw:points="0,22 72,22 72,0 0,0">
            <text:p/>
          </draw:polygon>
          <draw:polygon draw:style-name="gr3" draw:text-style-name="P3" draw:layer="layout" svg:width="0.071cm" svg:height="1.249cm" draw:transform="rotate (-1.62315620435473) translate (12.3462990440781cm 18.0069955492567cm)" svg:viewBox="0 0 72 1250" draw:points="0,1250 72,1250 72,0 0,0">
            <text:p/>
          </draw:polygon>
          <draw:polygon draw:style-name="gr2" draw:text-style-name="P2" draw:layer="layout" svg:width="0.07cm" svg:height="0.021cm" draw:transform="rotate (-1.62315620435473) translate (11.0952949022764cm 18.0125306368768cm)" svg:viewBox="0 0 71 22" draw:points="0,22 71,22 71,0 0,0">
            <text:p/>
          </draw:polygon>
          <draw:polygon draw:style-name="gr3" draw:text-style-name="P3" draw:layer="layout" svg:width="0.07cm" svg:height="1.249cm" draw:transform="rotate (-1.62315620435473) translate (12.3425831911849cm 18.0778982462242cm)" svg:viewBox="0 0 71 1250" draw:points="0,1250 71,1250 71,0 0,0">
            <text:p/>
          </draw:polygon>
          <draw:polygon draw:style-name="gr2" draw:text-style-name="P2" draw:layer="layout" svg:width="0.071cm" svg:height="0.02cm" draw:transform="rotate (-1.62315620435473) translate (11.0906327558046cm 18.0823823683534cm)" svg:viewBox="0 0 72 21" draw:points="0,21 72,21 72,0 0,0">
            <text:p/>
          </draw:polygon>
          <draw:polygon draw:style-name="gr3" draw:text-style-name="P3" draw:layer="layout" svg:width="0.071cm" svg:height="1.25cm" draw:transform="rotate (-1.62315620435473) translate (12.3389196742479cm 18.1478023136571cm)" svg:viewBox="0 0 72 1251" draw:points="0,1251 72,1251 72,0 0,0">
            <text:p/>
          </draw:polygon>
          <draw:polygon draw:style-name="gr2" draw:text-style-name="P2" draw:layer="layout" svg:width="0.071cm" svg:height="0.02cm" draw:transform="rotate (-1.62315620435473) translate (11.0869169029114cm 18.153285065321cm)" svg:viewBox="0 0 72 21" draw:points="0,21 72,21 72,0 0,0">
            <text:p/>
          </draw:polygon>
          <draw:polygon draw:style-name="gr3" draw:text-style-name="P3" draw:layer="layout" svg:width="0.071cm" svg:height="1.25cm" draw:transform="rotate (-1.62315620435473) translate (12.3352038213546cm 18.2187050106246cm)" svg:viewBox="0 0 72 1251" draw:points="0,1251 72,1251 72,0 0,0">
            <text:p/>
          </draw:polygon>
          <draw:line draw:style-name="gr4" draw:text-style-name="P1" draw:layer="layout" svg:x1="11.111cm" svg:y1="17.306cm" svg:x2="12.379cm" svg:y2="17.372cm">
            <text:p/>
          </draw:line>
          <draw:polygon draw:style-name="gr2" draw:text-style-name="P2" draw:layer="layout" svg:width="0.07cm" svg:height="1.219cm" draw:transform="rotate (-1.62315620435473) translate (12.2805578621889cm 18.2869385738238cm)" svg:viewBox="0 0 71 1220" draw:points="0,1220 71,1220 71,0 0,0">
            <text:p/>
          </draw:polygon>
          <draw:polygon draw:style-name="gr3" draw:text-style-name="P3" draw:layer="layout" svg:width="0.07cm" svg:height="0.051cm" draw:transform="rotate (-1.62315620435473) translate (12.3314879684614cm 18.2896077075922cm)" svg:viewBox="0 0 71 52" draw:points="0,52 71,52 71,0 0,0">
            <text:p/>
          </draw:polygon>
          <draw:polygon draw:style-name="gr2" draw:text-style-name="P2" draw:layer="layout" svg:width="0.071cm" svg:height="1.215cm" draw:transform="rotate (-1.62315620435473) translate (12.2728998271129cm 18.3566332974317cm)" svg:viewBox="0 0 72 1216" draw:points="0,1216 72,1216 72,0 0,0">
            <text:p/>
          </draw:polygon>
          <draw:polygon draw:style-name="gr3" draw:text-style-name="P3" draw:layer="layout" svg:width="0.071cm" svg:height="0.055cm" draw:transform="rotate (-1.62315620435473) translate (12.3278244515244cm 18.359511775025cm)" svg:viewBox="0 0 72 56" draw:points="0,56 72,56 72,0 0,0">
            <text:p/>
          </draw:polygon>
          <draw:polygon draw:style-name="gr2" draw:text-style-name="P2" draw:layer="layout" svg:width="0.07cm" svg:height="0.684cm" draw:transform="rotate (-1.62315620435473) translate (11.7389116912649cm 18.3997456016342cm)" svg:viewBox="0 0 71 685" draw:points="0,685 71,685 71,0 0,0">
            <text:p/>
          </draw:polygon>
          <draw:polygon draw:style-name="gr3" draw:text-style-name="P3" draw:layer="layout" svg:width="0.07cm" svg:height="0.586cm" draw:transform="rotate (-1.62315620435473) translate (12.3241085986311cm 18.4304144719926cm)" svg:viewBox="0 0 71 587" draw:points="0,587 71,587 71,0 0,0">
            <text:p/>
          </draw:polygon>
          <draw:polygon draw:style-name="gr2" draw:text-style-name="P2" draw:layer="layout" svg:width="0.071cm" svg:height="0.679cm" draw:transform="rotate (-1.62315620435473) translate (11.7302550266541cm 18.4693879892859cm)" svg:viewBox="0 0 72 680" draw:points="0,680 72,680 72,0 0,0">
            <text:p/>
          </draw:polygon>
          <draw:polygon draw:style-name="gr3" draw:text-style-name="P3" draw:layer="layout" svg:width="0.071cm" svg:height="0.591cm" draw:transform="rotate (-1.62315620435473) translate (12.3204450816941cm 18.5003185394254cm)" svg:viewBox="0 0 72 592" draw:points="0,592 72,592 72,0 0,0">
            <text:p/>
          </draw:polygon>
          <draw:polygon draw:style-name="gr2" draw:text-style-name="P2" draw:layer="layout" svg:width="0.07cm" svg:height="0.678cm" draw:transform="rotate (-1.62315620435473) translate (11.7255405442261cm 18.5402383502972cm)" svg:viewBox="0 0 71 679" draw:points="0,679 71,679 71,0 0,0">
            <text:p/>
          </draw:polygon>
          <draw:polygon draw:style-name="gr3" draw:text-style-name="P3" draw:layer="layout" svg:width="0.07cm" svg:height="0.592cm" draw:transform="rotate (-1.62315620435473) translate (12.3167292288009cm 18.571221236393cm)" svg:viewBox="0 0 71 593" draw:points="0,593 71,593 71,0 0,0">
            <text:p/>
          </draw:polygon>
          <draw:polygon draw:style-name="gr2" draw:text-style-name="P2" draw:layer="layout" svg:width="0.071cm" svg:height="0.674cm" draw:transform="rotate (-1.62315620435473) translate (11.7178825091501cm 18.609933073905cm)" svg:viewBox="0 0 72 675" draw:points="0,675 72,675 72,0 0,0">
            <text:p/>
          </draw:polygon>
          <draw:polygon draw:style-name="gr3" draw:text-style-name="P3" draw:layer="layout" svg:width="0.071cm" svg:height="0.596cm" draw:transform="rotate (-1.62315620435473) translate (12.3130657118638cm 18.6411253038258cm)" svg:viewBox="0 0 72 597" draw:points="0,597 72,597 72,0 0,0">
            <text:p/>
          </draw:polygon>
          <draw:polygon draw:style-name="gr2" draw:text-style-name="P2" draw:layer="layout" svg:width="0.07cm" svg:height="0.673cm" draw:transform="rotate (-1.62315620435473) translate (11.7131680267221cm 18.6807834349164cm)" svg:viewBox="0 0 71 674" draw:points="0,674 71,674 71,0 0,0">
            <text:p/>
          </draw:polygon>
          <draw:polygon draw:style-name="gr3" draw:text-style-name="P3" draw:layer="layout" svg:width="0.07cm" svg:height="0.597cm" draw:transform="rotate (-1.62315620435473) translate (12.3093498589706cm 18.7120280007934cm)" svg:viewBox="0 0 71 598" draw:points="0,598 71,598 71,0 0,0">
            <text:p/>
          </draw:polygon>
          <draw:polygon draw:style-name="gr2" draw:text-style-name="P2" draw:layer="layout" svg:width="0.071cm" svg:height="0.671cm" draw:transform="rotate (-1.62315620435473) translate (11.7075072507156cm 18.7505828304367cm)" svg:viewBox="0 0 72 672" draw:points="0,672 72,672 72,0 0,0">
            <text:p/>
          </draw:polygon>
          <draw:polygon draw:style-name="gr3" draw:text-style-name="P3" draw:layer="layout" svg:width="0.071cm" svg:height="0.599cm" draw:transform="rotate (-1.62315620435473) translate (12.3056863420336cm 18.7819320682262cm)" svg:viewBox="0 0 72 600" draw:points="0,600 72,600 72,0 0,0">
            <text:p/>
          </draw:polygon>
          <draw:polygon draw:style-name="gr2" draw:text-style-name="P2" draw:layer="layout" svg:width="0.071cm" svg:height="0.669cm" draw:transform="rotate (-1.62315620435473) translate (11.7017941387528cm 18.8213808554918cm)" svg:viewBox="0 0 72 670" draw:points="0,670 72,670 72,0 0,0">
            <text:p/>
          </draw:polygon>
          <draw:polygon draw:style-name="gr3" draw:text-style-name="P3" draw:layer="layout" svg:width="0.071cm" svg:height="0.601cm" draw:transform="rotate (-1.62315620435473) translate (12.3019704891403cm 18.8528347651938cm)" svg:viewBox="0 0 72 602" draw:points="0,602 72,602 72,0 0,0">
            <text:p/>
          </draw:polygon>
          <draw:polygon draw:style-name="gr2" draw:text-style-name="P2" draw:layer="layout" svg:width="0.07cm" svg:height="0.664cm" draw:transform="rotate (-1.62315620435473) translate (11.6930851381858cm 18.8920218726781cm)" svg:viewBox="0 0 71 665" draw:points="0,665 71,665 71,0 0,0">
            <text:p/>
          </draw:polygon>
          <draw:polygon draw:style-name="gr3" draw:text-style-name="P3" draw:layer="layout" svg:width="0.07cm" svg:height="0.606cm" draw:transform="rotate (-1.62315620435473) translate (12.2982546362471cm 18.9237374621614cm)" svg:viewBox="0 0 71 607" draw:points="0,607 71,607 71,0 0,0">
            <text:p/>
          </draw:polygon>
          <draw:polygon draw:style-name="gr2" draw:text-style-name="P2" draw:layer="layout" svg:width="0.071cm" svg:height="0.657cm" draw:transform="rotate (-1.62315620435473) translate (11.6824312145055cm 18.9615595884173cm)" svg:viewBox="0 0 72 658" draw:points="0,658 72,658 72,0 0,0">
            <text:p/>
          </draw:polygon>
          <draw:polygon draw:style-name="gr3" draw:text-style-name="P3" draw:layer="layout" svg:width="0.071cm" svg:height="0.613cm" draw:transform="rotate (-1.62315620435473) translate (12.2945911193101cm 18.9936415295942cm)" svg:viewBox="0 0 72 614" draw:points="0,614 72,614 72,0 0,0">
            <text:p/>
          </draw:polygon>
          <draw:polygon draw:style-name="gr2" draw:text-style-name="P2" draw:layer="layout" svg:width="0.07cm" svg:height="0.652cm" draw:transform="rotate (-1.62315620435473) translate (11.6737222139385cm 19.0322006056036cm)" svg:viewBox="0 0 71 653" draw:points="0,653 71,653 71,0 0,0">
            <text:p/>
          </draw:polygon>
          <draw:polygon draw:style-name="gr3" draw:text-style-name="P3" draw:layer="layout" svg:width="0.07cm" svg:height="0.618cm" draw:transform="rotate (-1.62315620435473) translate (12.2908752664168cm 19.0645442265618cm)" svg:viewBox="0 0 71 619" draw:points="0,619 71,619 71,0 0,0">
            <text:p/>
          </draw:polygon>
          <draw:polygon draw:style-name="gr2" draw:text-style-name="P2" draw:layer="layout" svg:width="0.071cm" svg:height="0.641cm" draw:transform="rotate (-1.62315620435473) translate (11.6590737721192cm 19.1015289775178cm)" svg:viewBox="0 0 72 642" draw:points="0,642 72,642 72,0 0,0">
            <text:p/>
          </draw:polygon>
          <draw:polygon draw:style-name="gr3" draw:text-style-name="P3" draw:layer="layout" svg:width="0.071cm" svg:height="0.629cm" draw:transform="rotate (-1.62315620435473) translate (12.2872117494798cm 19.1344482939946cm)" svg:viewBox="0 0 72 630" draw:points="0,630 72,630 72,0 0,0">
            <text:p/>
          </draw:polygon>
          <draw:polygon draw:style-name="gr2" draw:text-style-name="P2" draw:layer="layout" svg:width="0.07cm" svg:height="0.641cm" draw:transform="rotate (-1.62315620435473) translate (11.655357919226cm 19.1724316744853cm)" svg:viewBox="0 0 71 642" draw:points="0,642 71,642 71,0 0,0">
            <text:p/>
          </draw:polygon>
          <draw:polygon draw:style-name="gr3" draw:text-style-name="P3" draw:layer="layout" svg:width="0.07cm" svg:height="0.629cm" draw:transform="rotate (-1.62315620435473) translate (12.2834958965866cm 19.2053509909622cm)" svg:viewBox="0 0 71 630" draw:points="0,630 71,630 71,0 0,0">
            <text:p/>
          </draw:polygon>
          <draw:polygon draw:style-name="gr2" draw:text-style-name="P2" draw:layer="layout" svg:width="0.071cm" svg:height="0.633cm" draw:transform="rotate (-1.62315620435473) translate (11.6437053660109cm 19.2419170542682cm)" svg:viewBox="0 0 72 634" draw:points="0,634 72,634 72,0 0,0">
            <text:p/>
          </draw:polygon>
          <draw:polygon draw:style-name="gr3" draw:text-style-name="P3" draw:layer="layout" svg:width="0.071cm" svg:height="0.637cm" draw:transform="rotate (-1.62315620435473) translate (12.2798323796496cm 19.275255058395cm)" svg:viewBox="0 0 72 638" draw:points="0,638 72,638 72,0 0,0">
            <text:p/>
          </draw:polygon>
          <draw:polygon draw:style-name="gr2" draw:text-style-name="P2" draw:layer="layout" svg:width="0.07cm" svg:height="0.618cm" draw:transform="rotate (-1.62315620435473) translate (11.6250100700963cm 19.3120347118922cm)" svg:viewBox="0 0 71 619" draw:points="0,619 71,619 71,0 0,0">
            <text:p/>
          </draw:polygon>
          <draw:polygon draw:style-name="gr3" draw:text-style-name="P3" draw:layer="layout" svg:width="0.07cm" svg:height="0.652cm" draw:transform="rotate (-1.62315620435473) translate (12.2761165267563cm 19.3461577553626cm)" svg:viewBox="0 0 71 653" draw:points="0,653 71,653 71,0 0,0">
            <text:p/>
          </draw:polygon>
          <draw:polygon draw:style-name="gr2" draw:text-style-name="P2" draw:layer="layout" svg:width="0.071cm" svg:height="0.605cm" draw:transform="rotate (-1.62315620435473) translate (11.6083643692075cm 19.3812584118938cm)" svg:viewBox="0 0 72 606" draw:points="0,606 72,606 72,0 0,0">
            <text:p/>
          </draw:polygon>
          <draw:polygon draw:style-name="gr3" draw:text-style-name="P3" draw:layer="layout" svg:width="0.071cm" svg:height="0.665cm" draw:transform="rotate (-1.62315620435473) translate (12.2724530098193cm 19.4160618227954cm)" svg:viewBox="0 0 72 666" draw:points="0,666 72,666 72,0 0,0">
            <text:p/>
          </draw:polygon>
          <draw:polygon draw:style-name="gr2" draw:text-style-name="P2" draw:layer="layout" svg:width="0.071cm" svg:height="0.581cm" draw:transform="rotate (-1.62315620435473) translate (11.5806814074802cm 19.4509050459116cm)" svg:viewBox="0 0 72 582" draw:points="0,582 72,582 72,0 0,0">
            <text:p/>
          </draw:polygon>
          <draw:polygon draw:style-name="gr3" draw:text-style-name="P3" draw:layer="layout" svg:width="0.071cm" svg:height="0.689cm" draw:transform="rotate (-1.62315620435473) translate (12.2687371569261cm 19.486964519763cm)" svg:viewBox="0 0 72 690" draw:points="0,690 72,690 72,0 0,0">
            <text:p/>
          </draw:polygon>
          <draw:polygon draw:style-name="gr2" draw:text-style-name="P2" draw:layer="layout" svg:width="0.07cm" svg:height="0.031cm" draw:transform="rotate (-1.62315620435473) translate (11.0277193104719cm 19.4930229669455cm)" svg:viewBox="0 0 71 32" draw:points="0,32 71,32 71,0 0,0">
            <text:p/>
          </draw:polygon>
          <draw:polygon draw:style-name="gr3" draw:text-style-name="P3" draw:layer="layout" svg:width="0.07cm" svg:height="1.239cm" draw:transform="rotate (-1.62315620435473) translate (12.2650213040328cm 19.5578672167305cm)" svg:viewBox="0 0 71 1240" draw:points="0,1240 71,1240 71,0 0,0">
            <text:p/>
          </draw:polygon>
          <draw:polygon draw:style-name="gr2" draw:text-style-name="P2" draw:layer="layout" svg:width="0.071cm" svg:height="0.03cm" draw:transform="rotate (-1.62315620435473) translate (11.0230571640001cm 19.5628746984221cm)" svg:viewBox="0 0 72 31" draw:points="0,31 72,31 72,0 0,0">
            <text:p/>
          </draw:polygon>
          <draw:polygon draw:style-name="gr3" draw:text-style-name="P3" draw:layer="layout" svg:width="0.071cm" svg:height="1.24cm" draw:transform="rotate (-1.62315620435473) translate (12.2613577870958cm 19.6277712841633cm)" svg:viewBox="0 0 72 1241" draw:points="0,1241 72,1241 72,0 0,0">
            <text:p/>
          </draw:polygon>
          <draw:polygon draw:style-name="gr2" draw:text-style-name="P2" draw:layer="layout" svg:width="0.07cm" svg:height="0.026cm" draw:transform="rotate (-1.62315620435473) translate (11.0153467929679cm 19.6335680515647cm)" svg:viewBox="0 0 71 27" draw:points="0,27 71,27 71,0 0,0">
            <text:p/>
          </draw:polygon>
          <draw:polygon draw:style-name="gr3" draw:text-style-name="P3" draw:layer="layout" svg:width="0.07cm" svg:height="1.244cm" draw:transform="rotate (-1.62315620435473) translate (12.2576419342026cm 19.6986739811309cm)" svg:viewBox="0 0 71 1245" draw:points="0,1245 71,1245 71,0 0,0">
            <text:p/>
          </draw:polygon>
          <draw:polygon draw:style-name="gr2" draw:text-style-name="P2" draw:layer="layout" svg:width="0.071cm" svg:height="0.026cm" draw:transform="rotate (-1.62315620435473) translate (11.0116832760309cm 19.7034721189975cm)" svg:viewBox="0 0 72 27" draw:points="0,27 72,27 72,0 0,0">
            <text:p/>
          </draw:polygon>
          <draw:polygon draw:style-name="gr3" draw:text-style-name="P3" draw:layer="layout" svg:width="0.071cm" svg:height="1.244cm" draw:transform="rotate (-1.62315620435473) translate (12.2539784172656cm 19.7685780485637cm)" svg:viewBox="0 0 72 1245" draw:points="0,1245 72,1245 72,0 0,0">
            <text:p/>
          </draw:polygon>
          <draw:polygon draw:style-name="gr2" draw:text-style-name="P2" draw:layer="layout" svg:width="0.07cm" svg:height="0.026cm" draw:transform="rotate (-1.62315620435473) translate (11.0079674231376cm 19.7743748159651cm)" svg:viewBox="0 0 71 27" draw:points="0,27 71,27 71,0 0,0">
            <text:p/>
          </draw:polygon>
          <draw:polygon draw:style-name="gr3" draw:text-style-name="P3" draw:layer="layout" svg:width="0.07cm" svg:height="1.244cm" draw:transform="rotate (-1.62315620435473) translate (12.2502625643723cm 19.8394807455313cm)" svg:viewBox="0 0 71 1245" draw:points="0,1245 71,1245 71,0 0,0">
            <text:p/>
          </draw:polygon>
          <draw:polygon draw:style-name="gr2" draw:text-style-name="P2" draw:layer="layout" svg:width="0.071cm" svg:height="0.026cm" draw:transform="rotate (-1.62315620435473) translate (11.0043039062006cm 19.8442788833979cm)" svg:viewBox="0 0 72 27" draw:points="0,27 72,27 72,0 0,0">
            <text:p/>
          </draw:polygon>
          <draw:polygon draw:style-name="gr3" draw:text-style-name="P3" draw:layer="layout" svg:width="0.071cm" svg:height="1.244cm" draw:transform="rotate (-1.62315620435473) translate (12.2465990474353cm 19.9093848129641cm)" svg:viewBox="0 0 72 1245" draw:points="0,1245 72,1245 72,0 0,0">
            <text:p/>
          </draw:polygon>
          <draw:polygon draw:style-name="gr2" draw:text-style-name="P2" draw:layer="layout" svg:width="0.07cm" svg:height="0.025cm" draw:transform="rotate (-1.62315620435473) translate (10.9995894237726cm 19.9151292444092cm)" svg:viewBox="0 0 71 26" draw:points="0,26 71,26 71,0 0,0">
            <text:p/>
          </draw:polygon>
          <draw:polygon draw:style-name="gr3" draw:text-style-name="P3" draw:layer="layout" svg:width="0.07cm" svg:height="1.245cm" draw:transform="rotate (-1.62315620435473) translate (12.2428831945421cm 19.9802875099317cm)" svg:viewBox="0 0 71 1246" draw:points="0,1246 71,1246 71,0 0,0">
            <text:p/>
          </draw:polygon>
          <draw:polygon draw:style-name="gr2" draw:text-style-name="P2" draw:layer="layout" svg:width="0.071cm" svg:height="0.024cm" draw:transform="rotate (-1.62315620435473) translate (10.9949272773009cm 19.9849809758858cm)" svg:viewBox="0 0 72 25" draw:points="0,25 72,25 72,0 0,0">
            <text:p/>
          </draw:polygon>
          <draw:polygon draw:style-name="gr3" draw:text-style-name="P3" draw:layer="layout" svg:width="0.071cm" svg:height="1.246cm" draw:transform="rotate (-1.62315620435473) translate (12.2392196776051cm 20.0501915773645cm)" svg:viewBox="0 0 72 1247" draw:points="0,1247 72,1247 72,0 0,0">
            <text:p/>
          </draw:polygon>
          <draw:polygon draw:style-name="gr2" draw:text-style-name="P2" draw:layer="layout" svg:width="0.071cm" svg:height="0.024cm" draw:transform="rotate (-1.62315620435473) translate (10.9912114244076cm 20.0558836728534cm)" svg:viewBox="0 0 72 25" draw:points="0,25 72,25 72,0 0,0">
            <text:p/>
          </draw:polygon>
          <draw:polygon draw:style-name="gr3" draw:text-style-name="P3" draw:layer="layout" svg:width="0.071cm" svg:height="1.246cm" draw:transform="rotate (-1.62315620435473) translate (12.2355038247118cm 20.1210942743321cm)" svg:viewBox="0 0 72 1247" draw:points="0,1247 72,1247 72,0 0,0">
            <text:p/>
          </draw:polygon>
          <draw:polygon draw:style-name="gr2" draw:text-style-name="P2" draw:layer="layout" svg:width="0.07cm" svg:height="0.024cm" draw:transform="rotate (-1.62315620435473) translate (10.9874955715144cm 20.126786369821cm)" svg:viewBox="0 0 71 25" draw:points="0,25 71,25 71,0 0,0">
            <text:p/>
          </draw:polygon>
          <draw:polygon draw:style-name="gr3" draw:text-style-name="P3" draw:layer="layout" svg:width="0.07cm" svg:height="1.246cm" draw:transform="rotate (-1.62315620435473) translate (12.2317879718186cm 20.1919969712997cm)" svg:viewBox="0 0 71 1247" draw:points="0,1247 71,1247 71,0 0,0">
            <text:p/>
          </draw:polygon>
          <draw:polygon draw:style-name="gr2" draw:text-style-name="P2" draw:layer="layout" svg:width="0.071cm" svg:height="0.022cm" draw:transform="rotate (-1.62315620435473) translate (10.9818347955078cm 20.1965857653413cm)" svg:viewBox="0 0 72 23" draw:points="0,23 72,23 72,0 0,0">
            <text:p/>
          </draw:polygon>
          <draw:polygon draw:style-name="gr3" draw:text-style-name="P3" draw:layer="layout" svg:width="0.071cm" svg:height="1.248cm" draw:transform="rotate (-1.62315620435473) translate (12.2281244548815cm 20.2619010387325cm)" svg:viewBox="0 0 72 1249" draw:points="0,1249 72,1249 72,0 0,0">
            <text:p/>
          </draw:polygon>
          <draw:polygon draw:style-name="gr2" draw:text-style-name="P2" draw:layer="layout" svg:width="0.07cm" svg:height="0.021cm" draw:transform="rotate (-1.62315620435473) translate (10.9771203130798cm 20.2674361263526cm)" svg:viewBox="0 0 71 22" draw:points="0,22 71,22 71,0 0,0">
            <text:p/>
          </draw:polygon>
          <draw:polygon draw:style-name="gr3" draw:text-style-name="P3" draw:layer="layout" svg:width="0.07cm" svg:height="1.249cm" draw:transform="rotate (-1.62315620435473) translate (12.2244086019883cm 20.3328037357001cm)" svg:viewBox="0 0 71 1250" draw:points="0,1250 71,1250 71,0 0,0">
            <text:p/>
          </draw:polygon>
          <draw:line draw:style-name="gr4" draw:text-style-name="P1" draw:layer="layout" svg:x1="11.063cm" svg:y1="18.223cm" svg:x2="12.331cm" svg:y2="18.289cm">
            <text:p/>
          </draw:line>
          <draw:polygon draw:style-name="gr2" draw:text-style-name="P2" draw:layer="layout" svg:width="0.071cm" svg:height="1.214cm" draw:transform="rotate (-1.62315620435473) translate (12.164821831105cm 20.3997769895833cm)" svg:viewBox="0 0 72 1215" draw:points="0,1215 72,1215 72,0 0,0">
            <text:p/>
          </draw:polygon>
          <draw:polygon draw:style-name="gr3" draw:text-style-name="P3" draw:layer="layout" svg:width="0.071cm" svg:height="0.056cm" draw:transform="rotate (-1.62315620435473) translate (12.2207450850513cm 20.4027078031329cm)" svg:viewBox="0 0 72 57" draw:points="0,57 72,57 72,0 0,0">
            <text:p/>
          </draw:polygon>
          <draw:polygon draw:style-name="gr2" draw:text-style-name="P2" draw:layer="layout" svg:width="0.07cm" svg:height="0.71cm" draw:transform="rotate (-1.62315620435473) translate (11.6577966926955cm 20.4443023646044cm)" svg:viewBox="0 0 71 711" draw:points="0,711 71,711 71,0 0,0">
            <text:p/>
          </draw:polygon>
          <draw:polygon draw:style-name="gr3" draw:text-style-name="P3" draw:layer="layout" svg:width="0.07cm" svg:height="0.56cm" draw:transform="rotate (-1.62315620435473) translate (12.217029232158cm 20.4736105001005cm)" svg:viewBox="0 0 71 561" draw:points="0,561 71,561 71,0 0,0">
            <text:p/>
          </draw:polygon>
          <draw:polygon draw:style-name="gr2" draw:text-style-name="P2" draw:layer="layout" svg:width="0.071cm" svg:height="0.699cm" draw:transform="rotate (-1.62315620435473) translate (11.6431482508762cm 20.5136307365186cm)" svg:viewBox="0 0 72 700" draw:points="0,700 72,700 72,0 0,0">
            <text:p/>
          </draw:polygon>
          <draw:polygon draw:style-name="gr3" draw:text-style-name="P3" draw:layer="layout" svg:width="0.071cm" svg:height="0.571cm" draw:transform="rotate (-1.62315620435473) translate (12.213365715221cm 20.5435145675333cm)" svg:viewBox="0 0 72 572" draw:points="0,572 72,572 72,0 0,0">
            <text:p/>
          </draw:polygon>
          <draw:polygon draw:style-name="gr2" draw:text-style-name="P2" draw:layer="layout" svg:width="0.07cm" svg:height="0.683cm" draw:transform="rotate (-1.62315620435473) translate (11.6234543254269cm 20.5836960581863cm)" svg:viewBox="0 0 71 684" draw:points="0,684 71,684 71,0 0,0">
            <text:p/>
          </draw:polygon>
          <draw:polygon draw:style-name="gr3" draw:text-style-name="P3" draw:layer="layout" svg:width="0.07cm" svg:height="0.587cm" draw:transform="rotate (-1.62315620435473) translate (12.2096498623278cm 20.6144172645009cm)" svg:viewBox="0 0 71 588" draw:points="0,588 71,588 71,0 0,0">
            <text:p/>
          </draw:polygon>
          <draw:polygon draw:style-name="gr2" draw:text-style-name="P2" draw:layer="layout" svg:width="0.071cm" svg:height="0.682cm" draw:transform="rotate (-1.62315620435473) translate (11.6187921789551cm 20.6535477896628cm)" svg:viewBox="0 0 72 683" draw:points="0,683 72,683 72,0 0,0">
            <text:p/>
          </draw:polygon>
          <draw:polygon draw:style-name="gr3" draw:text-style-name="P3" draw:layer="layout" svg:width="0.071cm" svg:height="0.588cm" draw:transform="rotate (-1.62315620435473) translate (12.2059863453908cm 20.6843213319337cm)" svg:viewBox="0 0 72 589" draw:points="0,589 72,589 72,0 0,0">
            <text:p/>
          </draw:polygon>
          <draw:polygon draw:style-name="gr2" draw:text-style-name="P2" draw:layer="layout" svg:width="0.071cm" svg:height="0.68cm" draw:transform="rotate (-1.62315620435473) translate (11.6130790669923cm 20.7243458147179cm)" svg:viewBox="0 0 72 681" draw:points="0,681 72,681 72,0 0,0">
            <text:p/>
          </draw:polygon>
          <draw:polygon draw:style-name="gr3" draw:text-style-name="P3" draw:layer="layout" svg:width="0.071cm" svg:height="0.59cm" draw:transform="rotate (-1.62315620435473) translate (12.2022704924975cm 20.7552240289013cm)" svg:viewBox="0 0 72 591" draw:points="0,591 72,591 72,0 0,0">
            <text:p/>
          </draw:polygon>
          <draw:polygon draw:style-name="gr2" draw:text-style-name="P2" draw:layer="layout" svg:width="0.07cm" svg:height="0.68cm" draw:transform="rotate (-1.62315620435473) translate (11.6093632140991cm 20.7952485116855cm)" svg:viewBox="0 0 71 681" draw:points="0,681 71,681 71,0 0,0">
            <text:p/>
          </draw:polygon>
          <draw:polygon draw:style-name="gr3" draw:text-style-name="P3" draw:layer="layout" svg:width="0.07cm" svg:height="0.59cm" draw:transform="rotate (-1.62315620435473) translate (12.1985546396043cm 20.8261267258688cm)" svg:viewBox="0 0 71 591" draw:points="0,591 71,591 71,0 0,0">
            <text:p/>
          </draw:polygon>
          <draw:polygon draw:style-name="gr2" draw:text-style-name="P2" draw:layer="layout" svg:width="0.071cm" svg:height="0.66cm" draw:transform="rotate (-1.62315620435473) translate (11.585727106467cm 20.8641058599935cm)" svg:viewBox="0 0 72 661" draw:points="0,661 72,661 72,0 0,0">
            <text:p/>
          </draw:polygon>
          <draw:polygon draw:style-name="gr3" draw:text-style-name="P3" draw:layer="layout" svg:width="0.071cm" svg:height="0.61cm" draw:transform="rotate (-1.62315620435473) translate (12.1948911226673cm 20.8960307933017cm)" svg:viewBox="0 0 72 611" draw:points="0,611 72,611 72,0 0,0">
            <text:p/>
          </draw:polygon>
          <draw:polygon draw:style-name="gr2" draw:text-style-name="P2" draw:layer="layout" svg:width="0.07cm" svg:height="0.655cm" draw:transform="rotate (-1.62315620435473) translate (11.5770181059cm 20.9347468771798cm)" svg:viewBox="0 0 71 656" draw:points="0,656 71,656 71,0 0,0">
            <text:p/>
          </draw:polygon>
          <draw:polygon draw:style-name="gr3" draw:text-style-name="P3" draw:layer="layout" svg:width="0.07cm" svg:height="0.615cm" draw:transform="rotate (-1.62315620435473) translate (12.191175269774cm 20.9669334902692cm)" svg:viewBox="0 0 71 616" draw:points="0,616 71,616 71,0 0,0">
            <text:p/>
          </draw:polygon>
          <draw:polygon draw:style-name="gr2" draw:text-style-name="P2" draw:layer="layout" svg:width="0.071cm" svg:height="0.651cm" draw:transform="rotate (-1.62315620435473) translate (11.5693600708239cm 21.0044416007877cm)" svg:viewBox="0 0 72 652" draw:points="0,652 72,652 72,0 0,0">
            <text:p/>
          </draw:polygon>
          <draw:polygon draw:style-name="gr3" draw:text-style-name="P3" draw:layer="layout" svg:width="0.071cm" svg:height="0.619cm" draw:transform="rotate (-1.62315620435473) translate (12.187511752837cm 21.036837557702cm)" svg:viewBox="0 0 72 620" draw:points="0,620 72,620 72,0 0,0">
            <text:p/>
          </draw:polygon>
          <draw:polygon draw:style-name="gr2" draw:text-style-name="P2" draw:layer="layout" svg:width="0.07cm" svg:height="0.647cm" draw:transform="rotate (-1.62315620435473) translate (11.5616496997917cm 21.0751349539303cm)" svg:viewBox="0 0 71 648" draw:points="0,648 71,648 71,0 0,0">
            <text:p/>
          </draw:polygon>
          <draw:polygon draw:style-name="gr3" draw:text-style-name="P3" draw:layer="layout" svg:width="0.07cm" svg:height="0.623cm" draw:transform="rotate (-1.62315620435473) translate (12.1837958999438cm 21.1077402546696cm)" svg:viewBox="0 0 71 624" draw:points="0,624 71,624 71,0 0,0">
            <text:p/>
          </draw:polygon>
          <draw:polygon draw:style-name="gr2" draw:text-style-name="P2" draw:layer="layout" svg:width="0.071cm" svg:height="0.646cm" draw:transform="rotate (-1.62315620435473) translate (11.5569875533199cm 21.1449866854068cm)" svg:viewBox="0 0 72 647" draw:points="0,647 72,647 72,0 0,0">
            <text:p/>
          </draw:polygon>
          <draw:polygon draw:style-name="gr3" draw:text-style-name="P3" draw:layer="layout" svg:width="0.071cm" svg:height="0.624cm" draw:transform="rotate (-1.62315620435473) translate (12.1801323830068cm 21.1776443221024cm)" svg:viewBox="0 0 72 625" draw:points="0,625 72,625 72,0 0,0">
            <text:p/>
          </draw:polygon>
          <draw:polygon draw:style-name="gr2" draw:text-style-name="P2" draw:layer="layout" svg:width="0.07cm" svg:height="0.641cm" draw:transform="rotate (-1.62315620435473) translate (11.5482785527529cm 21.2156277025932cm)" svg:viewBox="0 0 71 642" draw:points="0,642 71,642 71,0 0,0">
            <text:p/>
          </draw:polygon>
          <draw:polygon draw:style-name="gr3" draw:text-style-name="P3" draw:layer="layout" svg:width="0.07cm" svg:height="0.629cm" draw:transform="rotate (-1.62315620435473) translate (12.1764165301135cm 21.24854701907cm)" svg:viewBox="0 0 71 630" draw:points="0,630 71,630 71,0 0,0">
            <text:p/>
          </draw:polygon>
          <draw:polygon draw:style-name="gr2" draw:text-style-name="P2" draw:layer="layout" svg:width="0.071cm" svg:height="0.637cm" draw:transform="rotate (-1.62315620435473) translate (11.5406205176769cm 21.2853224262011cm)" svg:viewBox="0 0 72 638" draw:points="0,638 72,638 72,0 0,0">
            <text:p/>
          </draw:polygon>
          <draw:polygon draw:style-name="gr3" draw:text-style-name="P3" draw:layer="layout" svg:width="0.071cm" svg:height="0.633cm" draw:transform="rotate (-1.62315620435473) translate (12.1727530131765cm 21.3184510865028cm)" svg:viewBox="0 0 72 634" draw:points="0,634 72,634 72,0 0,0">
            <text:p/>
          </draw:polygon>
          <draw:polygon draw:style-name="gr2" draw:text-style-name="P2" draw:layer="layout" svg:width="0.071cm" svg:height="0.633cm" draw:transform="rotate (-1.62315620435473) translate (11.5329101466446cm 21.3560157793437cm)" svg:viewBox="0 0 72 634" draw:points="0,634 72,634 72,0 0,0">
            <text:p/>
          </draw:polygon>
          <draw:polygon draw:style-name="gr3" draw:text-style-name="P3" draw:layer="layout" svg:width="0.071cm" svg:height="0.637cm" draw:transform="rotate (-1.62315620435473) translate (12.1690371602833cm 21.3893537834704cm)" svg:viewBox="0 0 72 638" draw:points="0,638 72,638 72,0 0,0">
            <text:p/>
          </draw:polygon>
          <draw:polygon draw:style-name="gr2" draw:text-style-name="P2" draw:layer="layout" svg:width="0.07cm" svg:height="0.633cm" draw:transform="rotate (-1.62315620435473) translate (11.5291942937514cm 21.4269184763112cm)" svg:viewBox="0 0 71 634" draw:points="0,634 71,634 71,0 0,0">
            <text:p/>
          </draw:polygon>
          <draw:polygon draw:style-name="gr3" draw:text-style-name="P3" draw:layer="layout" svg:width="0.07cm" svg:height="0.637cm" draw:transform="rotate (-1.62315620435473) translate (12.16532130739cm 21.460256480438cm)" svg:viewBox="0 0 71 638" draw:points="0,638 71,638 71,0 0,0">
            <text:p/>
          </draw:polygon>
          <draw:polygon draw:style-name="gr2" draw:text-style-name="P2" draw:layer="layout" svg:width="0.071cm" svg:height="0.621cm" draw:transform="rotate (-1.62315620435473) translate (11.5135472223973cm 21.4961945122691cm)" svg:viewBox="0 0 72 622" draw:points="0,622 72,622 72,0 0,0">
            <text:p/>
          </draw:polygon>
          <draw:polygon draw:style-name="gr3" draw:text-style-name="P3" draw:layer="layout" svg:width="0.071cm" svg:height="0.649cm" draw:transform="rotate (-1.62315620435473) translate (12.161657790453cm 21.5301605478708cm)" svg:viewBox="0 0 72 650" draw:points="0,650 72,650 72,0 0,0">
            <text:p/>
          </draw:polygon>
          <draw:polygon draw:style-name="gr2" draw:text-style-name="P2" draw:layer="layout" svg:width="0.07cm" svg:height="0.612cm" draw:transform="rotate (-1.62315620435473) translate (11.5008437036913cm 21.5666261856305cm)" svg:viewBox="0 0 71 613" draw:points="0,613 71,613 71,0 0,0">
            <text:p/>
          </draw:polygon>
          <draw:polygon draw:style-name="gr3" draw:text-style-name="P3" draw:layer="layout" svg:width="0.07cm" svg:height="0.658cm" draw:transform="rotate (-1.62315620435473) translate (12.1579419375598cm 21.6010632448384cm)" svg:viewBox="0 0 71 659" draw:points="0,659 71,659 71,0 0,0">
            <text:p/>
          </draw:polygon>
          <draw:polygon draw:style-name="gr2" draw:text-style-name="P2" draw:layer="layout" svg:width="0.071cm" svg:height="0.581cm" draw:transform="rotate (-1.62315620435473) translate (11.4662226711769cm 21.6349078384198cm)" svg:viewBox="0 0 72 582" draw:points="0,582 72,582 72,0 0,0">
            <text:p/>
          </draw:polygon>
          <draw:polygon draw:style-name="gr3" draw:text-style-name="P3" draw:layer="layout" svg:width="0.071cm" svg:height="0.689cm" draw:transform="rotate (-1.62315620435473) translate (12.1542784206228cm 21.6709673122712cm)" svg:viewBox="0 0 72 690" draw:points="0,690 72,690 72,0 0,0">
            <text:p/>
          </draw:polygon>
          <draw:polygon draw:style-name="gr2" draw:text-style-name="P2" draw:layer="layout" svg:width="0.07cm" svg:height="0.577cm" draw:transform="rotate (-1.62315620435473) translate (11.4585123001446cm 21.7056011915624cm)" svg:viewBox="0 0 71 578" draw:points="0,578 71,578 71,0 0,0">
            <text:p/>
          </draw:polygon>
          <draw:polygon draw:style-name="gr3" draw:text-style-name="P3" draw:layer="layout" svg:width="0.07cm" svg:height="0.693cm" draw:transform="rotate (-1.62315620435473) translate (12.1505625677295cm 21.7418700092388cm)" svg:viewBox="0 0 71 694" draw:points="0,694 71,694 71,0 0,0">
            <text:p/>
          </draw:polygon>
          <draw:polygon draw:style-name="gr2" draw:text-style-name="P2" draw:layer="layout" svg:width="0.071cm" svg:height="0.04cm" draw:transform="rotate (-1.62315620435473) translate (10.9185847230444cm 21.7474008504928cm)" svg:viewBox="0 0 72 41" draw:points="0,41 72,41 72,0 0,0">
            <text:p/>
          </draw:polygon>
          <draw:polygon draw:style-name="gr3" draw:text-style-name="P3" draw:layer="layout" svg:width="0.071cm" svg:height="1.23cm" draw:transform="rotate (-1.62315620435473) translate (12.1468990507925cm 21.8117740766716cm)" svg:viewBox="0 0 72 1231" draw:points="0,1231 72,1231 72,0 0,0">
            <text:p/>
          </draw:polygon>
          <draw:polygon draw:style-name="gr2" draw:text-style-name="P2" draw:layer="layout" svg:width="0.07cm" svg:height="0.038cm" draw:transform="rotate (-1.62315620435473) translate (10.9128716110816cm 21.8181988755479cm)" svg:viewBox="0 0 71 39" draw:points="0,39 71,39 71,0 0,0">
            <text:p/>
          </draw:polygon>
          <draw:polygon draw:style-name="gr3" draw:text-style-name="P3" draw:layer="layout" svg:width="0.07cm" svg:height="1.232cm" draw:transform="rotate (-1.62315620435473) translate (12.1431831978993cm 21.8826767736392cm)" svg:viewBox="0 0 71 1233" draw:points="0,1233 71,1233 71,0 0,0">
            <text:p/>
          </draw:polygon>
          <draw:polygon draw:style-name="gr2" draw:text-style-name="P2" draw:layer="layout" svg:width="0.071cm" svg:height="0.034cm" draw:transform="rotate (-1.62315620435473) translate (10.9052135760056cm 21.8878935991557cm)" svg:viewBox="0 0 72 35" draw:points="0,35 72,35 72,0 0,0">
            <text:p/>
          </draw:polygon>
          <draw:polygon draw:style-name="gr3" draw:text-style-name="P3" draw:layer="layout" svg:width="0.071cm" svg:height="1.236cm" draw:transform="rotate (-1.62315620435473) translate (12.1395196809622cm 21.952580841072cm)" svg:viewBox="0 0 72 1237" draw:points="0,1237 72,1237 72,0 0,0">
            <text:p/>
          </draw:polygon>
          <draw:polygon draw:style-name="gr2" draw:text-style-name="P2" draw:layer="layout" svg:width="0.071cm" svg:height="0.03cm" draw:transform="rotate (-1.62315620435473) translate (10.8975032049733cm 21.9585869522983cm)" svg:viewBox="0 0 72 31" draw:points="0,31 72,31 72,0 0,0">
            <text:p/>
          </draw:polygon>
          <draw:polygon draw:style-name="gr3" draw:text-style-name="P3" draw:layer="layout" svg:width="0.071cm" svg:height="1.24cm" draw:transform="rotate (-1.62315620435473) translate (12.135803828069cm 22.0234835380396cm)" svg:viewBox="0 0 72 1241" draw:points="0,1241 72,1241 72,0 0,0">
            <text:p/>
          </draw:polygon>
          <draw:polygon draw:style-name="gr2" draw:text-style-name="P2" draw:layer="layout" svg:width="0.07cm" svg:height="0.03cm" draw:transform="rotate (-1.62315620435473) translate (10.8937873520801cm 22.0294896492659cm)" svg:viewBox="0 0 71 31" draw:points="0,31 71,31 71,0 0,0">
            <text:p/>
          </draw:polygon>
          <draw:polygon draw:style-name="gr3" draw:text-style-name="P3" draw:layer="layout" svg:width="0.07cm" svg:height="1.24cm" draw:transform="rotate (-1.62315620435473) translate (12.1320879751758cm 22.0943862350071cm)" svg:viewBox="0 0 71 1241" draw:points="0,1241 71,1241 71,0 0,0">
            <text:p/>
          </draw:polygon>
          <draw:polygon draw:style-name="gr2" draw:text-style-name="P2" draw:layer="layout" svg:width="0.071cm" svg:height="0.026cm" draw:transform="rotate (-1.62315620435473) translate (10.886129317004cm 22.0991843728737cm)" svg:viewBox="0 0 72 27" draw:points="0,27 72,27 72,0 0,0">
            <text:p/>
          </draw:polygon>
          <draw:polygon draw:style-name="gr3" draw:text-style-name="P3" draw:layer="layout" svg:width="0.071cm" svg:height="1.244cm" draw:transform="rotate (-1.62315620435473) translate (12.1284244582387cm 22.16429030244cm)" svg:viewBox="0 0 72 1245" draw:points="0,1245 72,1245 72,0 0,0">
            <text:p/>
          </draw:polygon>
          <draw:polygon draw:style-name="gr2" draw:text-style-name="P2" draw:layer="layout" svg:width="0.07cm" svg:height="0.026cm" draw:transform="rotate (-1.62315620435473) translate (10.8824134641108cm 22.1700870698413cm)" svg:viewBox="0 0 71 27" draw:points="0,27 71,27 71,0 0,0">
            <text:p/>
          </draw:polygon>
          <draw:polygon draw:style-name="gr3" draw:text-style-name="P3" draw:layer="layout" svg:width="0.07cm" svg:height="1.244cm" draw:transform="rotate (-1.62315620435473) translate (12.1247086053455cm 22.2351929994075cm)" svg:viewBox="0 0 71 1245" draw:points="0,1245 71,1245 71,0 0,0">
            <text:p/>
          </draw:polygon>
          <draw:polygon draw:style-name="gr2" draw:text-style-name="P2" draw:layer="layout" svg:width="0.071cm" svg:height="0.026cm" draw:transform="rotate (-1.62315620435473) translate (10.8787499471738cm 22.2399911372741cm)" svg:viewBox="0 0 72 27" draw:points="0,27 72,27 72,0 0,0">
            <text:p/>
          </draw:polygon>
          <draw:polygon draw:style-name="gr3" draw:text-style-name="P3" draw:layer="layout" svg:width="0.071cm" svg:height="1.244cm" draw:transform="rotate (-1.62315620435473) translate (12.1210450884085cm 22.3050970668404cm)" svg:viewBox="0 0 72 1245" draw:points="0,1245 72,1245 72,0 0,0">
            <text:p/>
          </draw:polygon>
          <draw:polygon draw:style-name="gr2" draw:text-style-name="P2" draw:layer="layout" svg:width="0.07cm" svg:height="0.025cm" draw:transform="rotate (-1.62315620435473) translate (10.8740354647458cm 22.3108414982855cm)" svg:viewBox="0 0 71 26" draw:points="0,26 71,26 71,0 0,0">
            <text:p/>
          </draw:polygon>
          <draw:polygon draw:style-name="gr3" draw:text-style-name="P3" draw:layer="layout" svg:width="0.07cm" svg:height="1.245cm" draw:transform="rotate (-1.62315620435473) translate (12.1173292355152cm 22.3759997638079cm)" svg:viewBox="0 0 71 1246" draw:points="0,1246 71,1246 71,0 0,0">
            <text:p/>
          </draw:polygon>
          <draw:polygon draw:style-name="gr2" draw:text-style-name="P2" draw:layer="layout" svg:width="0.071cm" svg:height="0.025cm" draw:transform="rotate (-1.62315620435473) translate (10.8703719478088cm 22.3807455657183cm)" svg:viewBox="0 0 72 26" draw:points="0,26 72,26 72,0 0,0">
            <text:p/>
          </draw:polygon>
          <draw:polygon draw:style-name="gr3" draw:text-style-name="P3" draw:layer="layout" svg:width="0.071cm" svg:height="1.245cm" draw:transform="rotate (-1.62315620435473) translate (12.1136657185782cm 22.4459038312408cm)" svg:viewBox="0 0 72 1246" draw:points="0,1246 72,1246 72,0 0,0">
            <text:p/>
          </draw:polygon>
          <draw:polygon draw:style-name="gr2" draw:text-style-name="P2" draw:layer="layout" svg:width="0.07cm" svg:height="0.024cm" draw:transform="rotate (-1.62315620435473) translate (10.8656574653808cm 22.4515959267296cm)" svg:viewBox="0 0 71 25" draw:points="0,25 71,25 71,0 0,0">
            <text:p/>
          </draw:polygon>
          <draw:polygon draw:style-name="gr3" draw:text-style-name="P3" draw:layer="layout" svg:width="0.07cm" svg:height="1.246cm" draw:transform="rotate (-1.62315620435473) translate (12.109949865685cm 22.5168065282083cm)" svg:viewBox="0 0 71 1247" draw:points="0,1247 71,1247 71,0 0,0">
            <text:p/>
          </draw:polygon>
          <draw:polygon draw:style-name="gr2" draw:text-style-name="P2" draw:layer="layout" svg:width="0.071cm" svg:height="0.024cm" draw:transform="rotate (-1.62315620435473) translate (10.8619939484438cm 22.5214999941624cm)" svg:viewBox="0 0 72 25" draw:points="0,25 72,25 72,0 0,0">
            <text:p/>
          </draw:polygon>
          <draw:polygon draw:style-name="gr3" draw:text-style-name="P3" draw:layer="layout" svg:width="0.071cm" svg:height="1.246cm" draw:transform="rotate (-1.62315620435473) translate (12.106286348748cm 22.5867105956411cm)" svg:viewBox="0 0 72 1247" draw:points="0,1247 72,1247 72,0 0,0">
            <text:p/>
          </draw:polygon>
          <draw:polygon draw:style-name="gr2" draw:text-style-name="P2" draw:layer="layout" svg:width="0.071cm" svg:height="0.024cm" draw:transform="rotate (-1.62315620435473) translate (10.8582780955505cm 22.59240269113cm)" svg:viewBox="0 0 72 25" draw:points="0,25 72,25 72,0 0,0">
            <text:p/>
          </draw:polygon>
          <draw:polygon draw:style-name="gr3" draw:text-style-name="P3" draw:layer="layout" svg:width="0.071cm" svg:height="1.246cm" draw:transform="rotate (-1.62315620435473) translate (12.1025704958547cm 22.6576132926087cm)" svg:viewBox="0 0 72 1247" draw:points="0,1247 72,1247 72,0 0,0">
            <text:p/>
          </draw:polygon>
          <draw:polygon draw:style-name="gr2" draw:text-style-name="P2" draw:layer="layout" svg:width="0.07cm" svg:height="0.022cm" draw:transform="rotate (-1.62315620435473) translate (10.8525649835878cm 22.6632007161851cm)" svg:viewBox="0 0 71 23" draw:points="0,23 71,23 71,0 0,0">
            <text:p/>
          </draw:polygon>
          <draw:polygon draw:style-name="gr3" draw:text-style-name="P3" draw:layer="layout" svg:width="0.07cm" svg:height="1.248cm" draw:transform="rotate (-1.62315620435473) translate (12.0988546429615cm 22.7285159895763cm)" svg:viewBox="0 0 71 1249" draw:points="0,1249 71,1249 71,0 0,0">
            <text:p/>
          </draw:polygon>
          <draw:line draw:style-name="gr4" draw:text-style-name="P1" draw:layer="layout" svg:x1="10.952cm" svg:y1="20.336cm" svg:x2="12.22cm" svg:y2="20.402cm">
            <text:p/>
          </draw:line>
          <draw:polygon draw:style-name="gr2" draw:text-style-name="P2" draw:layer="layout" svg:width="0.071cm" svg:height="1.23cm" draw:transform="rotate (-1.62315620435473) translate (12.0552459446343cm 22.7963266187594cm)" svg:viewBox="0 0 72 1231" draw:points="0,1231 72,1231 72,0 0,0">
            <text:p/>
          </draw:polygon>
          <draw:polygon draw:style-name="gr3" draw:text-style-name="P3" draw:layer="layout" svg:width="0.071cm" svg:height="0.04cm" draw:transform="rotate (-1.62315620435473) translate (12.0951911260245cm 22.7984200570091cm)" svg:viewBox="0 0 72 41" draw:points="0,41 72,41 72,0 0,0">
            <text:p/>
          </draw:polygon>
          <draw:polygon draw:style-name="gr2" draw:text-style-name="P2" draw:layer="layout" svg:width="0.07cm" svg:height="1.228cm" draw:transform="rotate (-1.62315620435473) translate (12.0495328326715cm 22.8671246438145cm)" svg:viewBox="0 0 71 1229" draw:points="0,1229 71,1229 71,0 0,0">
            <text:p/>
          </draw:polygon>
          <draw:polygon draw:style-name="gr3" draw:text-style-name="P3" draw:layer="layout" svg:width="0.07cm" svg:height="0.042cm" draw:transform="rotate (-1.62315620435473) translate (12.0914752731312cm 22.8693227539767cm)" svg:viewBox="0 0 71 43" draw:points="0,43 71,43 71,0 0,0">
            <text:p/>
          </draw:polygon>
          <draw:polygon draw:style-name="gr2" draw:text-style-name="P2" draw:layer="layout" svg:width="0.071cm" svg:height="1.223cm" draw:transform="rotate (-1.62315620435473) translate (12.0408761680608cm 22.9367670314661cm)" svg:viewBox="0 0 72 1224" draw:points="0,1224 72,1224 72,0 0,0">
            <text:p/>
          </draw:polygon>
          <draw:polygon draw:style-name="gr3" draw:text-style-name="P3" draw:layer="layout" svg:width="0.071cm" svg:height="0.047cm" draw:transform="rotate (-1.62315620435473) translate (12.0878117561942cm 22.9392268214095cm)" svg:viewBox="0 0 72 48" draw:points="0,48 72,48 72,0 0,0">
            <text:p/>
          </draw:polygon>
          <draw:polygon draw:style-name="gr2" draw:text-style-name="P2" draw:layer="layout" svg:width="0.07cm" svg:height="1.221cm" draw:transform="rotate (-1.62315620435473) translate (12.035163056098cm 23.0075650565212cm)" svg:viewBox="0 0 71 1222" draw:points="0,1222 71,1222 71,0 0,0">
            <text:p/>
          </draw:polygon>
          <draw:polygon draw:style-name="gr3" draw:text-style-name="P3" draw:layer="layout" svg:width="0.07cm" svg:height="0.049cm" draw:transform="rotate (-1.62315620435473) translate (12.084095903301cm 23.0101295183771cm)" svg:viewBox="0 0 71 50" draw:points="0,50 71,50 71,0 0,0">
            <text:p/>
          </draw:polygon>
          <draw:polygon draw:style-name="gr2" draw:text-style-name="P2" draw:layer="layout" svg:width="0.071cm" svg:height="0.807cm" draw:transform="rotate (-1.62315620435473) translate (11.6180669117726cm 23.0558020380694cm)" svg:viewBox="0 0 72 808" draw:points="0,808 72,808 72,0 0,0">
            <text:p/>
          </draw:polygon>
          <draw:polygon draw:style-name="gr3" draw:text-style-name="P3" draw:layer="layout" svg:width="0.071cm" svg:height="0.463cm" draw:transform="rotate (-1.62315620435473) translate (12.080432386364cm 23.0800335858099cm)" svg:viewBox="0 0 72 464" draw:points="0,464 72,464 72,0 0,0">
            <text:p/>
          </draw:polygon>
          <draw:polygon draw:style-name="gr2" draw:text-style-name="P2" draw:layer="layout" svg:width="0.07cm" svg:height="0.726cm" draw:transform="rotate (-1.62315620435473) translate (11.5334620665642cm 23.1224655225813cm)" svg:viewBox="0 0 71 727" draw:points="0,727 71,727 71,0 0,0">
            <text:p/>
          </draw:polygon>
          <draw:polygon draw:style-name="gr3" draw:text-style-name="P3" draw:layer="layout" svg:width="0.07cm" svg:height="0.544cm" draw:transform="rotate (-1.62315620435473) translate (12.0767165334707cm 23.1509362827775cm)" svg:viewBox="0 0 71 545" draw:points="0,545 71,545 71,0 0,0">
            <text:p/>
          </draw:polygon>
          <draw:polygon draw:style-name="gr2" draw:text-style-name="P2" draw:layer="layout" svg:width="0.071cm" svg:height="0.722cm" draw:transform="rotate (-1.62315620435473) translate (11.5258040314882cm 23.1921602461892cm)" svg:viewBox="0 0 72 723" draw:points="0,723 72,723 72,0 0,0">
            <text:p/>
          </draw:polygon>
          <draw:polygon draw:style-name="gr3" draw:text-style-name="P3" draw:layer="layout" svg:width="0.071cm" svg:height="0.548cm" draw:transform="rotate (-1.62315620435473) translate (12.0730530165337cm 23.2208403502103cm)" svg:viewBox="0 0 72 549" draw:points="0,549 72,549 72,0 0,0">
            <text:p/>
          </draw:polygon>
          <draw:polygon draw:style-name="gr2" draw:text-style-name="P2" draw:layer="layout" svg:width="0.071cm" svg:height="0.721cm" draw:transform="rotate (-1.62315620435473) translate (11.5210895490602cm 23.2630106072005cm)" svg:viewBox="0 0 72 722" draw:points="0,722 72,722 72,0 0,0">
            <text:p/>
          </draw:polygon>
          <draw:polygon draw:style-name="gr3" draw:text-style-name="P3" draw:layer="layout" svg:width="0.071cm" svg:height="0.549cm" draw:transform="rotate (-1.62315620435473) translate (12.0693371636405cm 23.2917430471779cm)" svg:viewBox="0 0 72 550" draw:points="0,550 72,550 72,0 0,0">
            <text:p/>
          </draw:polygon>
          <draw:polygon draw:style-name="gr2" draw:text-style-name="P2" draw:layer="layout" svg:width="0.07cm" svg:height="0.713cm" draw:transform="rotate (-1.62315620435473) translate (11.5093846598889cm 23.3334946165181cm)" svg:viewBox="0 0 71 714" draw:points="0,714 71,714 71,0 0,0">
            <text:p/>
          </draw:polygon>
          <draw:polygon draw:style-name="gr3" draw:text-style-name="P3" draw:layer="layout" svg:width="0.07cm" svg:height="0.557cm" draw:transform="rotate (-1.62315620435473) translate (12.0656213107472cm 23.3626457441455cm)" svg:viewBox="0 0 71 558" draw:points="0,558 71,558 71,0 0,0">
            <text:p/>
          </draw:polygon>
          <draw:polygon draw:style-name="gr2" draw:text-style-name="P2" draw:layer="layout" svg:width="0.071cm" svg:height="0.708cm" draw:transform="rotate (-1.62315620435473) translate (11.5007279952781cm 23.4031370041697cm)" svg:viewBox="0 0 72 709" draw:points="0,709 72,709 72,0 0,0">
            <text:p/>
          </draw:polygon>
          <draw:polygon draw:style-name="gr3" draw:text-style-name="P3" draw:layer="layout" svg:width="0.071cm" svg:height="0.562cm" draw:transform="rotate (-1.62315620435473) translate (12.0619577938102cm 23.4325498115783cm)" svg:viewBox="0 0 72 563" draw:points="0,563 72,563 72,0 0,0">
            <text:p/>
          </draw:polygon>
          <draw:polygon draw:style-name="gr2" draw:text-style-name="P2" draw:layer="layout" svg:width="0.07cm" svg:height="0.704cm" draw:transform="rotate (-1.62315620435473) translate (11.4930176242459cm 23.4738303573123cm)" svg:viewBox="0 0 71 705" draw:points="0,705 71,705 71,0 0,0">
            <text:p/>
          </draw:polygon>
          <draw:polygon draw:style-name="gr3" draw:text-style-name="P3" draw:layer="layout" svg:width="0.07cm" svg:height="0.566cm" draw:transform="rotate (-1.62315620435473) translate (12.058241940917cm 23.5034525085458cm)" svg:viewBox="0 0 71 567" draw:points="0,567 71,567 71,0 0,0">
            <text:p/>
          </draw:polygon>
          <draw:polygon draw:style-name="gr2" draw:text-style-name="P2" draw:layer="layout" svg:width="0.071cm" svg:height="0.703cm" draw:transform="rotate (-1.62315620435473) translate (11.4883554777741cm 23.5436820887889cm)" svg:viewBox="0 0 72 704" draw:points="0,704 72,704 72,0 0,0">
            <text:p/>
          </draw:polygon>
          <draw:polygon draw:style-name="gr3" draw:text-style-name="P3" draw:layer="layout" svg:width="0.071cm" svg:height="0.567cm" draw:transform="rotate (-1.62315620435473) translate (12.05457842398cm 23.5733565759787cm)" svg:viewBox="0 0 72 568" draw:points="0,568 72,568 72,0 0,0">
            <text:p/>
          </draw:polygon>
          <draw:polygon draw:style-name="gr2" draw:text-style-name="P2" draw:layer="layout" svg:width="0.07cm" svg:height="0.689cm" draw:transform="rotate (-1.62315620435473) translate (11.4706588113943cm 23.6138520823691cm)" svg:viewBox="0 0 71 690" draw:points="0,690 71,690 71,0 0,0">
            <text:p/>
          </draw:polygon>
          <draw:polygon draw:style-name="gr3" draw:text-style-name="P3" draw:layer="layout" svg:width="0.07cm" svg:height="0.581cm" draw:transform="rotate (-1.62315620435473) translate (12.0508625710867cm 23.6442592729462cm)" svg:viewBox="0 0 71 582" draw:points="0,582 71,582 71,0 0,0">
            <text:p/>
          </draw:polygon>
          <draw:polygon draw:style-name="gr2" draw:text-style-name="P2" draw:layer="layout" svg:width="0.071cm" svg:height="0.683cm" draw:transform="rotate (-1.62315620435473) translate (11.4610035172488cm 23.6834421340645cm)" svg:viewBox="0 0 72 684" draw:points="0,684 72,684 72,0 0,0">
            <text:p/>
          </draw:polygon>
          <draw:polygon draw:style-name="gr3" draw:text-style-name="P3" draw:layer="layout" svg:width="0.071cm" svg:height="0.587cm" draw:transform="rotate (-1.62315620435473) translate (12.0471990541497cm 23.7141633403791cm)" svg:viewBox="0 0 72 588" draw:points="0,588 72,588 72,0 0,0">
            <text:p/>
          </draw:polygon>
          <draw:polygon draw:style-name="gr2" draw:text-style-name="P2" draw:layer="layout" svg:width="0.07cm" svg:height="0.671cm" draw:transform="rotate (-1.62315620435473) translate (11.4453041099385cm 23.7537167995571cm)" svg:viewBox="0 0 71 672" draw:points="0,672 71,672 71,0 0,0">
            <text:p/>
          </draw:polygon>
          <draw:polygon draw:style-name="gr3" draw:text-style-name="P3" draw:layer="layout" svg:width="0.07cm" svg:height="0.599cm" draw:transform="rotate (-1.62315620435473) translate (12.0434832012564cm 23.7850660373466cm)" svg:viewBox="0 0 71 600" draw:points="0,600 71,600 71,0 0,0">
            <text:p/>
          </draw:polygon>
          <draw:polygon draw:style-name="gr2" draw:text-style-name="P2" draw:layer="layout" svg:width="0.071cm" svg:height="0.641cm" draw:transform="rotate (-1.62315620435473) translate (11.4116817069588cm 23.8220507883026cm)" svg:viewBox="0 0 72 642" draw:points="0,642 72,642 72,0 0,0">
            <text:p/>
          </draw:polygon>
          <draw:polygon draw:style-name="gr3" draw:text-style-name="P3" draw:layer="layout" svg:width="0.071cm" svg:height="0.629cm" draw:transform="rotate (-1.62315620435473) translate (12.0398196843194cm 23.8549701047795cm)" svg:viewBox="0 0 72 630" draw:points="0,630 72,630 72,0 0,0">
            <text:p/>
          </draw:polygon>
          <draw:polygon draw:style-name="gr2" draw:text-style-name="P2" draw:layer="layout" svg:width="0.071cm" svg:height="0.631cm" draw:transform="rotate (-1.62315620435473) translate (11.397979558718cm 23.8924301257078cm)" svg:viewBox="0 0 72 632" draw:points="0,632 72,632 72,0 0,0">
            <text:p/>
          </draw:polygon>
          <draw:polygon draw:style-name="gr3" draw:text-style-name="P3" draw:layer="layout" svg:width="0.071cm" svg:height="0.639cm" draw:transform="rotate (-1.62315620435473) translate (12.0361038314262cm 23.925872801747cm)" svg:viewBox="0 0 72 640" draw:points="0,640 72,640 72,0 0,0">
            <text:p/>
          </draw:polygon>
          <draw:polygon draw:style-name="gr2" draw:text-style-name="P2" draw:layer="layout" svg:width="0.07cm" svg:height="0.031cm" draw:transform="rotate (-1.62315620435473) translate (10.795085984972cm 23.9319312489296cm)" svg:viewBox="0 0 71 32" draw:points="0,32 71,32 71,0 0,0">
            <text:p/>
          </draw:polygon>
          <draw:polygon draw:style-name="gr3" draw:text-style-name="P3" draw:layer="layout" svg:width="0.07cm" svg:height="1.239cm" draw:transform="rotate (-1.62315620435473) translate (12.0323879785329cm 23.9967754987146cm)" svg:viewBox="0 0 71 1240" draw:points="0,1240 71,1240 71,0 0,0">
            <text:p/>
          </draw:polygon>
          <draw:polygon draw:style-name="gr2" draw:text-style-name="P2" draw:layer="layout" svg:width="0.071cm" svg:height="0.03cm" draw:transform="rotate (-1.62315620435473) translate (10.7904238385003cm 24.0017829804062cm)" svg:viewBox="0 0 72 31" draw:points="0,31 72,31 72,0 0,0">
            <text:p/>
          </draw:polygon>
          <draw:polygon draw:style-name="gr3" draw:text-style-name="P3" draw:layer="layout" svg:width="0.071cm" svg:height="1.24cm" draw:transform="rotate (-1.62315620435473) translate (12.0287244615959cm 24.0666795661474cm)" svg:viewBox="0 0 72 1241" draw:points="0,1241 72,1241 72,0 0,0">
            <text:p/>
          </draw:polygon>
          <draw:polygon draw:style-name="gr2" draw:text-style-name="P2" draw:layer="layout" svg:width="0.07cm" svg:height="0.029cm" draw:transform="rotate (-1.62315620435473) translate (10.7857093560723cm 24.0726333414175cm)" svg:viewBox="0 0 71 30" draw:points="0,30 71,30 71,0 0,0">
            <text:p/>
          </draw:polygon>
          <draw:polygon draw:style-name="gr3" draw:text-style-name="P3" draw:layer="layout" svg:width="0.07cm" svg:height="1.241cm" draw:transform="rotate (-1.62315620435473) translate (12.0250086087027cm 24.137582263115cm)" svg:viewBox="0 0 71 1242" draw:points="0,1242 71,1242 71,0 0,0">
            <text:p/>
          </draw:polygon>
          <draw:polygon draw:style-name="gr2" draw:text-style-name="P2" draw:layer="layout" svg:width="0.071cm" svg:height="0.029cm" draw:transform="rotate (-1.62315620435473) translate (10.7820458391353cm 24.1425374088503cm)" svg:viewBox="0 0 72 30" draw:points="0,30 72,30 72,0 0,0">
            <text:p/>
          </draw:polygon>
          <draw:polygon draw:style-name="gr3" draw:text-style-name="P3" draw:layer="layout" svg:width="0.071cm" svg:height="1.241cm" draw:transform="rotate (-1.62315620435473) translate (12.0213450917657cm 24.2074863305478cm)" svg:viewBox="0 0 72 1242" draw:points="0,1242 72,1242 72,0 0,0">
            <text:p/>
          </draw:polygon>
          <draw:polygon draw:style-name="gr2" draw:text-style-name="P2" draw:layer="layout" svg:width="0.07cm" svg:height="0.028cm" draw:transform="rotate (-1.62315620435473) translate (10.7773313567073cm 24.2133877698617cm)" svg:viewBox="0 0 71 29" draw:points="0,29 71,29 71,0 0,0">
            <text:p/>
          </draw:polygon>
          <draw:polygon draw:style-name="gr3" draw:text-style-name="P3" draw:layer="layout" svg:width="0.07cm" svg:height="1.242cm" draw:transform="rotate (-1.62315620435473) translate (12.0176292388724cm 24.2783890275154cm)" svg:viewBox="0 0 71 1243" draw:points="0,1243 71,1243 71,0 0,0">
            <text:p/>
          </draw:polygon>
          <draw:polygon draw:style-name="gr2" draw:text-style-name="P2" draw:layer="layout" svg:width="0.071cm" svg:height="0.028cm" draw:transform="rotate (-1.62315620435473) translate (10.7736678397702cm 24.2832918372945cm)" svg:viewBox="0 0 72 29" draw:points="0,29 72,29 72,0 0,0">
            <text:p/>
          </draw:polygon>
          <draw:polygon draw:style-name="gr3" draw:text-style-name="P3" draw:layer="layout" svg:width="0.071cm" svg:height="1.242cm" draw:transform="rotate (-1.62315620435473) translate (12.0139657219354cm 24.3482930949482cm)" svg:viewBox="0 0 72 1243" draw:points="0,1243 72,1243 72,0 0,0">
            <text:p/>
          </draw:polygon>
          <draw:polygon draw:style-name="gr2" draw:text-style-name="P2" draw:layer="layout" svg:width="0.07cm" svg:height="0.026cm" draw:transform="rotate (-1.62315620435473) translate (10.7679547278075cm 24.3540898623496cm)" svg:viewBox="0 0 71 27" draw:points="0,27 71,27 71,0 0,0">
            <text:p/>
          </draw:polygon>
          <draw:polygon draw:style-name="gr3" draw:text-style-name="P3" draw:layer="layout" svg:width="0.07cm" svg:height="1.244cm" draw:transform="rotate (-1.62315620435473) translate (12.0102498690422cm 24.4191957919158cm)" svg:viewBox="0 0 71 1245" draw:points="0,1245 71,1245 71,0 0,0">
            <text:p/>
          </draw:polygon>
          <draw:polygon draw:style-name="gr2" draw:text-style-name="P2" draw:layer="layout" svg:width="0.071cm" svg:height="0.026cm" draw:transform="rotate (-1.62315620435473) translate (10.7642912108705cm 24.4239939297824cm)" svg:viewBox="0 0 72 27" draw:points="0,27 72,27 72,0 0,0">
            <text:p/>
          </draw:polygon>
          <draw:polygon draw:style-name="gr3" draw:text-style-name="P3" draw:layer="layout" svg:width="0.071cm" svg:height="1.244cm" draw:transform="rotate (-1.62315620435473) translate (12.0065863521052cm 24.4890998593486cm)" svg:viewBox="0 0 72 1245" draw:points="0,1245 72,1245 72,0 0,0">
            <text:p/>
          </draw:polygon>
          <draw:polygon draw:style-name="gr2" draw:text-style-name="P2" draw:layer="layout" svg:width="0.071cm" svg:height="0.025cm" draw:transform="rotate (-1.62315620435473) translate (10.7595767284425cm 24.4948442907937cm)" svg:viewBox="0 0 72 26" draw:points="0,26 72,26 72,0 0,0">
            <text:p/>
          </draw:polygon>
          <draw:polygon draw:style-name="gr3" draw:text-style-name="P3" draw:layer="layout" svg:width="0.071cm" svg:height="1.245cm" draw:transform="rotate (-1.62315620435473) translate (12.0028704992119cm 24.5600025563162cm)" svg:viewBox="0 0 72 1246" draw:points="0,1246 72,1246 72,0 0,0">
            <text:p/>
          </draw:polygon>
          <draw:line draw:style-name="gr4" draw:text-style-name="P1" draw:layer="layout" svg:x1="10.827cm" svg:y1="22.732cm" svg:x2="12.095cm" svg:y2="22.798cm">
            <text:p/>
          </draw:line>
          <draw:polygon draw:style-name="gr2" draw:text-style-name="P2" draw:layer="layout" svg:width="0.07cm" svg:height="1.232cm" draw:transform="rotate (-1.62315620435473) translate (11.961206723998cm 24.6289164869465cm)" svg:viewBox="0 0 71 1233" draw:points="0,1233 71,1233 71,0 0,0">
            <text:p/>
          </draw:polygon>
          <draw:polygon draw:style-name="gr3" draw:text-style-name="P3" draw:layer="layout" svg:width="0.07cm" svg:height="0.038cm" draw:transform="rotate (-1.62315620435473) translate (11.9991546463187cm 24.6309052532838cm)" svg:viewBox="0 0 71 39" draw:points="0,39 71,39 71,0 0,0">
            <text:p/>
          </draw:polygon>
          <draw:polygon draw:style-name="gr2" draw:text-style-name="P2" draw:layer="layout" svg:width="0.071cm" svg:height="1.228cm" draw:transform="rotate (-1.62315620435473) translate (11.953548688922cm 24.6986112105544cm)" svg:viewBox="0 0 72 1229" draw:points="0,1229 72,1229 72,0 0,0">
            <text:p/>
          </draw:polygon>
          <draw:polygon draw:style-name="gr3" draw:text-style-name="P3" draw:layer="layout" svg:width="0.071cm" svg:height="0.042cm" draw:transform="rotate (-1.62315620435473) translate (11.9954911293817cm 24.7008093207166cm)" svg:viewBox="0 0 72 43" draw:points="0,43 72,43 72,0 0,0">
            <text:p/>
          </draw:polygon>
          <draw:polygon draw:style-name="gr2" draw:text-style-name="P2" draw:layer="layout" svg:width="0.07cm" svg:height="1.195cm" draw:transform="rotate (-1.62315620435473) translate (11.9168780613818cm 24.7677868209659cm)" svg:viewBox="0 0 71 1196" draw:points="0,1196 71,1196 71,0 0,0">
            <text:p/>
          </draw:polygon>
          <draw:polygon draw:style-name="gr3" draw:text-style-name="P3" draw:layer="layout" svg:width="0.07cm" svg:height="0.075cm" draw:transform="rotate (-1.62315620435473) translate (11.9917752764884cm 24.7717120176842cm)" svg:viewBox="0 0 71 76" draw:points="0,76 71,76 71,0 0,0">
            <text:p/>
          </draw:polygon>
          <draw:polygon draw:style-name="gr2" draw:text-style-name="P2" draw:layer="layout" svg:width="0.071cm" svg:height="1.05cm" draw:transform="rotate (-1.62315620435473) translate (11.7684132619054cm 24.8301021747435cm)" svg:viewBox="0 0 72 1051" draw:points="0,1051 72,1051 72,0 0,0">
            <text:p/>
          </draw:polygon>
          <draw:polygon draw:style-name="gr3" draw:text-style-name="P3" draw:layer="layout" svg:width="0.071cm" svg:height="0.22cm" draw:transform="rotate (-1.62315620435473) translate (11.9881117595514cm 24.841616085117cm)" svg:viewBox="0 0 72 221" draw:points="0,221 72,221 72,0 0,0">
            <text:p/>
          </draw:polygon>
          <draw:polygon draw:style-name="gr2" draw:text-style-name="P2" draw:layer="layout" svg:width="0.07cm" svg:height="0.732cm" draw:transform="rotate (-1.62315620435473) translate (11.4471332169602cm 24.8843620376258cm)" svg:viewBox="0 0 71 733" draw:points="0,733 71,733 71,0 0,0">
            <text:p/>
          </draw:polygon>
          <draw:polygon draw:style-name="gr3" draw:text-style-name="P3" draw:layer="layout" svg:width="0.07cm" svg:height="0.538cm" draw:transform="rotate (-1.62315620435473) translate (11.9843959066582cm 24.9125187820846cm)" svg:viewBox="0 0 71 539" draw:points="0,539 71,539 71,0 0,0">
            <text:p/>
          </draw:polygon>
          <draw:polygon draw:style-name="gr2" draw:text-style-name="P2" draw:layer="layout" svg:width="0.071cm" svg:height="0.721cm" draw:transform="rotate (-1.62315620435473) translate (11.4324847751409cm 24.95369040954cm)" svg:viewBox="0 0 72 722" draw:points="0,722 72,722 72,0 0,0">
            <text:p/>
          </draw:polygon>
          <draw:polygon draw:style-name="gr3" draw:text-style-name="P3" draw:layer="layout" svg:width="0.071cm" svg:height="0.549cm" draw:transform="rotate (-1.62315620435473) translate (11.9807323897212cm 24.9824228495174cm)" svg:viewBox="0 0 72 550" draw:points="0,550 72,550 72,0 0,0">
            <text:p/>
          </draw:polygon>
          <draw:polygon draw:style-name="gr2" draw:text-style-name="P2" draw:layer="layout" svg:width="0.07cm" svg:height="0.706cm" draw:transform="rotate (-1.62315620435473) translate (11.4137894792263cm 25.0238080671639cm)" svg:viewBox="0 0 71 707" draw:points="0,707 71,707 71,0 0,0">
            <text:p/>
          </draw:polygon>
          <draw:polygon draw:style-name="gr3" draw:text-style-name="P3" draw:layer="layout" svg:width="0.07cm" svg:height="0.564cm" draw:transform="rotate (-1.62315620435473) translate (11.9770165368279cm 25.0533255464849cm)" svg:viewBox="0 0 71 565" draw:points="0,565 71,565 71,0 0,0">
            <text:p/>
          </draw:polygon>
          <draw:polygon draw:style-name="gr2" draw:text-style-name="P2" draw:layer="layout" svg:width="0.071cm" svg:height="0.696cm" draw:transform="rotate (-1.62315620435473) translate (11.4001396669418cm 25.0931887750343cm)" svg:viewBox="0 0 72 697" draw:points="0,697 72,697 72,0 0,0">
            <text:p/>
          </draw:polygon>
          <draw:polygon draw:style-name="gr3" draw:text-style-name="P3" draw:layer="layout" svg:width="0.071cm" svg:height="0.574cm" draw:transform="rotate (-1.62315620435473) translate (11.9733530198909cm 25.1232296139178cm)" svg:viewBox="0 0 72 575" draw:points="0,575 72,575 72,0 0,0">
            <text:p/>
          </draw:polygon>
          <draw:polygon draw:style-name="gr2" draw:text-style-name="P2" draw:layer="layout" svg:width="0.071cm" svg:height="0.685cm" draw:transform="rotate (-1.62315620435473) translate (11.3854388891662cm 25.1635157764832cm)" svg:viewBox="0 0 72 686" draw:points="0,686 72,686 72,0 0,0">
            <text:p/>
          </draw:polygon>
          <draw:polygon draw:style-name="gr3" draw:text-style-name="P3" draw:layer="layout" svg:width="0.071cm" svg:height="0.585cm" draw:transform="rotate (-1.62315620435473) translate (11.9696371669977cm 25.1941323108853cm)" svg:viewBox="0 0 72 586" draw:points="0,586 72,586 72,0 0,0">
            <text:p/>
          </draw:polygon>
          <draw:polygon draw:style-name="gr2" draw:text-style-name="P2" draw:layer="layout" svg:width="0.07cm" svg:height="0.649cm" draw:transform="rotate (-1.62315620435473) translate (11.3457723730218cm 25.232534379026cm)" svg:viewBox="0 0 71 650" draw:points="0,650 71,650 71,0 0,0">
            <text:p/>
          </draw:polygon>
          <draw:polygon draw:style-name="gr3" draw:text-style-name="P3" draw:layer="layout" svg:width="0.07cm" svg:height="0.621cm" draw:transform="rotate (-1.62315620435473) translate (11.9659213141044cm 25.2650350078529cm)" svg:viewBox="0 0 71 622" draw:points="0,622 71,622 71,0 0,0">
            <text:p/>
          </draw:polygon>
          <draw:polygon draw:style-name="gr2" draw:text-style-name="P2" draw:layer="layout" svg:width="0.071cm" svg:height="0.638cm" draw:transform="rotate (-1.62315620435473) translate (11.3311239312025cm 25.3018627509402cm)" svg:viewBox="0 0 72 639" draw:points="0,639 72,639 72,0 0,0">
            <text:p/>
          </draw:polygon>
          <draw:polygon draw:style-name="gr3" draw:text-style-name="P3" draw:layer="layout" svg:width="0.071cm" svg:height="0.632cm" draw:transform="rotate (-1.62315620435473) translate (11.9622577971674cm 25.3349390752857cm)" svg:viewBox="0 0 72 633" draw:points="0,633 72,633 72,0 0,0">
            <text:p/>
          </draw:polygon>
          <draw:polygon draw:style-name="gr2" draw:text-style-name="P2" draw:layer="layout" svg:width="0.07cm" svg:height="0.636cm" draw:transform="rotate (-1.62315620435473) translate (11.3254108192397cm 25.3726607759953cm)" svg:viewBox="0 0 71 637" draw:points="0,637 71,637 71,0 0,0">
            <text:p/>
          </draw:polygon>
          <draw:polygon draw:style-name="gr3" draw:text-style-name="P3" draw:layer="layout" svg:width="0.07cm" svg:height="0.634cm" draw:transform="rotate (-1.62315620435473) translate (11.9585419442741cm 25.4058417722533cm)" svg:viewBox="0 0 71 635" draw:points="0,635 71,635 71,0 0,0">
            <text:p/>
          </draw:polygon>
          <draw:polygon draw:style-name="gr2" draw:text-style-name="P2" draw:layer="layout" svg:width="0.071cm" svg:height="0.636cm" draw:transform="rotate (-1.62315620435473) translate (11.3217473023027cm 25.4425648434281cm)" svg:viewBox="0 0 72 637" draw:points="0,637 72,637 72,0 0,0">
            <text:p/>
          </draw:polygon>
          <draw:polygon draw:style-name="gr3" draw:text-style-name="P3" draw:layer="layout" svg:width="0.071cm" svg:height="0.634cm" draw:transform="rotate (-1.62315620435473) translate (11.9548784273371cm 25.4757458396861cm)" svg:viewBox="0 0 72 635" draw:points="0,635 72,635 72,0 0,0">
            <text:p/>
          </draw:polygon>
          <draw:polygon draw:style-name="gr2" draw:text-style-name="P2" draw:layer="layout" svg:width="0.07cm" svg:height="0.026cm" draw:transform="rotate (-1.62315620435473) translate (10.7088674332092cm 25.4815426070875cm)" svg:viewBox="0 0 71 27" draw:points="0,27 71,27 71,0 0,0">
            <text:p/>
          </draw:polygon>
          <draw:polygon draw:style-name="gr3" draw:text-style-name="P3" draw:layer="layout" svg:width="0.07cm" svg:height="1.244cm" draw:transform="rotate (-1.62315620435473) translate (11.9511625744439cm 25.5466485366537cm)" svg:viewBox="0 0 71 1245" draw:points="0,1245 71,1245 71,0 0,0">
            <text:p/>
          </draw:polygon>
          <draw:polygon draw:style-name="gr2" draw:text-style-name="P2" draw:layer="layout" svg:width="0.071cm" svg:height="0.022cm" draw:transform="rotate (-1.62315620435473) translate (10.7012093981332cm 25.5512373306953cm)" svg:viewBox="0 0 72 23" draw:points="0,23 72,23 72,0 0,0">
            <text:p/>
          </draw:polygon>
          <draw:polygon draw:style-name="gr3" draw:text-style-name="P3" draw:layer="layout" svg:width="0.071cm" svg:height="1.248cm" draw:transform="rotate (-1.62315620435473) translate (11.9474990575069cm 25.6165526040865cm)" svg:viewBox="0 0 72 1249" draw:points="0,1249 72,1249 72,0 0,0">
            <text:p/>
          </draw:polygon>
          <draw:polygon draw:style-name="gr2" draw:text-style-name="P2" draw:layer="layout" svg:width="0.07cm" svg:height="0.022cm" draw:transform="rotate (-1.62315620435473) translate (10.6974935452399cm 25.6221400276629cm)" svg:viewBox="0 0 71 23" draw:points="0,23 71,23 71,0 0,0">
            <text:p/>
          </draw:polygon>
          <draw:polygon draw:style-name="gr3" draw:text-style-name="P3" draw:layer="layout" svg:width="0.07cm" svg:height="1.248cm" draw:transform="rotate (-1.62315620435473) translate (11.9437832046136cm 25.6874553010541cm)" svg:viewBox="0 0 71 1249" draw:points="0,1249 71,1249 71,0 0,0">
            <text:p/>
          </draw:polygon>
          <draw:polygon draw:style-name="gr2" draw:text-style-name="P2" draw:layer="layout" svg:width="0.071cm" svg:height="0.02cm" draw:transform="rotate (-1.62315620435473) translate (10.6918327692334cm 25.6919394231832cm)" svg:viewBox="0 0 72 21" draw:points="0,21 72,21 72,0 0,0">
            <text:p/>
          </draw:polygon>
          <draw:polygon draw:style-name="gr3" draw:text-style-name="P3" draw:layer="layout" svg:width="0.071cm" svg:height="1.25cm" draw:transform="rotate (-1.62315620435473) translate (11.9401196876766cm 25.7573593684869cm)" svg:viewBox="0 0 72 1251" draw:points="0,1251 72,1251 72,0 0,0">
            <text:p/>
          </draw:polygon>
          <draw:polygon draw:style-name="gr2" draw:text-style-name="P2" draw:layer="layout" svg:width="0.071cm" svg:height="0.02cm" draw:transform="rotate (-1.62315620435473) translate (10.6881169163402cm 25.7628421201508cm)" svg:viewBox="0 0 72 21" draw:points="0,21 72,21 72,0 0,0">
            <text:p/>
          </draw:polygon>
          <draw:polygon draw:style-name="gr3" draw:text-style-name="P3" draw:layer="layout" svg:width="0.071cm" svg:height="1.25cm" draw:transform="rotate (-1.62315620435473) translate (11.9364038347834cm 25.8282620654545cm)" svg:viewBox="0 0 72 1251" draw:points="0,1251 72,1251 72,0 0,0">
            <text:p/>
          </draw:polygon>
          <draw:polygon draw:style-name="gr2" draw:text-style-name="P2" draw:layer="layout" svg:width="0.07cm" svg:height="0.02cm" draw:transform="rotate (-1.62315620435473) translate (10.6844010634469cm 25.8337448171184cm)" svg:viewBox="0 0 71 21" draw:points="0,21 71,21 71,0 0,0">
            <text:p/>
          </draw:polygon>
          <draw:polygon draw:style-name="gr3" draw:text-style-name="P3" draw:layer="layout" svg:width="0.07cm" svg:height="1.25cm" draw:transform="rotate (-1.62315620435473) translate (11.9326879818901cm 25.8991647624221cm)" svg:viewBox="0 0 71 1251" draw:points="0,1251 71,1251 71,0 0,0">
            <text:p/>
          </draw:polygon>
          <draw:polygon draw:style-name="gr2" draw:text-style-name="P2" draw:layer="layout" svg:width="0.071cm" svg:height="0.02cm" draw:transform="rotate (-1.62315620435473) translate (10.6807375465099cm 25.9036488845512cm)" svg:viewBox="0 0 72 21" draw:points="0,21 72,21 72,0 0,0">
            <text:p/>
          </draw:polygon>
          <draw:polygon draw:style-name="gr3" draw:text-style-name="P3" draw:layer="layout" svg:width="0.071cm" svg:height="1.25cm" draw:transform="rotate (-1.62315620435473) translate (11.9290244649531cm 25.9690688298549cm)" svg:viewBox="0 0 72 1251" draw:points="0,1251 72,1251 72,0 0,0">
            <text:p/>
          </draw:polygon>
          <draw:polygon draw:style-name="gr2" draw:text-style-name="P2" draw:layer="layout" svg:width="0.07cm" svg:height="0.019cm" draw:transform="rotate (-1.62315620435473) translate (10.6760230640819cm 25.9744992455625cm)" svg:viewBox="0 0 71 20" draw:points="0,20 71,20 71,0 0,0">
            <text:p/>
          </draw:polygon>
          <draw:polygon draw:style-name="gr3" draw:text-style-name="P3" draw:layer="layout" svg:width="0.07cm" svg:height="1.251cm" draw:transform="rotate (-1.62315620435473) translate (11.9253086120599cm 26.0399715268225cm)" svg:viewBox="0 0 71 1252" draw:points="0,1252 71,1252 71,0 0,0">
            <text:p/>
          </draw:polygon>
          <draw:polygon draw:style-name="gr2" draw:text-style-name="P2" draw:layer="layout" svg:width="0.071cm" svg:height="0.019cm" draw:transform="rotate (-1.62315620435473) translate (10.6723595471449cm 26.0444033129954cm)" svg:viewBox="0 0 72 20" draw:points="0,20 72,20 72,0 0,0">
            <text:p/>
          </draw:polygon>
          <draw:polygon draw:style-name="gr3" draw:text-style-name="P3" draw:layer="layout" svg:width="0.071cm" svg:height="1.251cm" draw:transform="rotate (-1.62315620435473) translate (11.9216450951229cm 26.1098755942553cm)" svg:viewBox="0 0 72 1252" draw:points="0,1252 72,1252 72,0 0,0">
            <text:p/>
          </draw:polygon>
          <draw:polygon draw:style-name="gr2" draw:text-style-name="P2" draw:layer="layout" svg:width="0.07cm" svg:height="0.017cm" draw:transform="rotate (-1.62315620435473) translate (10.6666464351821cm 26.1152013380504cm)" svg:viewBox="0 0 71 18" draw:points="0,18 71,18 71,0 0,0">
            <text:p/>
          </draw:polygon>
          <draw:polygon draw:style-name="gr3" draw:text-style-name="P3" draw:layer="layout" svg:width="0.07cm" svg:height="1.253cm" draw:transform="rotate (-1.62315620435473) translate (11.9179292422296cm 26.1807782912229cm)" svg:viewBox="0 0 71 1254" draw:points="0,1254 71,1254 71,0 0,0">
            <text:p/>
          </draw:polygon>
          <draw:polygon draw:style-name="gr2" draw:text-style-name="P2" draw:layer="layout" svg:width="0.071cm" svg:height="0.017cm" draw:transform="rotate (-1.62315620435473) translate (10.6629829182451cm 26.1851054054833cm)" svg:viewBox="0 0 72 18" draw:points="0,18 72,18 72,0 0,0">
            <text:p/>
          </draw:polygon>
          <draw:polygon draw:style-name="gr3" draw:text-style-name="P3" draw:layer="layout" svg:width="0.071cm" svg:height="1.253cm" draw:transform="rotate (-1.62315620435473) translate (11.9142657252926cm 26.2506823586557cm)" svg:viewBox="0 0 72 1254" draw:points="0,1254 72,1254 72,0 0,0">
            <text:p/>
          </draw:polygon>
          <draw:polygon draw:style-name="gr2" draw:text-style-name="P2" draw:layer="layout" svg:width="0.07cm" svg:height="0.017cm" draw:transform="rotate (-1.62315620435473) translate (10.6592670653519cm 26.2560081024508cm)" svg:viewBox="0 0 71 18" draw:points="0,18 71,18 71,0 0,0">
            <text:p/>
          </draw:polygon>
          <draw:polygon draw:style-name="gr3" draw:text-style-name="P3" draw:layer="layout" svg:width="0.07cm" svg:height="1.253cm" draw:transform="rotate (-1.62315620435473) translate (11.9105498723994cm 26.3215850556233cm)" svg:viewBox="0 0 71 1254" draw:points="0,1254 71,1254 71,0 0,0">
            <text:p/>
          </draw:polygon>
          <draw:polygon draw:style-name="gr2" draw:text-style-name="P2" draw:layer="layout" svg:width="0.071cm" svg:height="0.015cm" draw:transform="rotate (-1.62315620435473) translate (10.6536062893454cm 26.3258074979712cm)" svg:viewBox="0 0 72 16" draw:points="0,16 72,16 72,0 0,0">
            <text:p/>
          </draw:polygon>
          <draw:polygon draw:style-name="gr3" draw:text-style-name="P3" draw:layer="layout" svg:width="0.071cm" svg:height="1.255cm" draw:transform="rotate (-1.62315620435473) translate (11.9068863554624cm 26.3914891230561cm)" svg:viewBox="0 0 72 1256" draw:points="0,1256 72,1256 72,0 0,0">
            <text:p/>
          </draw:polygon>
          <draw:line draw:style-name="gr4" draw:text-style-name="P1" draw:layer="layout" svg:x1="10.731cm" svg:y1="24.564cm" svg:x2="11.999cm" svg:y2="24.63cm">
            <text:p/>
          </draw:line>
          <draw:polygon draw:style-name="gr2" draw:text-style-name="P2" draw:layer="layout" svg:width="0.071cm" svg:height="0.669cm" draw:transform="rotate (-1.62315620435473) translate (11.3029941521816cm 26.4309379103216cm)" svg:viewBox="0 0 72 670" draw:points="0,670 72,670 72,0 0,0">
            <text:p/>
          </draw:polygon>
          <draw:polygon draw:style-name="gr3" draw:text-style-name="P3" draw:layer="layout" svg:width="0.071cm" svg:height="0.601cm" draw:transform="rotate (-1.62315620435473) translate (11.9031705025691cm 26.4623918200236cm)" svg:viewBox="0 0 72 602" draw:points="0,602 72,602 72,0 0,0">
            <text:p/>
          </draw:polygon>
          <draw:polygon draw:style-name="gr2" draw:text-style-name="P2" draw:layer="layout" svg:width="0.07cm" svg:height="0.652cm" draw:transform="rotate (-1.62315620435473) translate (11.2823015971975cm 26.5009508960331cm)" svg:viewBox="0 0 71 653" draw:points="0,653 71,653 71,0 0,0">
            <text:p/>
          </draw:polygon>
          <draw:polygon draw:style-name="gr3" draw:text-style-name="P3" draw:layer="layout" svg:width="0.07cm" svg:height="0.618cm" draw:transform="rotate (-1.62315620435473) translate (11.8994546496759cm 26.5332945169912cm)" svg:viewBox="0 0 71 619" draw:points="0,619 71,619 71,0 0,0">
            <text:p/>
          </draw:polygon>
          <draw:polygon draw:style-name="gr2" draw:text-style-name="P2" draw:layer="layout" svg:width="0.071cm" svg:height="0.565cm" draw:transform="rotate (-1.62315620435473) translate (11.1917573107369cm 26.5663017352728cm)" svg:viewBox="0 0 72 566" draw:points="0,566 72,566 72,0 0,0">
            <text:p/>
          </draw:polygon>
          <draw:polygon draw:style-name="gr3" draw:text-style-name="P3" draw:layer="layout" svg:width="0.071cm" svg:height="0.705cm" draw:transform="rotate (-1.62315620435473) translate (11.8957911327389cm 26.603198584424cm)" svg:viewBox="0 0 72 706" draw:points="0,706 72,706 72,0 0,0">
            <text:p/>
          </draw:polygon>
          <draw:line draw:style-name="gr4" draw:text-style-name="P1" draw:layer="layout" svg:x1="10.635cm" svg:y1="26.396cm" svg:x2="11.903cm" svg:y2="26.462cm">
            <text:p/>
          </draw:line>
          <draw:polygon draw:style-name="gr2" draw:text-style-name="P2" draw:layer="layout" svg:width="0.07cm" svg:height="1.229cm" draw:transform="rotate (-1.62315620435473) translate (11.8511314689207cm 26.6719555071857cm)" svg:viewBox="0 0 71 1230" draw:points="0,1230 71,1230 71,0 0,0">
            <text:p/>
          </draw:polygon>
          <draw:polygon draw:style-name="gr3" draw:text-style-name="P3" draw:layer="layout" svg:width="0.07cm" svg:height="0.041cm" draw:transform="rotate (-1.62315620435473) translate (11.8920752798456cm 26.6741012813916cm)" svg:viewBox="0 0 71 42" draw:points="0,42 71,42 71,0 0,0">
            <text:p/>
          </draw:polygon>
          <draw:polygon draw:style-name="gr2" draw:text-style-name="P2" draw:layer="layout" svg:width="0.072cm" svg:height="1.229cm" draw:transform="rotate (-1.62315620435473) translate (11.8474679519837cm 26.7418595746185cm)" svg:viewBox="0 0 73 1230" draw:points="0,1230 73,1230 73,0 0,0">
            <text:p/>
          </draw:polygon>
          <draw:polygon draw:style-name="gr3" draw:text-style-name="P3" draw:layer="layout" svg:width="0.072cm" svg:height="0.041cm" draw:transform="rotate (-1.62315620435473) translate (11.8884117629086cm 26.7440053488244cm)" svg:viewBox="0 0 73 42" draw:points="0,42 73,42 73,0 0,0">
            <text:p/>
          </draw:polygon>
          <draw:polygon draw:style-name="gr2" draw:text-style-name="P2" draw:layer="layout" svg:width="0.07cm" svg:height="1.228cm" draw:transform="rotate (-1.62315620435473) translate (11.8427534695557cm 26.8127099356298cm)" svg:viewBox="0 0 71 1229" draw:points="0,1229 71,1229 71,0 0,0">
            <text:p/>
          </draw:polygon>
          <draw:polygon draw:style-name="gr3" draw:text-style-name="P3" draw:layer="layout" svg:width="0.07cm" svg:height="0.042cm" draw:transform="rotate (-1.62315620435473) translate (11.8846959100154cm 26.814908045792cm)" svg:viewBox="0 0 71 43" draw:points="0,43 71,43 71,0 0,0">
            <text:p/>
          </draw:polygon>
          <draw:polygon draw:style-name="gr2" draw:text-style-name="P2" draw:layer="layout" svg:width="0.071cm" svg:height="1.225cm" draw:transform="rotate (-1.62315620435473) translate (11.8360940640144cm 26.8824569951939cm)" svg:viewBox="0 0 72 1226" draw:points="0,1226 72,1226 72,0 0,0">
            <text:p/>
          </draw:polygon>
          <draw:polygon draw:style-name="gr3" draw:text-style-name="P3" draw:layer="layout" svg:width="0.071cm" svg:height="0.045cm" draw:transform="rotate (-1.62315620435473) translate (11.8810323930784cm 26.8848121132248cm)" svg:viewBox="0 0 72 46" draw:points="0,46 72,46 72,0 0,0">
            <text:p/>
          </draw:polygon>
          <draw:polygon draw:style-name="gr2" draw:text-style-name="P2" draw:layer="layout" svg:width="0.07cm" svg:height="1.218cm" draw:transform="rotate (-1.62315620435473) translate (11.8253878043779cm 26.9529933404678cm)" svg:viewBox="0 0 71 1219" draw:points="0,1219 71,1219 71,0 0,0">
            <text:p/>
          </draw:polygon>
          <draw:polygon draw:style-name="gr3" draw:text-style-name="P3" draw:layer="layout" svg:width="0.07cm" svg:height="0.052cm" draw:transform="rotate (-1.62315620435473) translate (11.8773165401851cm 26.9557148101924cm)" svg:viewBox="0 0 71 53" draw:points="0,53 71,53 71,0 0,0">
            <text:p/>
          </draw:polygon>
          <draw:polygon draw:style-name="gr2" draw:text-style-name="P2" draw:layer="layout" svg:width="0.071cm" svg:height="0.763cm" draw:transform="rotate (-1.62315620435473) translate (11.3673478491275cm 26.9990845478101cm)" svg:viewBox="0 0 72 764" draw:points="0,764 72,764 72,0 0,0">
            <text:p/>
          </draw:polygon>
          <draw:polygon draw:style-name="gr3" draw:text-style-name="P3" draw:layer="layout" svg:width="0.071cm" svg:height="0.507cm" draw:transform="rotate (-1.62315620435473) translate (11.8736530232481cm 27.0256188776252cm)" svg:viewBox="0 0 72 508" draw:points="0,508 72,508 72,0 0,0">
            <text:p/>
          </draw:polygon>
          <draw:polygon draw:style-name="gr2" draw:text-style-name="P2" draw:layer="layout" svg:width="0.071cm" svg:height="0.716cm" draw:transform="rotate (-1.62315620435473) translate (11.3166964081008cm 27.0675274548342cm)" svg:viewBox="0 0 72 717" draw:points="0,717 72,717 72,0 0,0">
            <text:p/>
          </draw:polygon>
          <draw:polygon draw:style-name="gr3" draw:text-style-name="P3" draw:layer="layout" svg:width="0.071cm" svg:height="0.554cm" draw:transform="rotate (-1.62315620435473) translate (11.8699371703548cm 27.0965215745928cm)" svg:viewBox="0 0 72 555" draw:points="0,555 72,555 72,0 0,0">
            <text:p/>
          </draw:polygon>
          <draw:polygon draw:style-name="gr2" draw:text-style-name="P2" draw:layer="layout" svg:width="0.07cm" svg:height="0.678cm" draw:transform="rotate (-1.62315620435473) translate (11.2750326328869cm 27.1364413854646cm)" svg:viewBox="0 0 71 679" draw:points="0,679 71,679 71,0 0,0">
            <text:p/>
          </draw:polygon>
          <draw:polygon draw:style-name="gr3" draw:text-style-name="P3" draw:layer="layout" svg:width="0.07cm" svg:height="0.592cm" draw:transform="rotate (-1.62315620435473) translate (11.8662213174616cm 27.1674242715604cm)" svg:viewBox="0 0 71 593" draw:points="0,593 71,593 71,0 0,0">
            <text:p/>
          </draw:polygon>
          <draw:polygon draw:style-name="gr2" draw:text-style-name="P2" draw:layer="layout" svg:width="0.071cm" svg:height="0.673cm" draw:transform="rotate (-1.62315620435473) translate (11.2663759682761cm 27.2060837731162cm)" svg:viewBox="0 0 72 674" draw:points="0,674 72,674 72,0 0,0">
            <text:p/>
          </draw:polygon>
          <draw:polygon draw:style-name="gr3" draw:text-style-name="P3" draw:layer="layout" svg:width="0.071cm" svg:height="0.597cm" draw:transform="rotate (-1.62315620435473) translate (11.8625578005246cm 27.2373283389932cm)" svg:viewBox="0 0 72 598" draw:points="0,598 72,598 72,0 0,0">
            <text:p/>
          </draw:polygon>
          <draw:polygon draw:style-name="gr2" draw:text-style-name="P2" draw:layer="layout" svg:width="0.07cm" svg:height="0.669cm" draw:transform="rotate (-1.62315620435473) translate (11.2586655972438cm 27.2767771262588cm)" svg:viewBox="0 0 71 670" draw:points="0,670 71,670 71,0 0,0">
            <text:p/>
          </draw:polygon>
          <draw:polygon draw:style-name="gr3" draw:text-style-name="P3" draw:layer="layout" svg:width="0.07cm" svg:height="0.601cm" draw:transform="rotate (-1.62315620435473) translate (11.8588419476313cm 27.3082310359608cm)" svg:viewBox="0 0 71 602" draw:points="0,602 71,602 71,0 0,0">
            <text:p/>
          </draw:polygon>
          <draw:polygon draw:style-name="gr2" draw:text-style-name="P2" draw:layer="layout" svg:width="0.071cm" svg:height="0.637cm" draw:transform="rotate (-1.62315620435473) translate (11.2230459351947cm 27.3450064430918cm)" svg:viewBox="0 0 72 638" draw:points="0,638 72,638 72,0 0,0">
            <text:p/>
          </draw:polygon>
          <draw:polygon draw:style-name="gr3" draw:text-style-name="P3" draw:layer="layout" svg:width="0.071cm" svg:height="0.633cm" draw:transform="rotate (-1.62315620435473) translate (11.8551784306943cm 27.3781351033936cm)" svg:viewBox="0 0 72 634" draw:points="0,634 72,634 72,0 0,0">
            <text:p/>
          </draw:polygon>
          <draw:polygon draw:style-name="gr2" draw:text-style-name="P2" draw:layer="layout" svg:width="0.07cm" svg:height="0.622cm" draw:transform="rotate (-1.62315620435473) translate (11.2043506392801cm 27.4151241007157cm)" svg:viewBox="0 0 71 623" draw:points="0,623 71,623 71,0 0,0">
            <text:p/>
          </draw:polygon>
          <draw:polygon draw:style-name="gr3" draw:text-style-name="P3" draw:layer="layout" svg:width="0.07cm" svg:height="0.648cm" draw:transform="rotate (-1.62315620435473) translate (11.8514625778011cm 27.4490378003612cm)" svg:viewBox="0 0 71 649" draw:points="0,649 71,649 71,0 0,0">
            <text:p/>
          </draw:polygon>
          <draw:polygon draw:style-name="gr2" draw:text-style-name="P2" draw:layer="layout" svg:width="0.071cm" svg:height="0.617cm" draw:transform="rotate (-1.62315620435473) translate (11.1956939746693cm 27.4847664883673cm)" svg:viewBox="0 0 72 618" draw:points="0,618 72,618 72,0 0,0">
            <text:p/>
          </draw:polygon>
          <draw:polygon draw:style-name="gr3" draw:text-style-name="P3" draw:layer="layout" svg:width="0.071cm" svg:height="0.653cm" draw:transform="rotate (-1.62315620435473) translate (11.8477990608641cm 27.518941867794cm)" svg:viewBox="0 0 72 654" draw:points="0,654 72,654 72,0 0,0">
            <text:p/>
          </draw:polygon>
          <draw:polygon draw:style-name="gr2" draw:text-style-name="P2" draw:layer="layout" svg:width="0.07cm" svg:height="0.612cm" draw:transform="rotate (-1.62315620435473) translate (11.1869849741023cm 27.5554075055537cm)" svg:viewBox="0 0 71 613" draw:points="0,613 71,613 71,0 0,0">
            <text:p/>
          </draw:polygon>
          <draw:polygon draw:style-name="gr3" draw:text-style-name="P3" draw:layer="layout" svg:width="0.07cm" svg:height="0.658cm" draw:transform="rotate (-1.62315620435473) translate (11.8440832079708cm 27.5898445647616cm)" svg:viewBox="0 0 71 659" draw:points="0,659 71,659 71,0 0,0">
            <text:p/>
          </draw:polygon>
          <draw:polygon draw:style-name="gr2" draw:text-style-name="P2" draw:layer="layout" svg:width="0.071cm" svg:height="0.608cm" draw:transform="rotate (-1.62315620435473) translate (11.1793269390263cm 27.6251022291616cm)" svg:viewBox="0 0 72 609" draw:points="0,609 72,609 72,0 0,0">
            <text:p/>
          </draw:polygon>
          <draw:polygon draw:style-name="gr3" draw:text-style-name="P3" draw:layer="layout" svg:width="0.071cm" svg:height="0.662cm" draw:transform="rotate (-1.62315620435473) translate (11.8404196910338cm 27.6597486321944cm)" svg:viewBox="0 0 72 663" draw:points="0,663 72,663 72,0 0,0">
            <text:p/>
          </draw:polygon>
          <draw:polygon draw:style-name="gr2" draw:text-style-name="P2" draw:layer="layout" svg:width="0.071cm" svg:height="0.58cm" draw:transform="rotate (-1.62315620435473) translate (11.1476494591599cm 27.6945395193543cm)" svg:viewBox="0 0 72 581" draw:points="0,581 72,581 72,0 0,0">
            <text:p/>
          </draw:polygon>
          <draw:polygon draw:style-name="gr3" draw:text-style-name="P3" draw:layer="layout" svg:width="0.071cm" svg:height="0.69cm" draw:transform="rotate (-1.62315620435473) translate (11.8367038381406cm 27.730651329162cm)" svg:viewBox="0 0 72 691" draw:points="0,691 72,691 72,0 0,0">
            <text:p/>
          </draw:polygon>
          <draw:polygon draw:style-name="gr2" draw:text-style-name="P2" draw:layer="layout" svg:width="0.07cm" svg:height="0.031cm" draw:transform="rotate (-1.62315620435473) translate (10.5956859916864cm 27.7367097763445cm)" svg:viewBox="0 0 71 32" draw:points="0,32 71,32 71,0 0,0">
            <text:p/>
          </draw:polygon>
          <draw:polygon draw:style-name="gr3" draw:text-style-name="P3" draw:layer="layout" svg:width="0.07cm" svg:height="1.239cm" draw:transform="rotate (-1.62315620435473) translate (11.8329879852473cm 27.8015540261295cm)" svg:viewBox="0 0 71 1240" draw:points="0,1240 71,1240 71,0 0,0">
            <text:p/>
          </draw:polygon>
          <draw:polygon draw:style-name="gr2" draw:text-style-name="P2" draw:layer="layout" svg:width="0.071cm" svg:height="0.022cm" draw:transform="rotate (-1.62315620435473) translate (10.5830348089366cm 27.8061428201712cm)" svg:viewBox="0 0 72 23" draw:points="0,23 72,23 72,0 0,0">
            <text:p/>
          </draw:polygon>
          <draw:polygon draw:style-name="gr3" draw:text-style-name="P3" draw:layer="layout" svg:width="0.071cm" svg:height="1.248cm" draw:transform="rotate (-1.62315620435473) translate (11.8293244683103cm 27.8714580935624cm)" svg:viewBox="0 0 72 1249" draw:points="0,1249 72,1249 72,0 0,0">
            <text:p/>
          </draw:polygon>
          <draw:polygon draw:style-name="gr2" draw:text-style-name="P2" draw:layer="layout" svg:width="0.07cm" svg:height="0.022cm" draw:transform="rotate (-1.62315620435473) translate (10.5793189560434cm 27.8770455171387cm)" svg:viewBox="0 0 71 23" draw:points="0,23 71,23 71,0 0,0">
            <text:p/>
          </draw:polygon>
          <draw:polygon draw:style-name="gr3" draw:text-style-name="P3" draw:layer="layout" svg:width="0.07cm" svg:height="1.248cm" draw:transform="rotate (-1.62315620435473) translate (11.8256086154171cm 27.9423607905299cm)" svg:viewBox="0 0 71 1249" draw:points="0,1249 71,1249 71,0 0,0">
            <text:p/>
          </draw:polygon>
          <draw:polygon draw:style-name="gr2" draw:text-style-name="P2" draw:layer="layout" svg:width="0.071cm" svg:height="0.021cm" draw:transform="rotate (-1.62315620435473) translate (10.5746568095716cm 27.9468972486153cm)" svg:viewBox="0 0 72 22" draw:points="0,22 72,22 72,0 0,0">
            <text:p/>
          </draw:polygon>
          <draw:polygon draw:style-name="gr3" draw:text-style-name="P3" draw:layer="layout" svg:width="0.071cm" svg:height="1.249cm" draw:transform="rotate (-1.62315620435473) translate (11.8219450984801cm 28.0122648579628cm)" svg:viewBox="0 0 72 1250" draw:points="0,1250 72,1250 72,0 0,0">
            <text:p/>
          </draw:polygon>
          <draw:polygon draw:style-name="gr2" draw:text-style-name="P2" draw:layer="layout" svg:width="0.07cm" svg:height="0.02cm" draw:transform="rotate (-1.62315620435473) translate (10.5699423271436cm 28.0177476096266cm)" svg:viewBox="0 0 71 21" draw:points="0,21 71,21 71,0 0,0">
            <text:p/>
          </draw:polygon>
          <draw:polygon draw:style-name="gr3" draw:text-style-name="P3" draw:layer="layout" svg:width="0.07cm" svg:height="1.25cm" draw:transform="rotate (-1.62315620435473) translate (11.8182292455868cm 28.0831675549303cm)" svg:viewBox="0 0 71 1251" draw:points="0,1251 71,1251 71,0 0,0">
            <text:p/>
          </draw:polygon>
          <draw:polygon draw:style-name="gr2" draw:text-style-name="P2" draw:layer="layout" svg:width="0.071cm" svg:height="0.019cm" draw:transform="rotate (-1.62315620435473) translate (10.5652801806718cm 28.0875993411032cm)" svg:viewBox="0 0 72 20" draw:points="0,20 72,20 72,0 0,0">
            <text:p/>
          </draw:polygon>
          <draw:polygon draw:style-name="gr3" draw:text-style-name="P3" draw:layer="layout" svg:width="0.071cm" svg:height="1.251cm" draw:transform="rotate (-1.62315620435473) translate (11.8145657286498cm 28.1530716223631cm)" svg:viewBox="0 0 72 1252" draw:points="0,1252 72,1252 72,0 0,0">
            <text:p/>
          </draw:polygon>
          <draw:polygon draw:style-name="gr2" draw:text-style-name="P2" draw:layer="layout" svg:width="0.07cm" svg:height="0.019cm" draw:transform="rotate (-1.62315620435473) translate (10.5615643277786cm 28.1585020380708cm)" svg:viewBox="0 0 71 20" draw:points="0,20 71,20 71,0 0,0">
            <text:p/>
          </draw:polygon>
          <draw:polygon draw:style-name="gr3" draw:text-style-name="P3" draw:layer="layout" svg:width="0.07cm" svg:height="1.251cm" draw:transform="rotate (-1.62315620435473) translate (11.8108498757566cm 28.2239743193307cm)" svg:viewBox="0 0 71 1252" draw:points="0,1252 71,1252 71,0 0,0">
            <text:p/>
          </draw:polygon>
          <draw:polygon draw:style-name="gr2" draw:text-style-name="P2" draw:layer="layout" svg:width="0.071cm" svg:height="0.019cm" draw:transform="rotate (-1.62315620435473) translate (10.5579008108416cm 28.2284061055036cm)" svg:viewBox="0 0 72 20" draw:points="0,20 72,20 72,0 0,0">
            <text:p/>
          </draw:polygon>
          <draw:polygon draw:style-name="gr3" draw:text-style-name="P3" draw:layer="layout" svg:width="0.071cm" svg:height="1.251cm" draw:transform="rotate (-1.62315620435473) translate (11.8071863588196cm 28.2938783867635cm)" svg:viewBox="0 0 72 1252" draw:points="0,1252 72,1252 72,0 0,0">
            <text:p/>
          </draw:polygon>
          <draw:polygon draw:style-name="gr2" draw:text-style-name="P2" draw:layer="layout" svg:width="0.071cm" svg:height="0.019cm" draw:transform="rotate (-1.62315620435473) translate (10.5541849579483cm 28.2993088024712cm)" svg:viewBox="0 0 72 20" draw:points="0,20 72,20 72,0 0,0">
            <text:p/>
          </draw:polygon>
          <draw:polygon draw:style-name="gr3" draw:text-style-name="P3" draw:layer="layout" svg:width="0.071cm" svg:height="1.251cm" draw:transform="rotate (-1.62315620435473) translate (11.8034705059263cm 28.3647810837311cm)" svg:viewBox="0 0 72 1252" draw:points="0,1252 72,1252 72,0 0,0">
            <text:p/>
          </draw:polygon>
          <draw:polygon draw:style-name="gr2" draw:text-style-name="P2" draw:layer="layout" svg:width="0.07cm" svg:height="0.019cm" draw:transform="rotate (-1.62315620435473) translate (10.5504691050551cm 28.3702114994388cm)" svg:viewBox="0 0 71 20" draw:points="0,20 71,20 71,0 0,0">
            <text:p/>
          </draw:polygon>
          <draw:polygon draw:style-name="gr3" draw:text-style-name="P3" draw:layer="layout" svg:width="0.07cm" svg:height="1.251cm" draw:transform="rotate (-1.62315620435473) translate (11.7997546530331cm 28.4356837806987cm)" svg:viewBox="0 0 71 1252" draw:points="0,1252 71,1252 71,0 0,0">
            <text:p/>
          </draw:polygon>
          <draw:polygon draw:style-name="gr2" draw:text-style-name="P2" draw:layer="layout" svg:width="0.071cm" svg:height="0.017cm" draw:transform="rotate (-1.62315620435473) translate (10.5448083290486cm 28.4400108949591cm)" svg:viewBox="0 0 72 18" draw:points="0,18 72,18 72,0 0,0">
            <text:p/>
          </draw:polygon>
          <draw:polygon draw:style-name="gr3" draw:text-style-name="P3" draw:layer="layout" svg:width="0.071cm" svg:height="1.253cm" draw:transform="rotate (-1.62315620435473) translate (11.7960911360961cm 28.5055878481315cm)" svg:viewBox="0 0 72 1254" draw:points="0,1254 72,1254 72,0 0,0">
            <text:p/>
          </draw:polygon>
          <draw:polygon draw:style-name="gr2" draw:text-style-name="P2" draw:layer="layout" svg:width="0.07cm" svg:height="0.017cm" draw:transform="rotate (-1.62315620435473) translate (10.5410924761553cm 28.5109135919267cm)" svg:viewBox="0 0 71 18" draw:points="0,18 71,18 71,0 0,0">
            <text:p/>
          </draw:polygon>
          <draw:polygon draw:style-name="gr3" draw:text-style-name="P3" draw:layer="layout" svg:width="0.07cm" svg:height="1.253cm" draw:transform="rotate (-1.62315620435473) translate (11.7923752832028cm 28.5764905450991cm)" svg:viewBox="0 0 71 1254" draw:points="0,1254 71,1254 71,0 0,0">
            <text:p/>
          </draw:polygon>
          <draw:polygon draw:style-name="gr2" draw:text-style-name="P2" draw:layer="layout" svg:width="0.071cm" svg:height="0.017cm" draw:transform="rotate (-1.62315620435473) translate (10.5374289592183cm 28.5808176593595cm)" svg:viewBox="0 0 72 18" draw:points="0,18 72,18 72,0 0,0">
            <text:p/>
          </draw:polygon>
          <draw:polygon draw:style-name="gr3" draw:text-style-name="P3" draw:layer="layout" svg:width="0.071cm" svg:height="1.253cm" draw:transform="rotate (-1.62315620435473) translate (11.7887117662658cm 28.6463946125319cm)" svg:viewBox="0 0 72 1254" draw:points="0,1254 72,1254 72,0 0,0">
            <text:p/>
          </draw:polygon>
          <draw:polygon draw:style-name="gr2" draw:text-style-name="P2" draw:layer="layout" svg:width="0.07cm" svg:height="0.016cm" draw:transform="rotate (-1.62315620435473) translate (10.5327144767903cm 28.6516680203708cm)" svg:viewBox="0 0 71 17" draw:points="0,17 71,17 71,0 0,0">
            <text:p/>
          </draw:polygon>
          <draw:polygon draw:style-name="gr3" draw:text-style-name="P3" draw:layer="layout" svg:width="0.07cm" svg:height="1.254cm" draw:transform="rotate (-1.62315620435473) translate (11.7849959133725cm 28.7172973094995cm)" svg:viewBox="0 0 71 1255" draw:points="0,1255 71,1255 71,0 0,0">
            <text:p/>
          </draw:polygon>
          <draw:line draw:style-name="gr4" draw:text-style-name="P1" draw:layer="layout" svg:x1="10.624cm" svg:y1="26.608cm" svg:x2="11.892cm" svg:y2="26.674cm">
            <text:p/>
          </draw:line>
          <draw:polygon draw:style-name="gr2" draw:text-style-name="P2" draw:layer="layout" svg:width="0.071cm" svg:height="1.229cm" draw:transform="rotate (-1.62315620435473) translate (11.7403885855106cm 28.7850556027263cm)" svg:viewBox="0 0 72 1230" draw:points="0,1230 72,1230 72,0 0,0">
            <text:p/>
          </draw:polygon>
          <draw:polygon draw:style-name="gr3" draw:text-style-name="P3" draw:layer="layout" svg:width="0.071cm" svg:height="0.041cm" draw:transform="rotate (-1.62315620435473) translate (11.7813323964355cm 28.7872013769323cm)" svg:viewBox="0 0 72 42" draw:points="0,42 72,42 72,0 0,0">
            <text:p/>
          </draw:polygon>
          <draw:polygon draw:style-name="gr2" draw:text-style-name="P2" draw:layer="layout" svg:width="0.07cm" svg:height="1.225cm" draw:transform="rotate (-1.62315620435473) translate (11.7326782144783cm 28.8557489558689cm)" svg:viewBox="0 0 71 1226" draw:points="0,1226 71,1226 71,0 0,0">
            <text:p/>
          </draw:polygon>
          <draw:polygon draw:style-name="gr3" draw:text-style-name="P3" draw:layer="layout" svg:width="0.07cm" svg:height="0.045cm" draw:transform="rotate (-1.62315620435473) translate (11.7776165435423cm 28.8581040738999cm)" svg:viewBox="0 0 71 46" draw:points="0,46 71,46 71,0 0,0">
            <text:p/>
          </draw:polygon>
          <draw:polygon draw:style-name="gr2" draw:text-style-name="P2" draw:layer="layout" svg:width="0.071cm" svg:height="0.754cm" draw:transform="rotate (-1.62315620435473) translate (11.2586601866719cm 28.9010027879113cm)" svg:viewBox="0 0 72 755" draw:points="0,755 72,755 72,0 0,0">
            <text:p/>
          </draw:polygon>
          <draw:polygon draw:style-name="gr3" draw:text-style-name="P3" draw:layer="layout" svg:width="0.071cm" svg:height="0.516cm" draw:transform="rotate (-1.62315620435473) translate (11.7739530266053cm 28.9280081413327cm)" svg:viewBox="0 0 72 517" draw:points="0,517 72,517 72,0 0,0">
            <text:p/>
          </draw:polygon>
          <draw:polygon draw:style-name="gr2" draw:text-style-name="P2" draw:layer="layout" svg:width="0.071cm" svg:height="0.685cm" draw:transform="rotate (-1.62315620435473) translate (11.1860388958806cm 28.9682943038981cm)" svg:viewBox="0 0 72 686" draw:points="0,686 72,686 72,0 0,0">
            <text:p/>
          </draw:polygon>
          <draw:polygon draw:style-name="gr3" draw:text-style-name="P3" draw:layer="layout" svg:width="0.071cm" svg:height="0.585cm" draw:transform="rotate (-1.62315620435473) translate (11.770237173712cm 28.9989108383003cm)" svg:viewBox="0 0 72 586" draw:points="0,586 72,586 72,0 0,0">
            <text:p/>
          </draw:polygon>
          <draw:polygon draw:style-name="gr2" draw:text-style-name="P2" draw:layer="layout" svg:width="0.07cm" svg:height="0.685cm" draw:transform="rotate (-1.62315620435473) translate (11.1823230429874cm 29.0391970008657cm)" svg:viewBox="0 0 71 686" draw:points="0,686 71,686 71,0 0,0">
            <text:p/>
          </draw:polygon>
          <draw:polygon draw:style-name="gr3" draw:text-style-name="P3" draw:layer="layout" svg:width="0.07cm" svg:height="0.585cm" draw:transform="rotate (-1.62315620435473) translate (11.7665213208188cm 29.0698135352678cm)" svg:viewBox="0 0 71 586" draw:points="0,586 71,586 71,0 0,0">
            <text:p/>
          </draw:polygon>
          <draw:polygon draw:style-name="gr2" draw:text-style-name="P2" draw:layer="layout" svg:width="0.071cm" svg:height="0.65cm" draw:transform="rotate (-1.62315620435473) translate (11.1437074923339cm 29.10726930983cm)" svg:viewBox="0 0 72 651" draw:points="0,651 72,651 72,0 0,0">
            <text:p/>
          </draw:polygon>
          <draw:polygon draw:style-name="gr3" draw:text-style-name="P3" draw:layer="layout" svg:width="0.071cm" svg:height="0.62cm" draw:transform="rotate (-1.62315620435473) translate (11.7628578038818cm 29.1397176027007cm)" svg:viewBox="0 0 72 621" draw:points="0,621 72,621 72,0 0,0">
            <text:p/>
          </draw:polygon>
          <draw:polygon draw:style-name="gr2" draw:text-style-name="P2" draw:layer="layout" svg:width="0.07cm" svg:height="0.64cm" draw:transform="rotate (-1.62315620435473) translate (11.1300053440932cm 29.1776486472352cm)" svg:viewBox="0 0 71 641" draw:points="0,641 71,641 71,0 0,0">
            <text:p/>
          </draw:polygon>
          <draw:polygon draw:style-name="gr3" draw:text-style-name="P3" draw:layer="layout" svg:width="0.07cm" svg:height="0.63cm" draw:transform="rotate (-1.62315620435473) translate (11.7591419509885cm 29.2106202996682cm)" svg:viewBox="0 0 71 631" draw:points="0,631 71,631 71,0 0,0">
            <text:p/>
          </draw:polygon>
          <draw:polygon draw:style-name="gr2" draw:text-style-name="P2" draw:layer="layout" svg:width="0.071cm" svg:height="0.638cm" draw:transform="rotate (-1.62315620435473) translate (11.1243445680866cm 29.2474480427555cm)" svg:viewBox="0 0 72 639" draw:points="0,639 72,639 72,0 0,0">
            <text:p/>
          </draw:polygon>
          <draw:polygon draw:style-name="gr3" draw:text-style-name="P3" draw:layer="layout" svg:width="0.071cm" svg:height="0.632cm" draw:transform="rotate (-1.62315620435473) translate (11.7554784340515cm 29.2805243671011cm)" svg:viewBox="0 0 72 633" draw:points="0,633 72,633 72,0 0,0">
            <text:p/>
          </draw:polygon>
          <draw:polygon draw:style-name="gr2" draw:text-style-name="P2" draw:layer="layout" svg:width="0.07cm" svg:height="0.616cm" draw:transform="rotate (-1.62315620435473) translate (11.0986588654288cm 29.3171993486857cm)" svg:viewBox="0 0 71 617" draw:points="0,617 71,617 71,0 0,0">
            <text:p/>
          </draw:polygon>
          <draw:polygon draw:style-name="gr3" draw:text-style-name="P3" draw:layer="layout" svg:width="0.07cm" svg:height="0.654cm" draw:transform="rotate (-1.62315620435473) translate (11.7517625811583cm 29.3514270640686cm)" svg:viewBox="0 0 71 655" draw:points="0,655 71,655 71,0 0,0">
            <text:p/>
          </draw:polygon>
          <draw:polygon draw:style-name="gr2" draw:text-style-name="P2" draw:layer="layout" svg:width="0.071cm" svg:height="0.044cm" draw:transform="rotate (-1.62315620435473) translate (10.5237792546122cm 29.3571672491476cm)" svg:viewBox="0 0 72 45" draw:points="0,45 72,45 72,0 0,0">
            <text:p/>
          </draw:polygon>
          <draw:polygon draw:style-name="gr3" draw:text-style-name="P3" draw:layer="layout" svg:width="0.071cm" svg:height="1.226cm" draw:transform="rotate (-1.62315620435473) translate (11.7480990642213cm 29.4213311315014cm)" svg:viewBox="0 0 72 1227" draw:points="0,1227 72,1227 72,0 0,0">
            <text:p/>
          </draw:polygon>
          <draw:line draw:style-name="gr4" draw:text-style-name="P1" draw:layer="layout" svg:x1="10.513cm" svg:y1="28.721cm" svg:x2="11.781cm" svg:y2="28.787cm">
            <text:p/>
          </draw:line>
          <draw:polygon draw:style-name="gr2" draw:text-style-name="P2" draw:layer="layout" svg:width="0.07cm" svg:height="0.751cm" draw:transform="rotate (-1.62315620435473) translate (11.2260944827904cm 29.4650714671789cm)" svg:viewBox="0 0 71 752" draw:points="0,752 71,752 71,0 0,0">
            <text:p/>
          </draw:polygon>
          <draw:polygon draw:style-name="gr3" draw:text-style-name="P3" draw:layer="layout" svg:width="0.07cm" svg:height="0.519cm" draw:transform="rotate (-1.62315620435473) translate (11.744383211328cm 29.492233828469cm)" svg:viewBox="0 0 71 520" draw:points="0,520 71,520 71,0 0,0">
            <text:p/>
          </draw:polygon>
          <draw:polygon draw:style-name="gr2" draw:text-style-name="P2" draw:layer="layout" svg:width="0.071cm" svg:height="0.693cm" draw:transform="rotate (-1.62315620435473) translate (11.1645104528376cm 29.5319400491497cm)" svg:viewBox="0 0 72 694" draw:points="0,694 72,694 72,0 0,0">
            <text:p/>
          </draw:polygon>
          <draw:polygon draw:style-name="gr3" draw:text-style-name="P3" draw:layer="layout" svg:width="0.071cm" svg:height="0.577cm" draw:transform="rotate (-1.62315620435473) translate (11.740719694391cm 29.5621378959019cm)" svg:viewBox="0 0 72 578" draw:points="0,578 72,578 72,0 0,0">
            <text:p/>
          </draw:polygon>
          <draw:polygon draw:style-name="gr2" draw:text-style-name="P2" draw:layer="layout" svg:width="0.071cm" svg:height="0.657cm" draw:transform="rotate (-1.62315620435473) translate (11.1248439366932cm 29.6009586516925cm)" svg:viewBox="0 0 72 658" draw:points="0,658 72,658 72,0 0,0">
            <text:p/>
          </draw:polygon>
          <draw:polygon draw:style-name="gr3" draw:text-style-name="P3" draw:layer="layout" svg:width="0.071cm" svg:height="0.613cm" draw:transform="rotate (-1.62315620435473) translate (11.7370038414978cm 29.6330405928694cm)" svg:viewBox="0 0 72 614" draw:points="0,614 72,614 72,0 0,0">
            <text:p/>
          </draw:polygon>
          <draw:line draw:style-name="gr4" draw:text-style-name="P1" draw:layer="layout" svg:x1="10.476cm" svg:y1="29.426cm" svg:x2="11.744cm" svg:y2="29.492cm">
            <text:p/>
          </draw:line>
          <draw:polygon draw:style-name="gr2" draw:text-style-name="P2" draw:layer="layout" svg:width="0.07cm" svg:height="0.019cm" draw:transform="rotate (-1.62315620435473) translate (10.4840024406266cm 29.6384710085771cm)" svg:viewBox="0 0 71 20" draw:points="0,20 71,20 71,0 0,0">
            <text:p/>
          </draw:polygon>
          <draw:polygon draw:style-name="gr3" draw:text-style-name="P3" draw:layer="layout" svg:width="0.07cm" svg:height="1.251cm" draw:transform="rotate (-1.62315620435473) translate (11.7332879886045cm 29.703943289837cm)" svg:viewBox="0 0 71 1252" draw:points="0,1252 71,1252 71,0 0,0">
            <text:p/>
          </draw:polygon>
          <draw:line draw:style-name="gr4" draw:text-style-name="P1" draw:layer="layout" svg:x1="10.465cm" svg:y1="29.637cm" svg:x2="11.733cm" svg:y2="29.703cm">
            <text:p/>
          </draw:line>
          <draw:frame draw:style-name="gr5" draw:text-style-name="P5" draw:layer="layout" svg:width="0.777cm" svg:height="0.276cm" draw:transform="rotate (-0.575958653158129) translate (10.744cm 9.461cm)">
            <draw:text-box>
              <text:p text:style-name="P4"><text:span text:style-name="T1">Ch'Ơm</text:span></text:p>
            </draw:text-box>
          </draw:frame>
          <draw:frame draw:style-name="gr6" draw:text-style-name="P5" draw:layer="layout" svg:width="1.209cm" svg:height="0.276cm" draw:transform="rotate (-0.575958653158129) translate (9.968cm 9.48cm)">
            <draw:text-box>
              <text:p text:style-name="P4"><text:span text:style-name="T1">ChungTam</text:span></text:p>
            </draw:text-box>
          </draw:frame>
          <draw:frame draw:style-name="gr7" draw:text-style-name="P5" draw:layer="layout" svg:width="0.806cm" svg:height="0.276cm" draw:transform="rotate (-0.575958653158129) translate (10.662cm 10.547cm)">
            <draw:text-box>
              <text:p text:style-name="P4"><text:span text:style-name="T1">ConPin</text:span></text:p>
            </draw:text-box>
          </draw:frame>
          <draw:frame draw:style-name="gr8" draw:text-style-name="P5" draw:layer="layout" svg:width="0.929cm" svg:height="0.276cm" draw:transform="rotate (-0.575958653158129) translate (10.518cm 11.257cm)">
            <draw:text-box>
              <text:p text:style-name="P4"><text:span text:style-name="T1">ĐắkViên</text:span></text:p>
            </draw:text-box>
          </draw:frame>
          <draw:frame draw:style-name="gr9" draw:text-style-name="P7" draw:layer="layout" svg:width="0.967cm" svg:height="0.276cm" draw:transform="rotate (-0.575958653158129) translate (10.562cm 11.725cm)">
            <draw:text-box>
              <text:p text:style-name="P6"><text:span text:style-name="T1">LộcBông</text:span></text:p>
            </draw:text-box>
          </draw:frame>
          <draw:frame draw:style-name="gr10" draw:text-style-name="P5" draw:layer="layout" svg:width="1.386cm" svg:height="0.276cm" draw:transform="rotate (-0.575958653158129) translate (9.887cm 15.75cm)">
            <draw:text-box>
              <text:p text:style-name="P4"><text:span text:style-name="T1">MăngRương</text:span></text:p>
            </draw:text-box>
          </draw:frame>
          <draw:frame draw:style-name="gr11" draw:text-style-name="P5" draw:layer="layout" svg:width="0.679cm" svg:height="0.276cm" draw:transform="rotate (-0.575958653158129) translate (9.865cm 16.407cm)">
            <draw:text-box>
              <text:p text:style-name="P4"><text:span text:style-name="T1">MôLút</text:span></text:p>
            </draw:text-box>
          </draw:frame>
          <draw:frame draw:style-name="gr12" draw:text-style-name="P5" draw:layer="layout" svg:width="1.522cm" svg:height="0.276cm" draw:transform="rotate (-0.575958653158129) translate (8.943cm 16.228cm)">
            <draw:text-box>
              <text:p text:style-name="P4"><text:span text:style-name="T1">MườngHoong</text:span></text:p>
            </draw:text-box>
          </draw:frame>
          <draw:frame draw:style-name="gr13" draw:text-style-name="P5" draw:layer="layout" svg:width="1.145cm" svg:height="0.276cm" draw:transform="rotate (-0.575958653158129) translate (10.009cm 17.391cm)">
            <draw:text-box>
              <text:p text:style-name="P4"><text:span text:style-name="T1">PhướcLộc</text:span></text:p>
            </draw:text-box>
          </draw:frame>
          <draw:frame draw:style-name="gr14" draw:text-style-name="P5" draw:layer="layout" svg:width="0.815cm" svg:height="0.276cm" draw:transform="rotate (-0.575958653158129) translate (10.219cm 18.857cm)">
            <draw:text-box>
              <text:p text:style-name="P4"><text:span text:style-name="T1">TắkLan</text:span></text:p>
            </draw:text-box>
          </draw:frame>
          <draw:frame draw:style-name="gr15" draw:text-style-name="P5" draw:layer="layout" svg:width="0.857cm" svg:height="0.276cm" draw:transform="rotate (-0.575958653158129) translate (10.071cm 20.992cm)">
            <draw:text-box>
              <text:p text:style-name="P4"><text:span text:style-name="T1">TắkNgo</text:span></text:p>
            </draw:text-box>
          </draw:frame>
          <draw:frame draw:style-name="gr16" draw:text-style-name="P5" draw:layer="layout" svg:width="0.993cm" svg:height="0.276cm" draw:transform="rotate (-0.575958653158129) translate (9.852cm 22.906cm)">
            <draw:text-box>
              <text:p text:style-name="P4"><text:span text:style-name="T1">TắkRâng</text:span></text:p>
            </draw:text-box>
          </draw:frame>
          <draw:frame draw:style-name="gr17" draw:text-style-name="P5" draw:layer="layout" svg:width="0.747cm" svg:height="0.276cm" draw:transform="rotate (-0.575958653158129) translate (9.958cm 24.967cm)">
            <draw:text-box>
              <text:p text:style-name="P4"><text:span text:style-name="T1">TắkTúi</text:span></text:p>
            </draw:text-box>
          </draw:frame>
          <draw:frame draw:style-name="gr18" draw:text-style-name="P5" draw:layer="layout" svg:width="1.399cm" svg:height="0.276cm" draw:transform="rotate (-0.575958653158129) translate (9.356cm 25.659cm)">
            <draw:text-box>
              <text:p text:style-name="P4"><text:span text:style-name="T1">TràCang_H3</text:span></text:p>
            </draw:text-box>
          </draw:frame>
          <draw:frame draw:style-name="gr19" draw:text-style-name="P7" draw:layer="layout" svg:width="1.791cm" svg:height="0.551cm" draw:transform="rotate (-0.575958653158129) translate (9.046cm 26.643cm)">
            <draw:text-box>
              <text:p text:style-name="P6"><text:span text:style-name="T1">TraLinh </text:span><text:span text:style-name="T1">drug</text:span></text:p>
              <text:p text:style-name="P6"><text:span text:style-name="T1">Materia</text:span><text:span text:style-name="T1">ls farm</text:span></text:p>
            </draw:text-box>
          </draw:frame>
          <draw:frame draw:style-name="gr20" draw:text-style-name="P5" draw:layer="layout" svg:width="1.276cm" svg:height="0.276cm" draw:transform="rotate (-0.575958653158129) translate (9.326cm 28.277cm)">
            <draw:text-box>
              <text:p text:style-name="P4"><text:span text:style-name="T1">TràLinh_H3</text:span></text:p>
            </draw:text-box>
          </draw:frame>
          <draw:frame draw:style-name="gr21" draw:text-style-name="P5" draw:layer="layout" svg:width="0.883cm" svg:height="0.276cm" draw:transform="rotate (-0.575958653158129) translate (9.537cm 28.836cm)">
            <draw:text-box>
              <text:p text:style-name="P4"><text:span text:style-name="T1">Trà</text:span><text:span text:style-name="T1">Na</text:span><text:span text:style-name="T1">m</text:span></text:p>
            </draw:text-box>
          </draw:frame>
          <draw:frame draw:style-name="gr22" draw:text-style-name="P5" draw:layer="layout" svg:width="0.438cm" svg:height="0.276cm" draw:transform="rotate (-0.575958653158129) translate (9.995cm 29.372cm)">
            <draw:text-box>
              <text:p text:style-name="P4"><text:span text:style-name="T1">Xốp</text:span></text:p>
            </draw:text-box>
          </draw:frame>
          <draw:frame draw:style-name="gr23" draw:text-style-name="P5" draw:layer="layout" svg:width="1.153cm" svg:height="0.276cm" draw:transform="rotate (-0.575958653158129) translate (10.176cm 14.077cm)">
            <draw:text-box>
              <text:p text:style-name="P4"><text:span text:style-name="T1">MăngLùn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5cm" fo:margin-right="0.5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6-16T00:34:14.694264733</dc:date>
    <meta:editing-duration>PT8H27M47S</meta:editing-duration>
    <meta:editing-cycles>2</meta:editing-cycles>
    <meta:generator>LibreOffice/6.0.7.3$Linux_X86_64 LibreOffice_project/00m0$Build-3</meta:generator>
    <meta:document-statistic meta:object-count="604"/>
  </office:meta>
</office:document-meta>
</file>